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ro8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99" fo:border="0.06pt solid #000000"/>
    </style:style>
    <style:style style:name="ce7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3">
      <style:table-cell-properties fo:background-color="#99ff99" fo:border="0.06pt solid #000000"/>
    </style:style>
    <style:style style:name="ce11" style:family="table-cell" style:parent-style-name="Default">
      <style:table-cell-properties fo:background-color="#99ff99" fo:wrap-option="wrap" fo:border="0.06pt solid #000000"/>
    </style:style>
    <style:style style:name="ce12" style:family="table-cell" style:parent-style-name="Default" style:data-style-name="N2">
      <style:table-cell-properties fo:background-color="#99ff99" fo:border="0.06pt solid #000000"/>
    </style:style>
    <style:style style:name="ce13" style:family="table-cell" style:parent-style-name="Default" style:data-style-name="N4">
      <style:table-cell-properties fo:background-color="#99ff99" fo:border="0.06pt solid #000000"/>
    </style:style>
    <style:style style:name="ce14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 style:data-style-name="N3">
      <style:table-cell-properties fo:background-color="#ffff99" fo:border="0.06pt solid #000000"/>
    </style:style>
    <style:style style:name="ce18" style:family="table-cell" style:parent-style-name="Default">
      <style:table-cell-properties fo:background-color="#ffff99" fo:wrap-option="wrap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4">
      <style:table-cell-properties fo:background-color="#ffff99" fo:border="0.06pt solid #000000"/>
    </style:style>
    <style:style style:name="ce2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cc00" fo:wrap-option="wrap" fo:border="0.06pt solid #000000"/>
    </style:style>
    <style:style style:name="ce23" style:family="table-cell" style:parent-style-name="Default">
      <style:table-cell-properties fo:background-color="#ffcc00" fo:border="0.06pt solid #000000"/>
    </style:style>
    <style:style style:name="ce24" style:family="table-cell" style:parent-style-name="Default" style:data-style-name="N2">
      <style:table-cell-properties fo:background-color="#ffcc00" fo:border="0.06pt solid #000000"/>
    </style:style>
    <style:style style:name="ce25" style:family="table-cell" style:parent-style-name="Default">
      <style:table-cell-properties fo:background-color="#99ffff" fo:border="0.06pt solid #000000"/>
    </style:style>
    <style:style style:name="ce26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99ffff" fo:border="0.06pt solid #000000"/>
    </style:style>
    <style:style style:name="ce28" style:family="table-cell" style:parent-style-name="Default">
      <style:table-cell-properties fo:background-color="#99ffff" fo:wrap-option="wrap" fo:border="0.06pt solid #000000"/>
    </style:style>
    <style:style style:name="ce29" style:family="table-cell" style:parent-style-name="Default" style:data-style-name="N2">
      <style:table-cell-properties fo:background-color="#99ffff" fo:border="0.06pt solid #000000"/>
    </style:style>
    <style:style style:name="ce30" style:family="table-cell" style:parent-style-name="Default" style:data-style-name="N4">
      <style:table-cell-properties fo:background-color="#99ffff" fo:border="0.06pt solid #000000"/>
    </style:style>
    <style:style style:name="ce31" style:family="table-cell" style:parent-style-name="Default">
      <style:table-cell-properties fo:background-color="#ff9999" fo:border="0.06pt solid #000000"/>
    </style:style>
    <style:style style:name="ce32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ackground-color="#ff9999" fo:border="0.06pt solid #000000"/>
    </style:style>
    <style:style style:name="ce35" style:family="table-cell" style:parent-style-name="Default">
      <style:table-cell-properties fo:background-color="#ff9999" fo:wrap-option="wrap" fo:border="0.06pt solid #000000"/>
    </style:style>
    <style:style style:name="ce36" style:family="table-cell" style:parent-style-name="Default" style:data-style-name="N2">
      <style:table-cell-properties fo:background-color="#ff9999" fo:border="0.06pt solid #000000"/>
    </style:style>
    <style:style style:name="ce37" style:family="table-cell" style:parent-style-name="Default" style:data-style-name="N4">
      <style:table-cell-properties fo:background-color="#ff9999" fo:border="0.06pt solid #000000"/>
    </style:style>
    <style:style style:name="ce3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cc00" fo:wrap-option="wrap"/>
    </style:style>
    <style:style style:name="ce40" style:family="table-cell" style:parent-style-name="Default">
      <style:table-cell-properties fo:background-color="#ffcc00"/>
    </style:style>
    <style:style style:name="ce41" style:family="table-cell" style:parent-style-name="Default" style:data-style-name="N2">
      <style:table-cell-properties fo:background-color="#ffcc00"/>
    </style:style>
    <style:style style:name="ce42" style:family="table-cell" style:parent-style-name="Default" style:data-style-name="N119">
      <style:table-cell-properties fo:background-color="#ffcc00"/>
    </style:style>
    <style:style style:name="ce4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2.47mm" svg:height="104.17mm" svg:x="2.85mm" svg:y="434.62mm">
            <loext:p draw:notify-on-update-of-ranges="Foglio2.A46:Foglio2.A85 Foglio2.H107:Foglio2.H107 Foglio2.B46:Foglio2.B85 Foglio2.A46:Foglio2.A85 Foglio2.H108:Foglio2.H108 Foglio2.G46:Foglio2.G85 Foglio2.A46:Foglio2.A85 Foglio2.H109:Foglio2.H109 Foglio2.L46:Foglio2.L85 Foglio2.A46:Foglio2.A85 Foglio2.H110:Foglio2.H110 Foglio2.Q46:Foglio2.Q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8.67mm" svg:height="103.74mm" svg:x="282.26mm" svg:y="438.53mm">
            <loext:p draw:notify-on-update-of-ranges="Foglio2.I92:Foglio2.I101 Foglio2.J92:Foglio2.J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01mm" svg:height="105.96mm" svg:x="3.25mm" svg:y="546.53mm">
            <loext:p draw:notify-on-update-of-ranges="Foglio2.A46:Foglio2.A85 Foglio2.H107:Foglio2.H107 Foglio2.E46:Foglio2.E85 Foglio2.A46:Foglio2.A85 Foglio2.H108:Foglio2.H108 Foglio2.J46:Foglio2.J85 Foglio2.A46:Foglio2.A85 Foglio2.H109:Foglio2.H109 Foglio2.O46:Foglio2.O85 Foglio2.A46:Foglio2.A85 Foglio2.H110:Foglio2.H110 Foglio2.T46:Foglio2.T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9.57mm" svg:height="104.24mm" svg:x="282.43mm" svg:y="547.92mm">
            <loext:p draw:notify-on-update-of-ranges="Foglio2.I92:Foglio2.I101 Foglio2.K92:Foglio2.K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2" table:default-cell-style-name="ce6"/>
        <table:table-column table:style-name="co2" table:default-cell-style-name="ce12"/>
        <table:table-column table:style-name="co3" table:default-cell-style-name="ce6"/>
        <table:table-column table:style-name="co1" table:default-cell-style-name="ce14"/>
        <table:table-column table:style-name="co1" table:number-columns-repeated="2" table:default-cell-style-name="ce16"/>
        <table:table-column table:style-name="co4" table:default-cell-style-name="ce19"/>
        <table:table-column table:style-name="co5" table:default-cell-style-name="ce16"/>
        <table:table-column table:style-name="co1" table:default-cell-style-name="ce26"/>
        <table:table-column table:style-name="co1" table:number-columns-repeated="2" table:default-cell-style-name="ce25"/>
        <table:table-column table:style-name="co6" table:default-cell-style-name="ce29"/>
        <table:table-column table:style-name="co7" table:default-cell-style-name="ce25"/>
        <table:table-column table:style-name="co1" table:default-cell-style-name="ce32"/>
        <table:table-column table:style-name="co1" table:number-columns-repeated="2" table:default-cell-style-name="ce31"/>
        <table:table-column table:style-name="co8" table:default-cell-style-name="ce36"/>
        <table:table-column table:style-name="co7" table:default-cell-style-name="ce31"/>
        <table:table-row table:style-name="ro1">
          <table:table-cell table:style-name="ce5" office:value-type="string" calcext:value-type="string" table:number-columns-spanned="5" table:number-rows-spanned="1">
            <text:p>Percentuali Guadagno Distribuzione Uniforme</text:p>
          </table:table-cell>
          <table:covered-table-cell table:number-columns-repeated="4" table:style-name="Default"/>
          <table:table-cell table:style-name="ce5" office:value-type="string" calcext:value-type="string" table:number-columns-spanned="5" table:number-rows-spanned="1">
            <text:p>Percentuali Guadagno Cluster</text:p>
          </table:table-cell>
          <table:covered-table-cell table:number-columns-repeated="4" table:style-name="Default"/>
          <table:table-cell table:style-name="ce5" office:value-type="string" calcext:value-type="string" table:number-columns-spanned="5" table:number-rows-spanned="1">
            <text:p>Percentuali Guadagno Line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Percentuali Guadagno Circle</text:p>
          </table:table-cell>
          <table:covered-table-cell table:number-columns-repeated="4" table:style-name="ce5"/>
        </table:table-row>
        <table:table-row table:style-name="ro3">
          <table:table-cell table:style-name="ce6" office:value-type="string" calcext:value-type="string">
            <text:p>Ottimo Rand</text:p>
          </table:table-cell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11" office:value-type="string" calcext:value-type="string">
            <text:p>Differenza SA – LS</text:p>
          </table:table-cell>
          <table:table-cell table:style-name="ce11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8" office:value-type="string" calcext:value-type="string">
            <text:p>Differenza SA – LS</text:p>
          </table:table-cell>
          <table:table-cell table:style-name="ce18" office:value-type="string" calcext:value-type="string">
            <text:p>Differenza CPLX – SA TOT</text:p>
          </table:table-cell>
          <table:table-cell table:style-name="ce25" office:value-type="string" calcext:value-type="string">
            <text:p>Ottimo Line</text:p>
          </table:table-cell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8" office:value-type="string" calcext:value-type="string">
            <text:p>Differenza SA – LS</text:p>
          </table:table-cell>
          <table:table-cell table:style-name="ce28" office:value-type="string" calcext:value-type="string">
            <text:p>Differenza CPLX – SA TOT</text:p>
          </table:table-cell>
          <table:table-cell table:style-name="ce31" office:value-type="string" calcext:value-type="string">
            <text:p>Ottimo Circ</text:p>
          </table:table-cell>
          <table:table-cell office:value-type="string" calcext:value-type="string">
            <text:p>SA INT Circ</text:p>
          </table:table-cell>
          <table:table-cell office:value-type="string" calcext:value-type="string">
            <text:p>SA TOT Circ</text:p>
          </table:table-cell>
          <table:table-cell table:style-name="ce35" office:value-type="string" calcext:value-type="string">
            <text:p>Differenza SA – LS</text:p>
          </table:table-cell>
          <table:table-cell table:style-name="ce35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6" table:formula="of:= [.B3] - [.C3]" office:value-type="float" office:value="13.176" calcext:value-type="float">
            <text:p>13,176</text:p>
          </table:table-cell>
          <table:table-cell table:formula="of:=[.C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6" table:formula="of:= [.G3]-[.H3]" office:value-type="float" office:value="4.17700000000001" calcext:value-type="float">
            <text:p>4,177</text:p>
          </table:table-cell>
          <table:table-cell table:formula="of:= [.H3]-[.F3]" office:value-type="float" office:value="0.00900000000000034" calcext:value-type="float">
            <text:p>0,009</text:p>
          </table:table-cell>
          <table:table-cell table:number-columns-repeated="3" office:value-type="float" office:value="159.218" calcext:value-type="float">
            <text:p>159,218</text:p>
          </table:table-cell>
          <table:table-cell table:style-name="ce25" table:formula="of:= [.L3]-[.M3]" office:value-type="float" office:value="0" calcext:value-type="float">
            <text:p>0</text:p>
          </table:table-cell>
          <table:table-cell table:formula="of:= [.M3]-[.K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 table:number-columns-repeated="2" office:value-type="float" office:value="225.682" calcext:value-type="float">
            <text:p>225,682</text:p>
          </table:table-cell>
          <table:table-cell table:style-name="ce31" table:formula="of:=[.Q3]-[.R3]" office:value-type="float" office:value="0" calcext:value-type="float">
            <text:p>0</text:p>
          </table:table-cell>
          <table:table-cell table:formula="of:=[.R3]-[.P3]" office:value-type="float" office:value="-0.00100000000000477" calcext:value-type="float">
            <text:p>-0,001</text:p>
          </table:table-cell>
        </table:table-row>
        <table:table-row table:style-name="ro4">
          <table:table-cell office:value-type="float" office:value="284.322" calcext:value-type="float">
            <text:p>284,322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6" table:formula="of:= [.B4] - [.C4]" office:value-type="float" office:value="20.691" calcext:value-type="float">
            <text:p>20,691</text:p>
          </table:table-cell>
          <table:table-cell table:formula="of:=[.C4]-[.A4]"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6" table:formula="of:= [.G4]-[.H4]" office:value-type="float" office:value="5.577" calcext:value-type="float">
            <text:p>5,577</text:p>
          </table:table-cell>
          <table:table-cell table:formula="of:= [.H4]-[.F4]" office:value-type="float" office:value="0" calcext:value-type="float">
            <text:p>0</text:p>
          </table:table-cell>
          <table:table-cell office:value-type="float" office:value="288.51" calcext:value-type="float">
            <text:p>288,51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5" table:formula="of:= [.L4]-[.M4]" office:value-type="float" office:value="3.13100000000003" calcext:value-type="float">
            <text:p>3,131</text:p>
          </table:table-cell>
          <table:table-cell table:formula="of:= [.M4]-[.K4]"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31" table:formula="of:=[.Q4]-[.R4]" office:value-type="float" office:value="17.18" calcext:value-type="float">
            <text:p>17,18</text:p>
          </table:table-cell>
          <table:table-cell table:formula="of:=[.R4]-[.P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97.305" calcext:value-type="float">
            <text:p>297,305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6" table:formula="of:= [.B5] - [.C5]" office:value-type="float" office:value="3.387" calcext:value-type="float">
            <text:p>3,387</text:p>
          </table:table-cell>
          <table:table-cell table:formula="of:=[.C5]-[.A5]" office:value-type="float" office:value="0" calcext:value-type="float">
            <text:p>0</text:p>
          </table:table-cell>
          <table:table-cell table:number-columns-repeated="3" office:value-type="float" office:value="212.892" calcext:value-type="float">
            <text:p>212,892</text:p>
          </table:table-cell>
          <table:table-cell table:style-name="ce16" table:formula="of:= [.G5]-[.H5]" office:value-type="float" office:value="0" calcext:value-type="float">
            <text:p>0</text:p>
          </table:table-cell>
          <table:table-cell table:formula="of:= [.H5]-[.F5]" office:value-type="float" office:value="0" calcext:value-type="float">
            <text:p>0</text:p>
          </table:table-cell>
          <table:table-cell office:value-type="float" office:value="261.339" calcext:value-type="float">
            <text:p>261,339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5" table:formula="of:= [.L5]-[.M5]" office:value-type="float" office:value="49.747" calcext:value-type="float">
            <text:p>49,747</text:p>
          </table:table-cell>
          <table:table-cell table:formula="of:= [.M5]-[.K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31" table:formula="of:=[.Q5]-[.R5]" office:value-type="float" office:value="12.864" calcext:value-type="float">
            <text:p>12,864</text:p>
          </table:table-cell>
          <table:table-cell table:formula="of:=[.R5]-[.P5]" office:value-type="float" office:value="-0.0500000000000114" calcext:value-type="float">
            <text:p>-0,05</text:p>
          </table:table-cell>
        </table:table-row>
        <table:table-row table:style-name="ro4">
          <table:table-cell office:value-type="float" office:value="330.608" calcext:value-type="float">
            <text:p>330,608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6" table:formula="of:= [.B6] - [.C6]" office:value-type="float" office:value="38.71" calcext:value-type="float">
            <text:p>38,71</text:p>
          </table:table-cell>
          <table:table-cell table:formula="of:=[.C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6" table:formula="of:= [.G6]-[.H6]" office:value-type="float" office:value="5.20599999999999" calcext:value-type="float">
            <text:p>5,206</text:p>
          </table:table-cell>
          <table:table-cell table:formula="of:= [.H6]-[.F6]" office:value-type="float" office:value="0" calcext:value-type="float">
            <text:p>0</text:p>
          </table:table-cell>
          <table:table-cell table:number-columns-repeated="3" office:value-type="float" office:value="209.73" calcext:value-type="float">
            <text:p>209,73</text:p>
          </table:table-cell>
          <table:table-cell table:style-name="ce25" table:formula="of:= [.L6]-[.M6]" office:value-type="float" office:value="0" calcext:value-type="float">
            <text:p>0</text:p>
          </table:table-cell>
          <table:table-cell table:formula="of:= [.M6]-[.K6]" office:value-type="float" office:value="0" calcext:value-type="float">
            <text:p>0</text:p>
          </table:table-cell>
          <table:table-cell office:value-type="float" office:value="98.1439" calcext:value-type="float">
            <text:p>98,1439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31" table:formula="of:=[.Q6]-[.R6]" office:value-type="float" office:value="0.128500000000003" calcext:value-type="float">
            <text:p>0,1285</text:p>
          </table:table-cell>
          <table:table-cell table:formula="of:=[.R6]-[.P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 table:number-columns-repeated="2" office:value-type="float" office:value="368.776" calcext:value-type="float">
            <text:p>368,776</text:p>
          </table:table-cell>
          <table:table-cell table:style-name="ce6" table:formula="of:= [.B7] - [.C7]" office:value-type="float" office:value="0" calcext:value-type="float">
            <text:p>0</text:p>
          </table:table-cell>
          <table:table-cell table:formula="of:=[.C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6" table:formula="of:= [.G7]-[.H7]" office:value-type="float" office:value="5.82000000000002" calcext:value-type="float">
            <text:p>5,82</text:p>
          </table:table-cell>
          <table:table-cell table:formula="of:= [.H7]-[.F7]" office:value-type="float" office:value="0.965000000000003" calcext:value-type="float">
            <text:p>0,965</text:p>
          </table:table-cell>
          <table:table-cell office:value-type="float" office:value="319.137" calcext:value-type="float">
            <text:p>319,137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5" table:formula="of:= [.L7]-[.M7]" office:value-type="float" office:value="26.2" calcext:value-type="float">
            <text:p>26,2</text:p>
          </table:table-cell>
          <table:table-cell table:formula="of:= [.M7]-[.K7]" office:value-type="float" office:value="0.48599999999999" calcext:value-type="float">
            <text:p>0,486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31" table:formula="of:=[.Q7]-[.R7]" office:value-type="float" office:value="52.044" calcext:value-type="float">
            <text:p>52,044</text:p>
          </table:table-cell>
          <table:table-cell table:formula="of:=[.R7]-[.P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6" table:formula="of:= [.B8] - [.C8]" office:value-type="float" office:value="17.742" calcext:value-type="float">
            <text:p>17,742</text:p>
          </table:table-cell>
          <table:table-cell table:formula="of:=[.C8]-[.A8]" office:value-type="float" office:value="0" calcext:value-type="float">
            <text:p>0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6" table:formula="of:= [.G8]-[.H8]" office:value-type="float" office:value="10.174" calcext:value-type="float">
            <text:p>10,174</text:p>
          </table:table-cell>
          <table:table-cell table:formula="of:= [.H8]-[.F8]" office:value-type="float" office:value="0" calcext:value-type="float">
            <text:p>0</text:p>
          </table:table-cell>
          <table:table-cell office:value-type="float" office:value="229.684" calcext:value-type="float">
            <text:p>229,684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5" table:formula="of:= [.L8]-[.M8]" office:value-type="float" office:value="23.823" calcext:value-type="float">
            <text:p>23,823</text:p>
          </table:table-cell>
          <table:table-cell table:formula="of:= [.M8]-[.K8]" office:value-type="float" office:value="0" calcext:value-type="float">
            <text:p>0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31" table:formula="of:=[.Q8]-[.R8]" office:value-type="float" office:value="53.283" calcext:value-type="float">
            <text:p>53,283</text:p>
          </table:table-cell>
          <table:table-cell table:formula="of:=[.R8]-[.P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6" table:formula="of:= [.B9] - [.C9]" office:value-type="float" office:value="23.373" calcext:value-type="float">
            <text:p>23,373</text:p>
          </table:table-cell>
          <table:table-cell table:formula="of:=[.C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6" table:formula="of:= [.G9]-[.H9]" office:value-type="float" office:value="0.534999999999997" calcext:value-type="float">
            <text:p>0,535</text:p>
          </table:table-cell>
          <table:table-cell table:formula="of:= [.H9]-[.F9]" office:value-type="float" office:value="-0.00100000000000477" calcext:value-type="float">
            <text:p>-0,001</text:p>
          </table:table-cell>
          <table:table-cell office:value-type="float" office:value="367.093" calcext:value-type="float">
            <text:p>367,093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5" table:formula="of:= [.L9]-[.M9]" office:value-type="float" office:value="36.939" calcext:value-type="float">
            <text:p>36,939</text:p>
          </table:table-cell>
          <table:table-cell table:formula="of:= [.M9]-[.K9]" office:value-type="float" office:value="0" calcext:value-type="float">
            <text:p>0</text:p>
          </table:table-cell>
          <table:table-cell office:value-type="float" office:value="258.023" calcext:value-type="float">
            <text:p>258,023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31" table:formula="of:=[.Q9]-[.R9]" office:value-type="float" office:value="38.622" calcext:value-type="float">
            <text:p>38,622</text:p>
          </table:table-cell>
          <table:table-cell table:formula="of:=[.R9]-[.P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6" table:formula="of:= [.B10] - [.C10]" office:value-type="float" office:value="43.03" calcext:value-type="float">
            <text:p>43,03</text:p>
          </table:table-cell>
          <table:table-cell table:formula="of:=[.C10]-[.A10]" office:value-type="float" office:value="0.732100000000003" calcext:value-type="float">
            <text:p>0,7321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6" table:formula="of:= [.G10]-[.H10]" office:value-type="float" office:value="8.75900000000001" calcext:value-type="float">
            <text:p>8,759</text:p>
          </table:table-cell>
          <table:table-cell table:formula="of:= [.H10]-[.F10]" office:value-type="float" office:value="0" calcext:value-type="float">
            <text:p>0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5" table:formula="of:= [.L10]-[.M10]" office:value-type="float" office:value="15.552" calcext:value-type="float">
            <text:p>15,552</text:p>
          </table:table-cell>
          <table:table-cell table:formula="of:= [.M10]-[.K10]" office:value-type="float" office:value="0" calcext:value-type="float">
            <text:p>0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31" table:formula="of:=[.Q10]-[.R10]" office:value-type="float" office:value="33.122" calcext:value-type="float">
            <text:p>33,122</text:p>
          </table:table-cell>
          <table:table-cell table:formula="of:=[.R10]-[.P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6" table:formula="of:= [.B11] - [.C11]" office:value-type="float" office:value="63.859" calcext:value-type="float">
            <text:p>63,859</text:p>
          </table:table-cell>
          <table:table-cell table:formula="of:=[.C11]-[.A11]" office:value-type="float" office:value="0" calcext:value-type="float">
            <text:p>0</text:p>
          </table:table-cell>
          <table:table-cell table:style-name="ce15" office:value-type="float" office:value="141.03" calcext:value-type="float">
            <text:p>141,03</text:p>
          </table:table-cell>
          <table:table-cell table:number-columns-repeated="2" office:value-type="float" office:value="145.863" calcext:value-type="float">
            <text:p>145,863</text:p>
          </table:table-cell>
          <table:table-cell table:style-name="ce16" table:formula="of:= [.G11]-[.H11]" office:value-type="float" office:value="0" calcext:value-type="float">
            <text:p>0</text:p>
          </table:table-cell>
          <table:table-cell table:formula="of:= [.H11]-[.F11]" office:value-type="float" office:value="4.833" calcext:value-type="float">
            <text:p>4,833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5" table:formula="of:= [.L11]-[.M11]" office:value-type="float" office:value="58.263" calcext:value-type="float">
            <text:p>58,263</text:p>
          </table:table-cell>
          <table:table-cell table:formula="of:= [.M11]-[.K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31" table:formula="of:=[.Q11]-[.R11]" office:value-type="float" office:value="25.323" calcext:value-type="float">
            <text:p>25,323</text:p>
          </table:table-cell>
          <table:table-cell table:formula="of:=[.R11]-[.P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6" table:formula="of:= [.B12] - [.C12]" office:value-type="float" office:value="43.683" calcext:value-type="float">
            <text:p>43,683</text:p>
          </table:table-cell>
          <table:table-cell table:formula="of:=[.C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6" table:formula="of:= [.G12]-[.H12]" office:value-type="float" office:value="16.742" calcext:value-type="float">
            <text:p>16,742</text:p>
          </table:table-cell>
          <table:table-cell table:formula="of:= [.H12]-[.F12]" office:value-type="float" office:value="0" calcext:value-type="float">
            <text:p>0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5" table:formula="of:= [.L12]-[.M12]" office:value-type="float" office:value="84.775" calcext:value-type="float">
            <text:p>84,775</text:p>
          </table:table-cell>
          <table:table-cell table:formula="of:= [.M12]-[.K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31" table:formula="of:=[.Q12]-[.R12]" office:value-type="float" office:value="11.423" calcext:value-type="float">
            <text:p>11,423</text:p>
          </table:table-cell>
          <table:table-cell table:formula="of:=[.R12]-[.P12]"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94.013" calcext:value-type="float">
            <text:p>494,013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6" table:formula="of:= [.B13] - [.C13]" office:value-type="float" office:value="22.157" calcext:value-type="float">
            <text:p>22,157</text:p>
          </table:table-cell>
          <table:table-cell table:formula="of:=[.C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6" table:formula="of:= [.G13]-[.H13]" office:value-type="float" office:value="8.60599999999999" calcext:value-type="float">
            <text:p>8,606</text:p>
          </table:table-cell>
          <table:table-cell table:formula="of:= [.H13]-[.F13]" office:value-type="float" office:value="1.30100000000002" calcext:value-type="float">
            <text:p>1,301</text:p>
          </table:table-cell>
          <table:table-cell office:value-type="float" office:value="333.605" calcext:value-type="float">
            <text:p>333,60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5" table:formula="of:= [.L13]-[.M13]" office:value-type="float" office:value="0.452999999999975" calcext:value-type="float">
            <text:p>0,453</text:p>
          </table:table-cell>
          <table:table-cell table:formula="of:= [.M13]-[.K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31" table:formula="of:=[.Q13]-[.R13]" office:value-type="float" office:value="12.178" calcext:value-type="float">
            <text:p>12,178</text:p>
          </table:table-cell>
          <table:table-cell table:formula="of:=[.R13]-[.P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6" table:formula="of:= [.B14] - [.C14]" office:value-type="float" office:value="39.873" calcext:value-type="float">
            <text:p>39,873</text:p>
          </table:table-cell>
          <table:table-cell table:formula="of:=[.C14]-[.A14]" office:value-type="float" office:value="0" calcext:value-type="float">
            <text:p>0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6" table:formula="of:= [.G14]-[.H14]" office:value-type="float" office:value="22.229" calcext:value-type="float">
            <text:p>22,229</text:p>
          </table:table-cell>
          <table:table-cell table:formula="of:= [.H14]-[.F14]" office:value-type="float" office:value="0" calcext:value-type="float">
            <text:p>0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5" table:formula="of:= [.L14]-[.M14]" office:value-type="float" office:value="64.081" calcext:value-type="float">
            <text:p>64,081</text:p>
          </table:table-cell>
          <table:table-cell table:formula="of:= [.M14]-[.K14]" office:value-type="float" office:value="0" calcext:value-type="float">
            <text:p>0</text:p>
          </table:table-cell>
          <table:table-cell office:value-type="float" office:value="249.852" calcext:value-type="float">
            <text:p>249,852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31" table:formula="of:=[.Q14]-[.R14]" office:value-type="float" office:value="7.96400000000003" calcext:value-type="float">
            <text:p>7,964</text:p>
          </table:table-cell>
          <table:table-cell table:formula="of:=[.R14]-[.P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6" table:formula="of:= [.B15] - [.C15]" office:value-type="float" office:value="71.051" calcext:value-type="float">
            <text:p>71,051</text:p>
          </table:table-cell>
          <table:table-cell table:formula="of:=[.C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6" table:formula="of:= [.G15]-[.H15]" office:value-type="float" office:value="10.5700000000001" calcext:value-type="float">
            <text:p>10,57</text:p>
          </table:table-cell>
          <table:table-cell table:formula="of:= [.H15]-[.F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5" table:formula="of:= [.L15]-[.M15]" office:value-type="float" office:value="16.073" calcext:value-type="float">
            <text:p>16,073</text:p>
          </table:table-cell>
          <table:table-cell table:formula="of:= [.M15]-[.K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31" table:formula="of:=[.Q15]-[.R15]" office:value-type="float" office:value="28.353" calcext:value-type="float">
            <text:p>28,353</text:p>
          </table:table-cell>
          <table:table-cell table:formula="of:=[.R15]-[.P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6" table:formula="of:= [.B16] - [.C16]" office:value-type="float" office:value="50.112" calcext:value-type="float">
            <text:p>50,112</text:p>
          </table:table-cell>
          <table:table-cell table:formula="of:=[.C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6" table:formula="of:= [.G16]-[.H16]" office:value-type="float" office:value="11.162" calcext:value-type="float">
            <text:p>11,162</text:p>
          </table:table-cell>
          <table:table-cell table:formula="of:= [.H16]-[.F16]" office:value-type="float" office:value="1.785" calcext:value-type="float">
            <text:p>1,785</text:p>
          </table:table-cell>
          <table:table-cell office:value-type="float" office:value="283.883" calcext:value-type="float">
            <text:p>283,883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5" table:formula="of:= [.L16]-[.M16]" office:value-type="float" office:value="111.31" calcext:value-type="float">
            <text:p>111,31</text:p>
          </table:table-cell>
          <table:table-cell table:formula="of:= [.M16]-[.K16]" office:value-type="float" office:value="0" calcext:value-type="float">
            <text:p>0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31" table:formula="of:=[.Q16]-[.R16]" office:value-type="float" office:value="56.723" calcext:value-type="float">
            <text:p>56,723</text:p>
          </table:table-cell>
          <table:table-cell table:formula="of:=[.R16]-[.P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6" table:formula="of:= [.B17] - [.C17]" office:value-type="float" office:value="47.0269999999999" calcext:value-type="float">
            <text:p>47,027</text:p>
          </table:table-cell>
          <table:table-cell table:formula="of:=[.C17]-[.A17]" office:value-type="float" office:value="11.176" calcext:value-type="float">
            <text:p>11,176</text:p>
          </table:table-cell>
          <table:table-cell office:value-type="float" office:value="277.902" calcext:value-type="float">
            <text:p>277,902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6" table:formula="of:= [.G17]-[.H17]" office:value-type="float" office:value="25.035" calcext:value-type="float">
            <text:p>25,035</text:p>
          </table:table-cell>
          <table:table-cell table:formula="of:= [.H17]-[.F17]" office:value-type="float" office:value="0.15500000000003" calcext:value-type="float">
            <text:p>0,155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5" table:formula="of:= [.L17]-[.M17]" office:value-type="float" office:value="19.135" calcext:value-type="float">
            <text:p>19,135</text:p>
          </table:table-cell>
          <table:table-cell table:formula="of:= [.M17]-[.K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31" table:formula="of:=[.Q17]-[.R17]" office:value-type="float" office:value="56.616" calcext:value-type="float">
            <text:p>56,616</text:p>
          </table:table-cell>
          <table:table-cell table:formula="of:=[.R17]-[.P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6" table:formula="of:= [.B18] - [.C18]" office:value-type="float" office:value="19.755" calcext:value-type="float">
            <text:p>19,755</text:p>
          </table:table-cell>
          <table:table-cell table:formula="of:=[.C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6" table:formula="of:= [.G18]-[.H18]" office:value-type="float" office:value="26.732" calcext:value-type="float">
            <text:p>26,732</text:p>
          </table:table-cell>
          <table:table-cell table:formula="of:= [.H18]-[.F18]" office:value-type="float" office:value="3.60900000000001" calcext:value-type="float">
            <text:p>3,609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5" table:formula="of:= [.L18]-[.M18]" office:value-type="float" office:value="54.482" calcext:value-type="float">
            <text:p>54,482</text:p>
          </table:table-cell>
          <table:table-cell table:formula="of:= [.M18]-[.K18]" office:value-type="float" office:value="0" calcext:value-type="float">
            <text:p>0</text:p>
          </table:table-cell>
          <table:table-cell office:value-type="float" office:value="195.695" calcext:value-type="float">
            <text:p>195,695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31" table:formula="of:=[.Q18]-[.R18]" office:value-type="float" office:value="8.49700000000001" calcext:value-type="float">
            <text:p>8,497</text:p>
          </table:table-cell>
          <table:table-cell table:formula="of:=[.R18]-[.P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6" table:formula="of:= [.B19] - [.C19]" office:value-type="float" office:value="68.736" calcext:value-type="float">
            <text:p>68,736</text:p>
          </table:table-cell>
          <table:table-cell table:formula="of:=[.C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6" table:formula="of:= [.G19]-[.H19]" office:value-type="float" office:value="22.674" calcext:value-type="float">
            <text:p>22,674</text:p>
          </table:table-cell>
          <table:table-cell table:formula="of:= [.H19]-[.F19]" office:value-type="float" office:value="2.36799999999999" calcext:value-type="float">
            <text:p>2,368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5" table:formula="of:= [.L19]-[.M19]" office:value-type="float" office:value="51.036" calcext:value-type="float">
            <text:p>51,036</text:p>
          </table:table-cell>
          <table:table-cell table:formula="of:= [.M19]-[.K19]" office:value-type="float" office:value="0" calcext:value-type="float">
            <text:p>0</text:p>
          </table:table-cell>
          <table:table-cell office:value-type="float" office:value="295.731" calcext:value-type="float">
            <text:p>295,73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31" table:formula="of:=[.Q19]-[.R19]" office:value-type="float" office:value="31.383" calcext:value-type="float">
            <text:p>31,383</text:p>
          </table:table-cell>
          <table:table-cell table:formula="of:=[.R19]-[.P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6" table:formula="of:= [.B20] - [.C20]" office:value-type="float" office:value="3.81799999999998" calcext:value-type="float">
            <text:p>3,818</text:p>
          </table:table-cell>
          <table:table-cell table:formula="of:=[.C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6" table:formula="of:= [.G20]-[.H20]" office:value-type="float" office:value="11.892" calcext:value-type="float">
            <text:p>11,892</text:p>
          </table:table-cell>
          <table:table-cell table:formula="of:= [.H20]-[.F20]" office:value-type="float" office:value="4.43799999999999" calcext:value-type="float">
            <text:p>4,438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5" table:formula="of:= [.L20]-[.M20]" office:value-type="float" office:value="1.14699999999999" calcext:value-type="float">
            <text:p>1,147</text:p>
          </table:table-cell>
          <table:table-cell table:formula="of:= [.M20]-[.K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31" table:formula="of:=[.Q20]-[.R20]" office:value-type="float" office:value="24.814" calcext:value-type="float">
            <text:p>24,814</text:p>
          </table:table-cell>
          <table:table-cell table:formula="of:=[.R20]-[.P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6" table:formula="of:= [.B21] - [.C21]" office:value-type="float" office:value="10.77" calcext:value-type="float">
            <text:p>10,77</text:p>
          </table:table-cell>
          <table:table-cell table:formula="of:=[.C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6" table:formula="of:= [.G21]-[.H21]" office:value-type="float" office:value="11.579" calcext:value-type="float">
            <text:p>11,579</text:p>
          </table:table-cell>
          <table:table-cell table:formula="of:= [.H21]-[.F21]" office:value-type="float" office:value="4.161" calcext:value-type="float">
            <text:p>4,161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5" table:formula="of:= [.L21]-[.M21]" office:value-type="float" office:value="29.843" calcext:value-type="float">
            <text:p>29,843</text:p>
          </table:table-cell>
          <table:table-cell table:formula="of:= [.M21]-[.K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31" table:formula="of:=[.Q21]-[.R21]" office:value-type="float" office:value="11.86" calcext:value-type="float">
            <text:p>11,86</text:p>
          </table:table-cell>
          <table:table-cell table:formula="of:=[.R21]-[.P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6" table:formula="of:= [.B22] - [.C22]" office:value-type="float" office:value="15.984" calcext:value-type="float">
            <text:p>15,984</text:p>
          </table:table-cell>
          <table:table-cell table:formula="of:=[.C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6" table:formula="of:= [.G22]-[.H22]" office:value-type="float" office:value="12.515" calcext:value-type="float">
            <text:p>12,515</text:p>
          </table:table-cell>
          <table:table-cell table:formula="of:= [.H22]-[.F22]" office:value-type="float" office:value="1.459" calcext:value-type="float">
            <text:p>1,459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5" table:formula="of:= [.L22]-[.M22]" office:value-type="float" office:value="33.736" calcext:value-type="float">
            <text:p>33,736</text:p>
          </table:table-cell>
          <table:table-cell table:formula="of:= [.M22]-[.K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31" table:formula="of:=[.Q22]-[.R22]" office:value-type="float" office:value="11.583" calcext:value-type="float">
            <text:p>11,583</text:p>
          </table:table-cell>
          <table:table-cell table:formula="of:=[.R22]-[.P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6" table:formula="of:= [.B23] - [.C23]" office:value-type="float" office:value="46.366" calcext:value-type="float">
            <text:p>46,366</text:p>
          </table:table-cell>
          <table:table-cell table:formula="of:=[.C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6" table:formula="of:= [.G23]-[.H23]" office:value-type="float" office:value="7.12700000000001" calcext:value-type="float">
            <text:p>7,127</text:p>
          </table:table-cell>
          <table:table-cell table:formula="of:= [.H23]-[.F23]" office:value-type="float" office:value="-50.459" calcext:value-type="float">
            <text:p>-50,459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5" table:formula="of:= [.L23]-[.M23]" office:value-type="float" office:value="35.765" calcext:value-type="float">
            <text:p>35,765</text:p>
          </table:table-cell>
          <table:table-cell table:formula="of:= [.M23]-[.K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31" table:formula="of:=[.Q23]-[.R23]" office:value-type="float" office:value="33.07" calcext:value-type="float">
            <text:p>33,07</text:p>
          </table:table-cell>
          <table:table-cell table:formula="of:=[.R23]-[.P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6" table:formula="of:= [.B24] - [.C24]" office:value-type="float" office:value="38.99" calcext:value-type="float">
            <text:p>38,99</text:p>
          </table:table-cell>
          <table:table-cell table:formula="of:=[.C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6" table:formula="of:= [.G24]-[.H24]" office:value-type="float" office:value="14.303" calcext:value-type="float">
            <text:p>14,303</text:p>
          </table:table-cell>
          <table:table-cell table:formula="of:= [.H24]-[.F24]" office:value-type="float" office:value="101.028" calcext:value-type="float">
            <text:p>101,028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5" table:formula="of:= [.L24]-[.M24]" office:value-type="float" office:value="40.361" calcext:value-type="float">
            <text:p>40,361</text:p>
          </table:table-cell>
          <table:table-cell table:formula="of:= [.M24]-[.K24]" office:value-type="float" office:value="0" calcext:value-type="float">
            <text:p>0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31" table:formula="of:=[.Q24]-[.R24]" office:value-type="float" office:value="32.624" calcext:value-type="float">
            <text:p>32,624</text:p>
          </table:table-cell>
          <table:table-cell table:formula="of:=[.R24]-[.P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6" table:formula="of:= [.B25] - [.C25]" office:value-type="float" office:value="48.33" calcext:value-type="float">
            <text:p>48,33</text:p>
          </table:table-cell>
          <table:table-cell table:formula="of:=[.C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6" table:formula="of:= [.G25]-[.H25]" office:value-type="float" office:value="16.986" calcext:value-type="float">
            <text:p>16,986</text:p>
          </table:table-cell>
          <table:table-cell table:formula="of:= [.H25]-[.F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5" table:formula="of:= [.L25]-[.M25]" office:value-type="float" office:value="38.307" calcext:value-type="float">
            <text:p>38,307</text:p>
          </table:table-cell>
          <table:table-cell table:formula="of:= [.M25]-[.K25]" office:value-type="float" office:value="9.68299999999999" calcext:value-type="float">
            <text:p>9,683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31" table:formula="of:=[.Q25]-[.R25]" office:value-type="float" office:value="19.135" calcext:value-type="float">
            <text:p>19,135</text:p>
          </table:table-cell>
          <table:table-cell table:formula="of:=[.R25]-[.P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6" table:formula="of:= [.B26] - [.C26]" office:value-type="float" office:value="13.375" calcext:value-type="float">
            <text:p>13,375</text:p>
          </table:table-cell>
          <table:table-cell table:formula="of:=[.C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6" table:formula="of:= [.G26]-[.H26]" office:value-type="float" office:value="14.506" calcext:value-type="float">
            <text:p>14,506</text:p>
          </table:table-cell>
          <table:table-cell table:formula="of:= [.H26]-[.F26]" office:value-type="float" office:value="2.42699999999999" calcext:value-type="float">
            <text:p>2,427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5" table:formula="of:= [.L26]-[.M26]" office:value-type="float" office:value="6.19" calcext:value-type="float">
            <text:p>6,19</text:p>
          </table:table-cell>
          <table:table-cell table:formula="of:= [.M26]-[.K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31" table:formula="of:=[.Q26]-[.R26]" office:value-type="float" office:value="99.8220000000001" calcext:value-type="float">
            <text:p>99,822</text:p>
          </table:table-cell>
          <table:table-cell table:formula="of:=[.R26]-[.P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6" table:formula="of:= [.B27] - [.C27]" office:value-type="float" office:value="31.865" calcext:value-type="float">
            <text:p>31,865</text:p>
          </table:table-cell>
          <table:table-cell table:formula="of:=[.C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6" table:formula="of:= [.G27]-[.H27]" office:value-type="float" office:value="15.766" calcext:value-type="float">
            <text:p>15,766</text:p>
          </table:table-cell>
          <table:table-cell table:formula="of:= [.H27]-[.F27]" office:value-type="float" office:value="5.29599999999999" calcext:value-type="float">
            <text:p>5,296</text:p>
          </table:table-cell>
          <table:table-cell office:value-type="float" office:value="399.93" calcext:value-type="float">
            <text:p>399,93</text:p>
          </table:table-cell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5" table:formula="of:= [.L27]-[.M27]" office:value-type="float" office:value="54.67" calcext:value-type="float">
            <text:p>54,67</text:p>
          </table:table-cell>
          <table:table-cell table:formula="of:= [.M27]-[.K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31" table:formula="of:=[.Q27]-[.R27]" office:value-type="float" office:value="29.331" calcext:value-type="float">
            <text:p>29,331</text:p>
          </table:table-cell>
          <table:table-cell table:formula="of:=[.R27]-[.P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6" table:formula="of:= [.B28] - [.C28]" office:value-type="float" office:value="80.041" calcext:value-type="float">
            <text:p>80,041</text:p>
          </table:table-cell>
          <table:table-cell table:formula="of:=[.C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6" table:formula="of:= [.G28]-[.H28]" office:value-type="float" office:value="25.758" calcext:value-type="float">
            <text:p>25,758</text:p>
          </table:table-cell>
          <table:table-cell table:formula="of:= [.H28]-[.F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5" table:formula="of:= [.L28]-[.M28]" office:value-type="float" office:value="37.012" calcext:value-type="float">
            <text:p>37,012</text:p>
          </table:table-cell>
          <table:table-cell table:formula="of:= [.M28]-[.K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31" table:formula="of:=[.Q28]-[.R28]" office:value-type="float" office:value="28.275" calcext:value-type="float">
            <text:p>28,275</text:p>
          </table:table-cell>
          <table:table-cell table:formula="of:=[.R28]-[.P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6" table:formula="of:= [.B29] - [.C29]" office:value-type="float" office:value="46.1279999999999" calcext:value-type="float">
            <text:p>46,128</text:p>
          </table:table-cell>
          <table:table-cell table:formula="of:=[.C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6" table:formula="of:= [.G29]-[.H29]" office:value-type="float" office:value="4.34899999999999" calcext:value-type="float">
            <text:p>4,349</text:p>
          </table:table-cell>
          <table:table-cell table:formula="of:= [.H29]-[.F29]" office:value-type="float" office:value="4.94900000000001" calcext:value-type="float">
            <text:p>4,949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5" table:formula="of:= [.L29]-[.M29]" office:value-type="float" office:value="22.729" calcext:value-type="float">
            <text:p>22,729</text:p>
          </table:table-cell>
          <table:table-cell table:formula="of:= [.M29]-[.K29]" office:value-type="float" office:value="0" calcext:value-type="float">
            <text:p>0</text:p>
          </table:table-cell>
          <table:table-cell table:style-name="ce33" office:value-type="float" office:value="275.22" calcext:value-type="float">
            <text:p>275,22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31" table:formula="of:=[.Q29]-[.R29]" office:value-type="float" office:value="17.356" calcext:value-type="float">
            <text:p>17,356</text:p>
          </table:table-cell>
          <table:table-cell table:formula="of:=[.R29]-[.P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6" table:formula="of:= [.B30] - [.C30]" office:value-type="float" office:value="11.3819999999999" calcext:value-type="float">
            <text:p>11,382</text:p>
          </table:table-cell>
          <table:table-cell table:formula="of:=[.C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6" table:formula="of:= [.G30]-[.H30]" office:value-type="float" office:value="26.476" calcext:value-type="float">
            <text:p>26,476</text:p>
          </table:table-cell>
          <table:table-cell table:formula="of:= [.H30]-[.F30]" office:value-type="float" office:value="0.60899999999998" calcext:value-type="float">
            <text:p>0,609</text:p>
          </table:table-cell>
          <table:table-cell office:value-type="float" office:value="365.242" calcext:value-type="float">
            <text:p>365,242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5" table:formula="of:= [.L30]-[.M30]" office:value-type="float" office:value="57.138" calcext:value-type="float">
            <text:p>57,138</text:p>
          </table:table-cell>
          <table:table-cell table:formula="of:= [.M30]-[.K30]" office:value-type="float" office:value="0.413999999999987" calcext:value-type="float">
            <text:p>0,414</text:p>
          </table:table-cell>
          <table:table-cell table:style-name="ce33" office:value-type="float" office:value="250.276" calcext:value-type="float">
            <text:p>250,276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31" table:formula="of:=[.Q30]-[.R30]" office:value-type="float" office:value="63.865" calcext:value-type="float">
            <text:p>63,865</text:p>
          </table:table-cell>
          <table:table-cell table:formula="of:=[.R30]-[.P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6" table:formula="of:= [.B31] - [.C31]" office:value-type="float" office:value="39.907" calcext:value-type="float">
            <text:p>39,907</text:p>
          </table:table-cell>
          <table:table-cell table:formula="of:=[.C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6" table:formula="of:= [.G31]-[.H31]" office:value-type="float" office:value="12.328" calcext:value-type="float">
            <text:p>12,328</text:p>
          </table:table-cell>
          <table:table-cell table:formula="of:= [.H31]-[.F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5" table:formula="of:= [.L31]-[.M31]" office:value-type="float" office:value="80.391" calcext:value-type="float">
            <text:p>80,391</text:p>
          </table:table-cell>
          <table:table-cell table:formula="of:= [.M31]-[.K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31" table:formula="of:=[.Q31]-[.R31]" office:value-type="float" office:value="61.495" calcext:value-type="float">
            <text:p>61,495</text:p>
          </table:table-cell>
          <table:table-cell table:formula="of:=[.R31]-[.P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6" table:formula="of:= [.B32] - [.C32]" office:value-type="float" office:value="59.2760000000001" calcext:value-type="float">
            <text:p>59,276</text:p>
          </table:table-cell>
          <table:table-cell table:formula="of:=[.C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6" table:formula="of:= [.G32]-[.H32]" office:value-type="float" office:value="12.816" calcext:value-type="float">
            <text:p>12,816</text:p>
          </table:table-cell>
          <table:table-cell table:formula="of:= [.H32]-[.F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5" table:formula="of:= [.L32]-[.M32]" office:value-type="float" office:value="9.51799999999997" calcext:value-type="float">
            <text:p>9,518</text:p>
          </table:table-cell>
          <table:table-cell table:formula="of:= [.M32]-[.K32]" office:value-type="float" office:value="1.23599999999999" calcext:value-type="float">
            <text:p>1,236</text:p>
          </table:table-cell>
          <table:table-cell office:value-type="float" office:value="403.446" calcext:value-type="float">
            <text:p>403,446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31" table:formula="of:=[.Q32]-[.R32]" office:value-type="float" office:value="27.893" calcext:value-type="float">
            <text:p>27,893</text:p>
          </table:table-cell>
          <table:table-cell table:formula="of:=[.R32]-[.P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6" table:formula="of:= [.B33] - [.C33]" office:value-type="float" office:value="81.7429999999999" calcext:value-type="float">
            <text:p>81,743</text:p>
          </table:table-cell>
          <table:table-cell table:formula="of:=[.C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6" table:formula="of:= [.G33]-[.H33]" office:value-type="float" office:value="15.035" calcext:value-type="float">
            <text:p>15,035</text:p>
          </table:table-cell>
          <table:table-cell table:formula="of:= [.H33]-[.F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5" table:formula="of:= [.L33]-[.M33]" office:value-type="float" office:value="36.767" calcext:value-type="float">
            <text:p>36,767</text:p>
          </table:table-cell>
          <table:table-cell table:formula="of:= [.M33]-[.K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31" table:formula="of:=[.Q33]-[.R33]" office:value-type="float" office:value="12.867" calcext:value-type="float">
            <text:p>12,867</text:p>
          </table:table-cell>
          <table:table-cell table:formula="of:=[.R33]-[.P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6" table:formula="of:= [.B34] - [.C34]" office:value-type="float" office:value="50.783" calcext:value-type="float">
            <text:p>50,783</text:p>
          </table:table-cell>
          <table:table-cell table:formula="of:=[.C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6" table:formula="of:= [.G34]-[.H34]" office:value-type="float" office:value="26.042" calcext:value-type="float">
            <text:p>26,042</text:p>
          </table:table-cell>
          <table:table-cell table:formula="of:= [.H34]-[.F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5" table:formula="of:= [.L34]-[.M34]" office:value-type="float" office:value="18.167" calcext:value-type="float">
            <text:p>18,167</text:p>
          </table:table-cell>
          <table:table-cell table:formula="of:= [.M34]-[.K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31" table:formula="of:=[.Q34]-[.R34]" office:value-type="float" office:value="6.755" calcext:value-type="float">
            <text:p>6,755</text:p>
          </table:table-cell>
          <table:table-cell table:formula="of:=[.R34]-[.P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6" table:formula="of:= [.B35] - [.C35]" office:value-type="float" office:value="21.64" calcext:value-type="float">
            <text:p>21,64</text:p>
          </table:table-cell>
          <table:table-cell table:formula="of:=[.C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6" table:formula="of:= [.G35]-[.H35]" office:value-type="float" office:value="17.35" calcext:value-type="float">
            <text:p>17,35</text:p>
          </table:table-cell>
          <table:table-cell table:formula="of:= [.H35]-[.F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5" table:formula="of:= [.L35]-[.M35]" office:value-type="float" office:value="48.115" calcext:value-type="float">
            <text:p>48,115</text:p>
          </table:table-cell>
          <table:table-cell table:formula="of:= [.M35]-[.K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31" table:formula="of:=[.Q35]-[.R35]" office:value-type="float" office:value="38.548" calcext:value-type="float">
            <text:p>38,548</text:p>
          </table:table-cell>
          <table:table-cell table:formula="of:=[.R35]-[.P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6" table:formula="of:= [.B36] - [.C36]" office:value-type="float" office:value="26.149" calcext:value-type="float">
            <text:p>26,149</text:p>
          </table:table-cell>
          <table:table-cell table:formula="of:=[.C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6" table:formula="of:= [.G36]-[.H36]" office:value-type="float" office:value="12.16" calcext:value-type="float">
            <text:p>12,16</text:p>
          </table:table-cell>
          <table:table-cell table:formula="of:= [.H36]-[.F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5" table:formula="of:= [.L36]-[.M36]" office:value-type="float" office:value="24.829" calcext:value-type="float">
            <text:p>24,829</text:p>
          </table:table-cell>
          <table:table-cell table:formula="of:= [.M36]-[.K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31" table:formula="of:=[.Q36]-[.R36]" office:value-type="float" office:value="20.951" calcext:value-type="float">
            <text:p>20,951</text:p>
          </table:table-cell>
          <table:table-cell table:formula="of:=[.R36]-[.P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6" table:formula="of:= [.B37] - [.C37]" office:value-type="float" office:value="40.194" calcext:value-type="float">
            <text:p>40,194</text:p>
          </table:table-cell>
          <table:table-cell table:formula="of:=[.C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6" table:formula="of:= [.G37]-[.H37]" office:value-type="float" office:value="15.151" calcext:value-type="float">
            <text:p>15,151</text:p>
          </table:table-cell>
          <table:table-cell table:formula="of:= [.H37]-[.F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5" table:formula="of:= [.L37]-[.M37]" office:value-type="float" office:value="78.975" calcext:value-type="float">
            <text:p>78,975</text:p>
          </table:table-cell>
          <table:table-cell table:formula="of:= [.M37]-[.K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31" table:formula="of:=[.Q37]-[.R37]" office:value-type="float" office:value="15.913" calcext:value-type="float">
            <text:p>15,913</text:p>
          </table:table-cell>
          <table:table-cell table:formula="of:=[.R37]-[.P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6" table:formula="of:= [.B38] - [.C38]" office:value-type="float" office:value="50.472" calcext:value-type="float">
            <text:p>50,472</text:p>
          </table:table-cell>
          <table:table-cell table:formula="of:=[.C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6" table:formula="of:= [.G38]-[.H38]" office:value-type="float" office:value="6.65500000000003" calcext:value-type="float">
            <text:p>6,655</text:p>
          </table:table-cell>
          <table:table-cell table:formula="of:= [.H38]-[.F38]" office:value-type="float" office:value="5.26400000000001" calcext:value-type="float">
            <text:p>5,264</text:p>
          </table:table-cell>
          <table:table-cell office:value-type="float" office:value="313.67" calcext:value-type="float">
            <text:p>313,67</text:p>
          </table:table-cell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5" table:formula="of:= [.L38]-[.M38]" office:value-type="float" office:value="59.38" calcext:value-type="float">
            <text:p>59,38</text:p>
          </table:table-cell>
          <table:table-cell table:formula="of:= [.M38]-[.K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31" table:formula="of:=[.Q38]-[.R38]" office:value-type="float" office:value="0.0149999999999864" calcext:value-type="float">
            <text:p>0,015</text:p>
          </table:table-cell>
          <table:table-cell table:formula="of:=[.R38]-[.P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6" table:formula="of:= [.B39] - [.C39]" office:value-type="float" office:value="54.3059999999999" calcext:value-type="float">
            <text:p>54,306</text:p>
          </table:table-cell>
          <table:table-cell table:formula="of:=[.C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6" table:formula="of:= [.G39]-[.H39]" office:value-type="float" office:value="16.178" calcext:value-type="float">
            <text:p>16,178</text:p>
          </table:table-cell>
          <table:table-cell table:formula="of:= [.H39]-[.F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5" table:formula="of:= [.L39]-[.M39]" office:value-type="float" office:value="39.095" calcext:value-type="float">
            <text:p>39,095</text:p>
          </table:table-cell>
          <table:table-cell table:formula="of:= [.M39]-[.K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31" table:formula="of:=[.Q39]-[.R39]" office:value-type="float" office:value="13.726" calcext:value-type="float">
            <text:p>13,726</text:p>
          </table:table-cell>
          <table:table-cell table:formula="of:=[.R39]-[.P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6" table:formula="of:= [.B40] - [.C40]" office:value-type="float" office:value="75.513" calcext:value-type="float">
            <text:p>75,513</text:p>
          </table:table-cell>
          <table:table-cell table:formula="of:=[.C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6" table:formula="of:= [.G40]-[.H40]" office:value-type="float" office:value="16.121" calcext:value-type="float">
            <text:p>16,121</text:p>
          </table:table-cell>
          <table:table-cell table:formula="of:= [.H40]-[.F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5" table:formula="of:= [.L40]-[.M40]" office:value-type="float" office:value="9.67099999999999" calcext:value-type="float">
            <text:p>9,671</text:p>
          </table:table-cell>
          <table:table-cell table:formula="of:= [.M40]-[.K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31" table:formula="of:=[.Q40]-[.R40]" office:value-type="float" office:value="54.7969999999999" calcext:value-type="float">
            <text:p>54,797</text:p>
          </table:table-cell>
          <table:table-cell table:formula="of:=[.R40]-[.P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6" table:formula="of:= [.B41] - [.C41]" office:value-type="float" office:value="51.1940000000001" calcext:value-type="float">
            <text:p>51,194</text:p>
          </table:table-cell>
          <table:table-cell table:formula="of:=[.C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6" table:formula="of:= [.G41]-[.H41]" office:value-type="float" office:value="24.513" calcext:value-type="float">
            <text:p>24,513</text:p>
          </table:table-cell>
          <table:table-cell table:formula="of:= [.H41]-[.F41]" office:value-type="float" office:value="10.668" calcext:value-type="float">
            <text:p>10,668</text:p>
          </table:table-cell>
          <table:table-cell office:value-type="float" office:value="320.892" calcext:value-type="float">
            <text:p>320,892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5" table:formula="of:= [.L41]-[.M41]" office:value-type="float" office:value="36.313" calcext:value-type="float">
            <text:p>36,313</text:p>
          </table:table-cell>
          <table:table-cell table:formula="of:= [.M41]-[.K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31" table:formula="of:=[.Q41]-[.R41]" office:value-type="float" office:value="37.042" calcext:value-type="float">
            <text:p>37,042</text:p>
          </table:table-cell>
          <table:table-cell table:formula="of:=[.R41]-[.P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6" table:formula="of:= [.B42] - [.C42]" office:value-type="float" office:value="19.2800000000001" calcext:value-type="float">
            <text:p>19,28</text:p>
          </table:table-cell>
          <table:table-cell table:formula="of:=[.C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6" table:formula="of:= [.G42]-[.H42]" office:value-type="float" office:value="21.442" calcext:value-type="float">
            <text:p>21,442</text:p>
          </table:table-cell>
          <table:table-cell table:formula="of:= [.H42]-[.F42]" office:value-type="float" office:value="5.483" calcext:value-type="float">
            <text:p>5,483</text:p>
          </table:table-cell>
          <table:table-cell table:style-name="ce25" office:value-type="float" office:value="407.188" calcext:value-type="float">
            <text:p>407,188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5" table:formula="of:= [.L42]-[.M42]" office:value-type="float" office:value="51.263" calcext:value-type="float">
            <text:p>51,263</text:p>
          </table:table-cell>
          <table:table-cell table:formula="of:= [.M42]-[.K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31" table:formula="of:=[.Q42]-[.R42]" office:value-type="float" office:value="7.61200000000002" calcext:value-type="float">
            <text:p>7,612</text:p>
          </table:table-cell>
          <table:table-cell table:formula="of:=[.R42]-[.P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8" office:value-type="string" calcext:value-type="string" table:number-columns-spanned="5" table:number-rows-spanned="2">
            <text:p>Percentuali Guadagno Distribuzione Uniforme</text:p>
          </table:table-cell>
          <table:covered-table-cell table:number-columns-repeated="4" table:style-name="ce9"/>
          <table:table-cell table:style-name="ce8" office:value-type="string" calcext:value-type="string" table:number-columns-spanned="5" table:number-rows-spanned="2">
            <text:p>Percentuali Guadagno Cluster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2">
            <text:p>Percentuali Guadagno Line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2">
            <text:p>Percentuali Guadagno Circle</text:p>
          </table:table-cell>
          <table:covered-table-cell table:number-columns-repeated="4" table:style-name="ce8"/>
        </table:table-row>
        <table:table-row table:style-name="ro1">
          <table:covered-table-cell table:number-columns-repeated="5" table:style-name="ce9"/>
          <table:covered-table-cell table:number-columns-repeated="15" table:style-name="ce8"/>
        </table:table-row>
        <table:table-row table:style-name="ro5">
          <table:table-cell table:style-name="ce6"/>
          <table:table-cell table:style-name="ce11" office:value-type="string" calcext:value-type="string">
            <text:p>Guadagno X gruppo LS</text:p>
          </table:table-cell>
          <table:table-cell table:style-name="ce11" office:value-type="string" calcext:value-type="string">
            <text:p>Guadagno LS</text:p>
          </table:table-cell>
          <table:table-cell table:style-name="ce11" office:value-type="string" calcext:value-type="string">
            <text:p>Guadagno CPLEX</text:p>
          </table:table-cell>
          <table:table-cell table:style-name="ce11" office:value-type="string" calcext:value-type="string">
            <text:p>Guadagno X gruppo CPLEX</text:p>
          </table:table-cell>
          <table:table-cell table:style-name="ce16"/>
          <table:table-cell table:style-name="ce18" office:value-type="string" calcext:value-type="string">
            <text:p>Guadagno X gruppo LS</text:p>
          </table:table-cell>
          <table:table-cell table:style-name="ce18" office:value-type="string" calcext:value-type="string">
            <text:p>Guadagno LS</text:p>
          </table:table-cell>
          <table:table-cell table:style-name="ce18" office:value-type="string" calcext:value-type="string">
            <text:p>Guadagno CPLEX</text:p>
          </table:table-cell>
          <table:table-cell table:style-name="ce18" office:value-type="string" calcext:value-type="string">
            <text:p>Guadagno X gruppo CPLEX</text:p>
          </table:table-cell>
          <table:table-cell table:style-name="ce25"/>
          <table:table-cell table:style-name="ce28" office:value-type="string" calcext:value-type="string">
            <text:p>Guadagno X gruppo LS</text:p>
          </table:table-cell>
          <table:table-cell table:style-name="ce28" office:value-type="string" calcext:value-type="string">
            <text:p>Guadagno LS</text:p>
          </table:table-cell>
          <table:table-cell table:style-name="ce28" office:value-type="string" calcext:value-type="string">
            <text:p>Guadagno CPLEX</text:p>
          </table:table-cell>
          <table:table-cell table:style-name="ce28" office:value-type="string" calcext:value-type="string">
            <text:p>Guadagno X gruppo CPLEX</text:p>
          </table:table-cell>
          <table:table-cell table:style-name="ce31"/>
          <table:table-cell table:style-name="ce35" office:value-type="string" calcext:value-type="string">
            <text:p>Guadagno X gruppo LS</text:p>
          </table:table-cell>
          <table:table-cell table:style-name="ce35" office:value-type="string" calcext:value-type="string">
            <text:p>Guadagno LS</text:p>
          </table:table-cell>
          <table:table-cell table:style-name="ce35" office:value-type="string" calcext:value-type="string">
            <text:p>Guadagno CPLEX</text:p>
          </table:table-cell>
          <table:table-cell table:style-name="ce35" office:value-type="string" calcext:value-type="string">
            <text:p>Guadagno X gruppo CPLEX</text:p>
          </table:table-cell>
        </table:table-row>
        <table:table-row table:style-name="ro1">
          <table:table-cell table:style-name="ce10" office:value-type="float" office:value="10" calcext:value-type="float" table:number-columns-spanned="1" table:number-rows-spanned="4">
            <text:p>10</text:p>
          </table:table-cell>
          <table:table-cell table:style-name="ce12" table:formula="of:=AVERAGE([.C46:.C49])" office:value-type="float" office:value="5.5566109646238" calcext:value-type="float" table:number-columns-spanned="1" table:number-rows-spanned="4">
            <text:p>5,56</text:p>
          </table:table-cell>
          <table:table-cell table:style-name="ce12" table:formula="of:=([.D3]*100)/[.B3]" office:value-type="float" office:value="3.83491472146225" calcext:value-type="float">
            <text:p>3,83</text:p>
          </table:table-cell>
          <table:table-cell table:formula="of:=[.C3]*100/[.A3]" office:value-type="float" office:value="99.9996973411419" calcext:value-type="float">
            <text:p>100,00</text:p>
          </table:table-cell>
          <table:table-cell table:style-name="ce12" table:formula="of:=AVERAGE([.D46:.D49])" office:value-type="float" office:value="99.9999243352855" calcext:value-type="float" table:number-columns-spanned="1" table:number-rows-spanned="4">
            <text:p>100,00</text:p>
          </table:table-cell>
          <table:table-cell table:style-name="ce17" office:value-type="float" office:value="10" calcext:value-type="float" table:number-columns-spanned="1" table:number-rows-spanned="4">
            <text:p>10</text:p>
          </table:table-cell>
          <table:table-cell table:style-name="ce19" table:formula="of:=AVERAGE([.H46:.H49])" office:value-type="float" office:value="2.20293071486155" calcext:value-type="float" table:number-columns-spanned="1" table:number-rows-spanned="4">
            <text:p>2,20</text:p>
          </table:table-cell>
          <table:table-cell table:style-name="ce19" table:formula="of:=[.I3]*100/[.G3]" office:value-type="float" office:value="3.79313476207774" calcext:value-type="float">
            <text:p>3,79</text:p>
          </table:table-cell>
          <table:table-cell table:formula="of:=[.H3]*100/[.F3]" office:value-type="float" office:value="100.00849585591" calcext:value-type="float">
            <text:p>100,01</text:p>
          </table:table-cell>
          <table:table-cell table:style-name="ce19" table:formula="of:=AVERAGE([.I46:.I49])" office:value-type="float" office:value="100.002123963978" calcext:value-type="float" table:number-columns-spanned="1" table:number-rows-spanned="4">
            <text:p>100,00</text:p>
          </table:table-cell>
          <table:table-cell table:style-name="ce27" office:value-type="float" office:value="10" calcext:value-type="float" table:number-columns-spanned="1" table:number-rows-spanned="4">
            <text:p>10</text:p>
          </table:table-cell>
          <table:table-cell table:style-name="ce29" table:formula="of:=AVERAGE([.M46:.M49])" office:value-type="float" office:value="4.26624451661419" calcext:value-type="float" table:number-columns-spanned="1" table:number-rows-spanned="4">
            <text:p>4,27</text:p>
          </table:table-cell>
          <table:table-cell table:style-name="ce29" table:formula="of:=[.N3]*100/[.L3]" office:value-type="float" office:value="0" calcext:value-type="float">
            <text:p>0,00</text:p>
          </table:table-cell>
          <table:table-cell table:formula="of:=[.M3]*100/[.K3]" office:value-type="float" office:value="100" calcext:value-type="float">
            <text:p>100,00</text:p>
          </table:table-cell>
          <table:table-cell table:style-name="ce29" table:formula="of:=AVERAGE([.N46:.N49])" office:value-type="float" office:value="100" calcext:value-type="float" table:number-columns-spanned="1" table:number-rows-spanned="4">
            <text:p>100,00</text:p>
          </table:table-cell>
          <table:table-cell table:style-name="ce34" office:value-type="float" office:value="10" calcext:value-type="float" table:number-columns-spanned="1" table:number-rows-spanned="4">
            <text:p>10</text:p>
          </table:table-cell>
          <table:table-cell table:style-name="ce36" table:formula="of:=AVERAGE([.R46:.R49])" office:value-type="float" office:value="3.72187644131874" calcext:value-type="float" table:number-columns-spanned="1" table:number-rows-spanned="4">
            <text:p>3,72</text:p>
          </table:table-cell>
          <table:table-cell table:style-name="ce36" table:formula="of:=[.S3]*100/[.Q3]" office:value-type="float" office:value="0" calcext:value-type="float">
            <text:p>0,00</text:p>
          </table:table-cell>
          <table:table-cell table:formula="of:=[.R3]*100/[.P3]" office:value-type="float" office:value="99.9995569006084" calcext:value-type="float">
            <text:p>100,00</text:p>
          </table:table-cell>
          <table:table-cell table:style-name="ce36" table:formula="of:=AVERAGE([.S46:.S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1">
          <table:covered-table-cell table:style-name="ce10"/>
          <table:covered-table-cell/>
          <table:table-cell table:style-name="ce12" table:formula="of:=([.D4]*100)/[.B4]" office:value-type="float" office:value="6.78364528725004" calcext:value-type="float">
            <text:p>6,78</text:p>
          </table:table-cell>
          <table:table-cell table:formula="of:=[.C4]*100/[.A4]" office:value-type="float" office:value="100" calcext:value-type="float">
            <text:p>100,00</text:p>
          </table:table-cell>
          <table:covered-table-cell/>
          <table:covered-table-cell table:style-name="ce17"/>
          <table:covered-table-cell/>
          <table:table-cell table:style-name="ce19" table:formula="of:=[.I4]*100/[.G4]" office:value-type="float" office:value="2.50531205218165" calcext:value-type="float">
            <text:p>2,51</text:p>
          </table:table-cell>
          <table:table-cell table:formula="of:=[.H4]*100/[.F4]" office:value-type="float" office:value="100" calcext:value-type="float">
            <text:p>100,00</text:p>
          </table:table-cell>
          <table:covered-table-cell/>
          <table:covered-table-cell table:style-name="ce27"/>
          <table:covered-table-cell/>
          <table:table-cell table:style-name="ce29" table:formula="of:=[.N4]*100/[.L4]" office:value-type="float" office:value="1.07358018934239" calcext:value-type="float">
            <text:p>1,07</text:p>
          </table:table-cell>
          <table:table-cell table:formula="of:=[.M4]*100/[.K4]" office:value-type="float" office:value="100" calcext:value-type="float">
            <text:p>100,00</text:p>
          </table:table-cell>
          <table:covered-table-cell/>
          <table:covered-table-cell table:style-name="ce34"/>
          <table:covered-table-cell/>
          <table:table-cell table:style-name="ce36" table:formula="of:=[.S4]*100/[.Q4]" office:value-type="float" office:value="6.95130043536667" calcext:value-type="float">
            <text:p>6,95</text:p>
          </table:table-cell>
          <table:table-cell table:formula="of:=[.R4]*100/[.P4]" office:value-type="float" office:value="100" calcext:value-type="float">
            <text:p>100,00</text:p>
          </table:table-cell>
          <table:covered-table-cell/>
        </table:table-row>
        <table:table-row table:style-name="ro1">
          <table:covered-table-cell table:style-name="ce10"/>
          <table:covered-table-cell/>
          <table:table-cell table:style-name="ce12" table:formula="of:=([.D5]*100)/[.B5]" office:value-type="float" office:value="1.12640176659173" calcext:value-type="float">
            <text:p>1,13</text:p>
          </table:table-cell>
          <table:table-cell table:formula="of:=[.C5]*100/[.A5]" office:value-type="float" office:value="100" calcext:value-type="float">
            <text:p>100,00</text:p>
          </table:table-cell>
          <table:covered-table-cell/>
          <table:covered-table-cell table:style-name="ce17"/>
          <table:covered-table-cell/>
          <table:table-cell table:style-name="ce19" table:formula="of:=[.I5]*100/[.G5]" office:value-type="float" office:value="0" calcext:value-type="float">
            <text:p>0,00</text:p>
          </table:table-cell>
          <table:table-cell table:formula="of:=[.H5]*100/[.F5]" office:value-type="float" office:value="100" calcext:value-type="float">
            <text:p>100,00</text:p>
          </table:table-cell>
          <table:covered-table-cell/>
          <table:covered-table-cell table:style-name="ce27"/>
          <table:covered-table-cell/>
          <table:table-cell table:style-name="ce29" table:formula="of:=[.N5]*100/[.L5]" office:value-type="float" office:value="15.9913978771144" calcext:value-type="float">
            <text:p>15,99</text:p>
          </table:table-cell>
          <table:table-cell table:formula="of:=[.M5]*100/[.K5]" office:value-type="float" office:value="100" calcext:value-type="float">
            <text:p>100,00</text:p>
          </table:table-cell>
          <table:covered-table-cell/>
          <table:covered-table-cell table:style-name="ce34"/>
          <table:covered-table-cell/>
          <table:table-cell table:style-name="ce36" table:formula="of:=[.S5]*100/[.Q5]" office:value-type="float" office:value="7.80544633755643" calcext:value-type="float">
            <text:p>7,81</text:p>
          </table:table-cell>
          <table:table-cell table:formula="of:=[.R5]*100/[.P5]" office:value-type="float" office:value="99.9671039646302" calcext:value-type="float">
            <text:p>99,97</text:p>
          </table:table-cell>
          <table:covered-table-cell/>
        </table:table-row>
        <table:table-row table:style-name="ro1">
          <table:covered-table-cell table:style-name="ce10"/>
          <table:covered-table-cell table:style-name="ce12"/>
          <table:table-cell table:style-name="ce12" table:formula="of:=([.D6]*100)/[.B6]" office:value-type="float" office:value="10.4814820831912" calcext:value-type="float">
            <text:p>10,48</text:p>
          </table:table-cell>
          <table:table-cell table:formula="of:=[.C6]*100/[.A6]" office:value-type="float" office:value="100" calcext:value-type="float">
            <text:p>100,00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6]*100/[.G6]" office:value-type="float" office:value="2.51327604518682" calcext:value-type="float">
            <text:p>2,51</text:p>
          </table:table-cell>
          <table:table-cell table:formula="of:=[.H6]*100/[.F6]" office:value-type="float" office:value="100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6]*100/[.L6]" office:value-type="float" office:value="0" calcext:value-type="float">
            <text:p>0,00</text:p>
          </table:table-cell>
          <table:table-cell table:formula="of:=[.M6]*100/[.K6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6]*100/[.Q6]" office:value-type="float" office:value="0.130758992351873" calcext:value-type="float">
            <text:p>0,13</text:p>
          </table:table-cell>
          <table:table-cell table:formula="of:=[.R6]*100/[.P6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table-cell table:style-name="ce10" office:value-type="float" office:value="20" calcext:value-type="float" table:number-columns-spanned="1" table:number-rows-spanned="4">
            <text:p>20</text:p>
          </table:table-cell>
          <table:table-cell table:style-name="ce12" table:formula="of:=AVERAGE([.C50:.C53])" office:value-type="float" office:value="5.20050106488128" calcext:value-type="float" table:number-columns-spanned="1" table:number-rows-spanned="4">
            <text:p>5,20</text:p>
          </table:table-cell>
          <table:table-cell table:style-name="ce12" table:formula="of:=([.D7]*100)/[.B7]" office:value-type="float" office:value="0" calcext:value-type="float">
            <text:p>0,00</text:p>
          </table:table-cell>
          <table:table-cell table:formula="of:=[.C7]*100/[.A7]" office:value-type="float" office:value="100.001627030398" calcext:value-type="float">
            <text:p>100,00</text:p>
          </table:table-cell>
          <table:table-cell table:style-name="ce12" table:formula="of:=AVERAGE([.D50:.D53])" office:value-type="float" office:value="100.052568628832" calcext:value-type="float" table:number-columns-spanned="1" table:number-rows-spanned="4">
            <text:p>100,05</text:p>
          </table:table-cell>
          <table:table-cell table:style-name="ce17" office:value-type="float" office:value="20" calcext:value-type="float" table:number-columns-spanned="1" table:number-rows-spanned="4">
            <text:p>20</text:p>
          </table:table-cell>
          <table:table-cell table:style-name="ce19" table:formula="of:=AVERAGE([.H50:.H53])" office:value-type="float" office:value="3.17434119391185" calcext:value-type="float" table:number-columns-spanned="1" table:number-rows-spanned="4">
            <text:p>3,17</text:p>
          </table:table-cell>
          <table:table-cell table:style-name="ce19" table:formula="of:=[.I7]*100/[.G7]" office:value-type="float" office:value="2.4225673386308" calcext:value-type="float">
            <text:p>2,42</text:p>
          </table:table-cell>
          <table:table-cell table:formula="of:=[.H7]*100/[.F7]" office:value-type="float" office:value="100.413354122404" calcext:value-type="float">
            <text:p>100,41</text:p>
          </table:table-cell>
          <table:table-cell table:style-name="ce19" table:formula="of:=AVERAGE([.I50:.I53])" office:value-type="float" office:value="100.103198048015" calcext:value-type="float" table:number-columns-spanned="1" table:number-rows-spanned="4">
            <text:p>100,10</text:p>
          </table:table-cell>
          <table:table-cell table:style-name="ce27" office:value-type="float" office:value="20" calcext:value-type="float" table:number-columns-spanned="1" table:number-rows-spanned="4">
            <text:p>20</text:p>
          </table:table-cell>
          <table:table-cell table:style-name="ce29" table:formula="of:=AVERAGE([.M50:.M53])" office:value-type="float" office:value="7.66668782481589" calcext:value-type="float" table:number-columns-spanned="1" table:number-rows-spanned="4">
            <text:p>7,67</text:p>
          </table:table-cell>
          <table:table-cell table:style-name="ce29" table:formula="of:=[.N7]*100/[.L7]" office:value-type="float" office:value="7.57612998557065" calcext:value-type="float">
            <text:p>7,58</text:p>
          </table:table-cell>
          <table:table-cell table:formula="of:=[.M7]*100/[.K7]" office:value-type="float" office:value="100.152285695485" calcext:value-type="float">
            <text:p>100,15</text:p>
          </table:table-cell>
          <table:table-cell table:style-name="ce29" table:formula="of:=AVERAGE([.N50:.N53])" office:value-type="float" office:value="100.038071423871" calcext:value-type="float" table:number-columns-spanned="1" table:number-rows-spanned="4">
            <text:p>100,04</text:p>
          </table:table-cell>
          <table:table-cell table:style-name="ce34" office:value-type="float" office:value="20" calcext:value-type="float" table:number-columns-spanned="1" table:number-rows-spanned="4">
            <text:p>20</text:p>
          </table:table-cell>
          <table:table-cell table:style-name="ce36" table:formula="of:=AVERAGE([.R50:.R53])" office:value-type="float" office:value="13.9636668703994" calcext:value-type="float" table:number-columns-spanned="1" table:number-rows-spanned="4">
            <text:p>13,96</text:p>
          </table:table-cell>
          <table:table-cell table:style-name="ce36" table:formula="of:=[.S7]*100/[.Q7]" office:value-type="float" office:value="16.4319204357092" calcext:value-type="float">
            <text:p>16,43</text:p>
          </table:table-cell>
          <table:table-cell table:formula="of:=[.R7]*100/[.P7]" office:value-type="float" office:value="100" calcext:value-type="float">
            <text:p>100,00</text:p>
          </table:table-cell>
          <table:table-cell table:style-name="ce36" table:formula="of:=AVERAGE([.S50:.S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1">
          <table:covered-table-cell table:style-name="ce10"/>
          <table:covered-table-cell table:style-name="ce12"/>
          <table:table-cell table:style-name="ce12" table:formula="of:=([.D8]*100)/[.B8]" office:value-type="float" office:value="4.27267888922872" calcext:value-type="float">
            <text:p>4,27</text:p>
          </table:table-cell>
          <table:table-cell table:formula="of:=[.C8]*100/[.A8]" office:value-type="float" office:value="100" calcext:value-type="float">
            <text:p>100,00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8]*100/[.G8]" office:value-type="float" office:value="3.6157509417869" calcext:value-type="float">
            <text:p>3,62</text:p>
          </table:table-cell>
          <table:table-cell table:formula="of:=[.H8]*100/[.F8]" office:value-type="float" office:value="100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8]*100/[.L8]" office:value-type="float" office:value="9.39737364254242" calcext:value-type="float">
            <text:p>9,40</text:p>
          </table:table-cell>
          <table:table-cell table:formula="of:=[.M8]*100/[.K8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8]*100/[.Q8]" office:value-type="float" office:value="18.2656807593817" calcext:value-type="float">
            <text:p>18,27</text:p>
          </table:table-cell>
          <table:table-cell table:formula="of:=[.R8]*100/[.P8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9]*100)/[.B9]" office:value-type="float" office:value="5.62574464756357" calcext:value-type="float">
            <text:p>5,63</text:p>
          </table:table-cell>
          <table:table-cell table:formula="of:=[.C9]*100/[.A9]" office:value-type="float" office:value="100" calcext:value-type="float">
            <text:p>100,00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9]*100/[.G9]" office:value-type="float" office:value="0.299733321381348" calcext:value-type="float">
            <text:p>0,30</text:p>
          </table:table-cell>
          <table:table-cell table:formula="of:=[.H9]*100/[.F9]" office:value-type="float" office:value="99.9994380696569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9]*100/[.L9]" office:value-type="float" office:value="9.14259266592744" calcext:value-type="float">
            <text:p>9,14</text:p>
          </table:table-cell>
          <table:table-cell table:formula="of:=[.M9]*100/[.K9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9]*100/[.Q9]" office:value-type="float" office:value="13.0196025552428" calcext:value-type="float">
            <text:p>13,02</text:p>
          </table:table-cell>
          <table:table-cell table:formula="of:=[.R9]*100/[.P9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10]*100)/[.B10]" office:value-type="float" office:value="10.9035807227328" calcext:value-type="float">
            <text:p>10,90</text:p>
          </table:table-cell>
          <table:table-cell table:formula="of:=[.C10]*100/[.A10]" office:value-type="float" office:value="100.20864748493" calcext:value-type="float">
            <text:p>100,21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0]*100/[.G10]" office:value-type="float" office:value="6.35931317384834" calcext:value-type="float">
            <text:p>6,36</text:p>
          </table:table-cell>
          <table:table-cell table:formula="of:=[.H10]*100/[.F10]" office:value-type="float" office:value="100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0]*100/[.L10]" office:value-type="float" office:value="4.55065500522306" calcext:value-type="float">
            <text:p>4,55</text:p>
          </table:table-cell>
          <table:table-cell table:formula="of:=[.M10]*100/[.K10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0]*100/[.Q10]" office:value-type="float" office:value="8.13746373126372" calcext:value-type="float">
            <text:p>8,14</text:p>
          </table:table-cell>
          <table:table-cell table:formula="of:=[.R10]*100/[.P10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table-cell table:style-name="ce10" office:value-type="float" office:value="30" calcext:value-type="float" table:number-columns-spanned="1" table:number-rows-spanned="4">
            <text:p>30</text:p>
          </table:table-cell>
          <table:table-cell table:style-name="ce12" table:formula="of:=AVERAGE([.C54:.C57])" office:value-type="float" office:value="8.26778721309498" calcext:value-type="float" table:number-columns-spanned="1" table:number-rows-spanned="4">
            <text:p>8,27</text:p>
          </table:table-cell>
          <table:table-cell table:style-name="ce12" table:formula="of:=([.D11]*100)/[.B11]" office:value-type="float" office:value="12.1026218335778" calcext:value-type="float">
            <text:p>12,10</text:p>
          </table:table-cell>
          <table:table-cell table:formula="of:=[.C11]*100/[.A11]" office:value-type="float" office:value="100" calcext:value-type="float">
            <text:p>100,00</text:p>
          </table:table-cell>
          <table:table-cell table:style-name="ce12" table:formula="of:=AVERAGE([.D54:.D57])" office:value-type="float" office:value="100.25085514719" calcext:value-type="float" table:number-columns-spanned="1" table:number-rows-spanned="4">
            <text:p>100,25</text:p>
          </table:table-cell>
          <table:table-cell table:style-name="ce17" office:value-type="float" office:value="30" calcext:value-type="float" table:number-columns-spanned="1" table:number-rows-spanned="4">
            <text:p>30</text:p>
          </table:table-cell>
          <table:table-cell table:style-name="ce19" table:formula="of:=AVERAGE([.H54:.H57])" office:value-type="float" office:value="5.36665119348322" calcext:value-type="float" table:number-columns-spanned="1" table:number-rows-spanned="4">
            <text:p>5,37</text:p>
          </table:table-cell>
          <table:table-cell table:style-name="ce19" table:formula="of:=[.I11]*100/[.G11]" office:value-type="float" office:value="0" calcext:value-type="float">
            <text:p>0,00</text:p>
          </table:table-cell>
          <table:table-cell table:formula="of:=[.H11]*100/[.F11]" office:value-type="float" office:value="103.426930440332" calcext:value-type="float">
            <text:p>103,43</text:p>
          </table:table-cell>
          <table:table-cell table:style-name="ce19" table:formula="of:=AVERAGE([.I54:.I57])" office:value-type="float" office:value="101.028921862085" calcext:value-type="float" table:number-columns-spanned="1" table:number-rows-spanned="4">
            <text:p>101,03</text:p>
          </table:table-cell>
          <table:table-cell table:style-name="ce27" office:value-type="float" office:value="30" calcext:value-type="float" table:number-columns-spanned="1" table:number-rows-spanned="4">
            <text:p>30</text:p>
          </table:table-cell>
          <table:table-cell table:style-name="ce29" table:formula="of:=AVERAGE([.M54:.M57])" office:value-type="float" office:value="11.5560152441647" calcext:value-type="float" table:number-columns-spanned="1" table:number-rows-spanned="4">
            <text:p>11,56</text:p>
          </table:table-cell>
          <table:table-cell table:style-name="ce29" table:formula="of:=[.N11]*100/[.L11]" office:value-type="float" office:value="13.6346404066312" calcext:value-type="float">
            <text:p>13,63</text:p>
          </table:table-cell>
          <table:table-cell table:formula="of:=[.M11]*100/[.K11]" office:value-type="float" office:value="100" calcext:value-type="float">
            <text:p>100,00</text:p>
          </table:table-cell>
          <table:table-cell table:style-name="ce29" table:formula="of:=AVERAGE([.N54:.N57])" office:value-type="float" office:value="100" calcext:value-type="float" table:number-columns-spanned="1" table:number-rows-spanned="4">
            <text:p>100,00</text:p>
          </table:table-cell>
          <table:table-cell table:style-name="ce34" office:value-type="float" office:value="30" calcext:value-type="float" table:number-columns-spanned="1" table:number-rows-spanned="4">
            <text:p>30</text:p>
          </table:table-cell>
          <table:table-cell table:style-name="ce36" table:formula="of:=AVERAGE([.R54:.R57])" office:value-type="float" office:value="3.71615439448709" calcext:value-type="float" table:number-columns-spanned="1" table:number-rows-spanned="4">
            <text:p>3,72</text:p>
          </table:table-cell>
          <table:table-cell table:style-name="ce36" table:formula="of:=[.S11]*100/[.Q11]" office:value-type="float" office:value="5.83737505993434" calcext:value-type="float">
            <text:p>5,84</text:p>
          </table:table-cell>
          <table:table-cell table:formula="of:=[.R11]*100/[.P11]" office:value-type="float" office:value="100.027670849128" calcext:value-type="float">
            <text:p>100,03</text:p>
          </table:table-cell>
          <table:table-cell table:style-name="ce36" table:formula="of:=AVERAGE([.S54:.S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1">
          <table:covered-table-cell table:style-name="ce10"/>
          <table:covered-table-cell table:style-name="ce12"/>
          <table:table-cell table:style-name="ce12" table:formula="of:=([.D12]*100)/[.B12]" office:value-type="float" office:value="8.84009988950634" calcext:value-type="float">
            <text:p>8,84</text:p>
          </table:table-cell>
          <table:table-cell table:formula="of:=[.C12]*100/[.A12]" office:value-type="float" office:value="100.054862554863" calcext:value-type="float">
            <text:p>100,05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2]*100/[.G12]" office:value-type="float" office:value="9.00296298686285" calcext:value-type="float">
            <text:p>9,00</text:p>
          </table:table-cell>
          <table:table-cell table:formula="of:=[.H12]*100/[.F12]" office:value-type="float" office:value="100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2]*100/[.L12]" office:value-type="float" office:value="15.7119928237291" calcext:value-type="float">
            <text:p>15,71</text:p>
          </table:table-cell>
          <table:table-cell table:formula="of:=[.M12]*100/[.K12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2]*100/[.Q12]" office:value-type="float" office:value="2.91330971672826" calcext:value-type="float">
            <text:p>2,91</text:p>
          </table:table-cell>
          <table:table-cell table:formula="of:=[.R12]*100/[.P12]" office:value-type="float" office:value="123.325579737846" calcext:value-type="float">
            <text:p>123,33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13]*100)/[.B13]" office:value-type="float" office:value="4.25395886771007" calcext:value-type="float">
            <text:p>4,25</text:p>
          </table:table-cell>
          <table:table-cell table:formula="of:=[.C13]*100/[.A13]" office:value-type="float" office:value="100.948558033898" calcext:value-type="float">
            <text:p>100,95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3]*100/[.G13]" office:value-type="float" office:value="4.32901739454119" calcext:value-type="float">
            <text:p>4,33</text:p>
          </table:table-cell>
          <table:table-cell table:formula="of:=[.H13]*100/[.F13]" office:value-type="float" office:value="100.68875700801" calcext:value-type="float">
            <text:p>100,69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3]*100/[.L13]" office:value-type="float" office:value="0.135605194307568" calcext:value-type="float">
            <text:p>0,14</text:p>
          </table:table-cell>
          <table:table-cell table:formula="of:=[.M13]*100/[.K13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3]*100/[.Q13]" office:value-type="float" office:value="3.02609378455544" calcext:value-type="float">
            <text:p>3,03</text:p>
          </table:table-cell>
          <table:table-cell table:formula="of:=[.R13]*100/[.P13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14]*100)/[.B14]" office:value-type="float" office:value="7.87446826158568" calcext:value-type="float">
            <text:p>7,87</text:p>
          </table:table-cell>
          <table:table-cell table:formula="of:=[.C14]*100/[.A14]" office:value-type="float" office:value="100" calcext:value-type="float">
            <text:p>100,00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4]*100/[.G14]" office:value-type="float" office:value="8.13462439252884" calcext:value-type="float">
            <text:p>8,13</text:p>
          </table:table-cell>
          <table:table-cell table:formula="of:=[.H14]*100/[.F14]" office:value-type="float" office:value="100" calcext:value-type="float">
            <text:p>100,0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4]*100/[.L14]" office:value-type="float" office:value="16.7418225519908" calcext:value-type="float">
            <text:p>16,74</text:p>
          </table:table-cell>
          <table:table-cell table:formula="of:=[.M14]*100/[.K14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4]*100/[.Q14]" office:value-type="float" office:value="3.08783901673033" calcext:value-type="float">
            <text:p>3,09</text:p>
          </table:table-cell>
          <table:table-cell table:formula="of:=[.R14]*100/[.P14]" office:value-type="float" office:value="100.039623457087" calcext:value-type="float">
            <text:p>100,04</text:p>
          </table:table-cell>
          <table:covered-table-cell table:style-name="ce36"/>
        </table:table-row>
        <table:table-row table:style-name="ro1">
          <table:table-cell table:style-name="ce10" office:value-type="float" office:value="40" calcext:value-type="float" table:number-columns-spanned="1" table:number-rows-spanned="4">
            <text:p>40</text:p>
          </table:table-cell>
          <table:table-cell table:style-name="ce12" table:formula="of:=AVERAGE([.C58:.C61])" office:value-type="float" office:value="7.66712997135231" calcext:value-type="float" table:number-columns-spanned="1" table:number-rows-spanned="4">
            <text:p>7,67</text:p>
          </table:table-cell>
          <table:table-cell table:style-name="ce12" table:formula="of:=([.D15]*100)/[.B15]" office:value-type="float" office:value="11.2929579345224" calcext:value-type="float">
            <text:p>11,29</text:p>
          </table:table-cell>
          <table:table-cell table:formula="of:=[.C15]*100/[.A15]" office:value-type="float" office:value="101.230669331757" calcext:value-type="float">
            <text:p>101,23</text:p>
          </table:table-cell>
          <table:table-cell table:style-name="ce12" table:formula="of:=AVERAGE([.D58:.D61])" office:value-type="float" office:value="101.795799086265" calcext:value-type="float" table:number-columns-spanned="1" table:number-rows-spanned="4">
            <text:p>101,80</text:p>
          </table:table-cell>
          <table:table-cell table:style-name="ce17" office:value-type="float" office:value="40" calcext:value-type="float" table:number-columns-spanned="1" table:number-rows-spanned="4">
            <text:p>40</text:p>
          </table:table-cell>
          <table:table-cell table:style-name="ce19" table:formula="of:=AVERAGE([.H58:.H61])" office:value-type="float" office:value="7.10682390914701" calcext:value-type="float" table:number-columns-spanned="1" table:number-rows-spanned="4">
            <text:p>7,11</text:p>
          </table:table-cell>
          <table:table-cell table:style-name="ce19" table:formula="of:=[.I15]*100/[.G15]" office:value-type="float" office:value="3.95554224983162" calcext:value-type="float">
            <text:p>3,96</text:p>
          </table:table-cell>
          <table:table-cell table:formula="of:=[.H15]*100/[.F15]" office:value-type="float" office:value="100.215933806331" calcext:value-type="float">
            <text:p>100,22</text:p>
          </table:table-cell>
          <table:table-cell table:style-name="ce19" table:formula="of:=AVERAGE([.I58:.I61])" office:value-type="float" office:value="100.715025548781" calcext:value-type="float" table:number-columns-spanned="1" table:number-rows-spanned="4">
            <text:p>100,72</text:p>
          </table:table-cell>
          <table:table-cell table:style-name="ce27" office:value-type="float" office:value="40" calcext:value-type="float" table:number-columns-spanned="1" table:number-rows-spanned="4">
            <text:p>40</text:p>
          </table:table-cell>
          <table:table-cell table:style-name="ce29" table:formula="of:=AVERAGE([.M58:.M61])" office:value-type="float" office:value="13.5675251774571" calcext:value-type="float" table:number-columns-spanned="1" table:number-rows-spanned="4">
            <text:p>13,57</text:p>
          </table:table-cell>
          <table:table-cell table:style-name="ce29" table:formula="of:=[.N15]*100/[.L15]" office:value-type="float" office:value="3.84487497518162" calcext:value-type="float">
            <text:p>3,84</text:p>
          </table:table-cell>
          <table:table-cell table:formula="of:=[.M15]*100/[.K15]" office:value-type="float" office:value="100.33247468999" calcext:value-type="float">
            <text:p>100,33</text:p>
          </table:table-cell>
          <table:table-cell table:style-name="ce29" table:formula="of:=AVERAGE([.N58:.N61])" office:value-type="float" office:value="100.083118672497" calcext:value-type="float" table:number-columns-spanned="1" table:number-rows-spanned="4">
            <text:p>100,08</text:p>
          </table:table-cell>
          <table:table-cell table:style-name="ce34" office:value-type="float" office:value="40" calcext:value-type="float" table:number-columns-spanned="1" table:number-rows-spanned="4">
            <text:p>40</text:p>
          </table:table-cell>
          <table:table-cell table:style-name="ce36" table:formula="of:=AVERAGE([.R58:.R61])" office:value-type="float" office:value="10.1279009102122" calcext:value-type="float" table:number-columns-spanned="1" table:number-rows-spanned="4">
            <text:p>10,13</text:p>
          </table:table-cell>
          <table:table-cell table:style-name="ce36" table:formula="of:=[.S15]*100/[.Q15]" office:value-type="float" office:value="7.72188889826977" calcext:value-type="float">
            <text:p>7,72</text:p>
          </table:table-cell>
          <table:table-cell table:formula="of:=[.R15]*100/[.P15]" office:value-type="float" office:value="100.102222301006" calcext:value-type="float">
            <text:p>100,10</text:p>
          </table:table-cell>
          <table:table-cell table:style-name="ce36" table:formula="of:=AVERAGE([.S58:.S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1">
          <table:covered-table-cell table:style-name="ce10"/>
          <table:covered-table-cell table:style-name="ce12"/>
          <table:table-cell table:style-name="ce12" table:formula="of:=([.D16]*100)/[.B16]" office:value-type="float" office:value="8.4051344583341" calcext:value-type="float">
            <text:p>8,41</text:p>
          </table:table-cell>
          <table:table-cell table:formula="of:=[.C16]*100/[.A16]" office:value-type="float" office:value="100.622609246825" calcext:value-type="float">
            <text:p>100,62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6]*100/[.G16]" office:value-type="float" office:value="5.79200265678675" calcext:value-type="float">
            <text:p>5,79</text:p>
          </table:table-cell>
          <table:table-cell table:formula="of:=[.H16]*100/[.F16]" office:value-type="float" office:value="100.992951987851" calcext:value-type="float">
            <text:p>100,99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6]*100/[.L16]" office:value-type="float" office:value="28.1659847213893" calcext:value-type="float">
            <text:p>28,17</text:p>
          </table:table-cell>
          <table:table-cell table:formula="of:=[.M16]*100/[.K16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6]*100/[.Q16]" office:value-type="float" office:value="16.5518911694845" calcext:value-type="float">
            <text:p>16,55</text:p>
          </table:table-cell>
          <table:table-cell table:formula="of:=[.R16]*100/[.P16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17]*100)/[.B17]" office:value-type="float" office:value="7.68666230794376" calcext:value-type="float">
            <text:p>7,69</text:p>
          </table:table-cell>
          <table:table-cell table:formula="of:=[.C17]*100/[.A17]" office:value-type="float" office:value="102.018797067181" calcext:value-type="float">
            <text:p>102,02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7]*100/[.G17]" office:value-type="float" office:value="8.25986829081598" calcext:value-type="float">
            <text:p>8,26</text:p>
          </table:table-cell>
          <table:table-cell table:formula="of:=[.H17]*100/[.F17]" office:value-type="float" office:value="100.055775057394" calcext:value-type="float">
            <text:p>100,06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7]*100/[.L17]" office:value-type="float" office:value="8.08554152211852" calcext:value-type="float">
            <text:p>8,09</text:p>
          </table:table-cell>
          <table:table-cell table:formula="of:=[.M17]*100/[.K17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7]*100/[.Q17]" office:value-type="float" office:value="12.0912869096485" calcext:value-type="float">
            <text:p>12,09</text:p>
          </table:table-cell>
          <table:table-cell table:formula="of:=[.R17]*100/[.P17]" office:value-type="float" office:value="103.450165119353" calcext:value-type="float">
            <text:p>103,45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18]*100)/[.B18]" office:value-type="float" office:value="3.28376518460894" calcext:value-type="float">
            <text:p>3,28</text:p>
          </table:table-cell>
          <table:table-cell table:formula="of:=[.C18]*100/[.A18]" office:value-type="float" office:value="103.311120699298" calcext:value-type="float">
            <text:p>103,31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18]*100/[.G18]" office:value-type="float" office:value="10.4198824391537" calcext:value-type="float">
            <text:p>10,42</text:p>
          </table:table-cell>
          <table:table-cell table:formula="of:=[.H18]*100/[.F18]" office:value-type="float" office:value="101.595441343548" calcext:value-type="float">
            <text:p>101,60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18]*100/[.L18]" office:value-type="float" office:value="14.1736994911392" calcext:value-type="float">
            <text:p>14,17</text:p>
          </table:table-cell>
          <table:table-cell table:formula="of:=[.M18]*100/[.K18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18]*100/[.Q18]" office:value-type="float" office:value="4.14653666344587" calcext:value-type="float">
            <text:p>4,15</text:p>
          </table:table-cell>
          <table:table-cell table:formula="of:=[.R18]*100/[.P18]" office:value-type="float" office:value="100.370985462071" calcext:value-type="float">
            <text:p>100,37</text:p>
          </table:table-cell>
          <table:covered-table-cell table:style-name="ce36"/>
        </table:table-row>
        <table:table-row table:style-name="ro1">
          <table:table-cell table:style-name="ce10" office:value-type="float" office:value="50" calcext:value-type="float" table:number-columns-spanned="1" table:number-rows-spanned="4">
            <text:p>50</text:p>
          </table:table-cell>
          <table:table-cell table:style-name="ce12" table:formula="of:=AVERAGE([.C62:.C65])" office:value-type="float" office:value="3.96098754449544" calcext:value-type="float" table:number-columns-spanned="1" table:number-rows-spanned="4">
            <text:p>3,96</text:p>
          </table:table-cell>
          <table:table-cell table:style-name="ce12" table:formula="of:=([.D19]*100)/[.B19]" office:value-type="float" office:value="10.5481554232398" calcext:value-type="float">
            <text:p>10,55</text:p>
          </table:table-cell>
          <table:table-cell table:formula="of:=[.C19]*100/[.A19]" office:value-type="float" office:value="102.086551428221" calcext:value-type="float">
            <text:p>102,09</text:p>
          </table:table-cell>
          <table:table-cell table:style-name="ce12" table:formula="of:=AVERAGE([.D62:.D65])" office:value-type="float" office:value="101.977003534972" calcext:value-type="float" table:number-columns-spanned="1" table:number-rows-spanned="4">
            <text:p>101,98</text:p>
          </table:table-cell>
          <table:table-cell table:style-name="ce17" office:value-type="float" office:value="50" calcext:value-type="float" table:number-columns-spanned="1" table:number-rows-spanned="4">
            <text:p>50</text:p>
          </table:table-cell>
          <table:table-cell table:style-name="ce19" table:formula="of:=AVERAGE([.H62:.H65])" office:value-type="float" office:value="5.55825500278177" calcext:value-type="float" table:number-columns-spanned="1" table:number-rows-spanned="4">
            <text:p>5,56</text:p>
          </table:table-cell>
          <table:table-cell table:style-name="ce19" table:formula="of:=[.I19]*100/[.G19]" office:value-type="float" office:value="7.31539704919197" calcext:value-type="float">
            <text:p>7,32</text:p>
          </table:table-cell>
          <table:table-cell table:formula="of:=[.H19]*100/[.F19]" office:value-type="float" office:value="100.831148409832" calcext:value-type="float">
            <text:p>100,83</text:p>
          </table:table-cell>
          <table:table-cell table:style-name="ce19" table:formula="of:=AVERAGE([.I62:.I65])" office:value-type="float" office:value="101.316074513781" calcext:value-type="float" table:number-columns-spanned="1" table:number-rows-spanned="4">
            <text:p>101,32</text:p>
          </table:table-cell>
          <table:table-cell table:style-name="ce27" office:value-type="float" office:value="50" calcext:value-type="float" table:number-columns-spanned="1" table:number-rows-spanned="4">
            <text:p>50</text:p>
          </table:table-cell>
          <table:table-cell table:style-name="ce29" table:formula="of:=AVERAGE([.M62:.M65])" office:value-type="float" office:value="8.06613639373848" calcext:value-type="float" table:number-columns-spanned="1" table:number-rows-spanned="4">
            <text:p>8,07</text:p>
          </table:table-cell>
          <table:table-cell table:style-name="ce29" table:formula="of:=[.N19]*100/[.L19]" office:value-type="float" office:value="15.1352762018867" calcext:value-type="float">
            <text:p>15,14</text:p>
          </table:table-cell>
          <table:table-cell table:formula="of:=[.M19]*100/[.K19]" office:value-type="float" office:value="100" calcext:value-type="float">
            <text:p>100,00</text:p>
          </table:table-cell>
          <table:table-cell table:style-name="ce29" table:formula="of:=AVERAGE([.N62:.N65])" office:value-type="float" office:value="100.529007648075" calcext:value-type="float" table:number-columns-spanned="1" table:number-rows-spanned="4">
            <text:p>100,53</text:p>
          </table:table-cell>
          <table:table-cell table:style-name="ce34" office:value-type="float" office:value="50" calcext:value-type="float" table:number-columns-spanned="1" table:number-rows-spanned="4">
            <text:p>50</text:p>
          </table:table-cell>
          <table:table-cell table:style-name="ce36" table:formula="of:=AVERAGE([.R62:.R65])" office:value-type="float" office:value="5.47195630746963" calcext:value-type="float" table:number-columns-spanned="1" table:number-rows-spanned="4">
            <text:p>5,47</text:p>
          </table:table-cell>
          <table:table-cell table:style-name="ce36" table:formula="of:=[.S19]*100/[.Q19]" office:value-type="float" office:value="9.51758522701427" calcext:value-type="float">
            <text:p>9,52</text:p>
          </table:table-cell>
          <table:table-cell table:formula="of:=[.R19]*100/[.P19]" office:value-type="float" office:value="100.886954698696" calcext:value-type="float">
            <text:p>100,89</text:p>
          </table:table-cell>
          <table:table-cell table:style-name="ce36" table:formula="of:=AVERAGE([.S62:.S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1">
          <table:covered-table-cell table:style-name="ce10"/>
          <table:covered-table-cell table:style-name="ce12"/>
          <table:table-cell table:style-name="ce12" table:formula="of:=([.D20]*100)/[.B20]" office:value-type="float" office:value="0.66764709482582" calcext:value-type="float">
            <text:p>0,67</text:p>
          </table:table-cell>
          <table:table-cell table:formula="of:=[.C20]*100/[.A20]" office:value-type="float" office:value="101.054052900113" calcext:value-type="float">
            <text:p>101,05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20]*100/[.G20]" office:value-type="float" office:value="4.64438725097734" calcext:value-type="float">
            <text:p>4,64</text:p>
          </table:table-cell>
          <table:table-cell table:formula="of:=[.H20]*100/[.F20]" office:value-type="float" office:value="101.851318824801" calcext:value-type="float">
            <text:p>101,85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20]*100/[.L20]" office:value-type="float" office:value="0.459994144799897" calcext:value-type="float">
            <text:p>0,46</text:p>
          </table:table-cell>
          <table:table-cell table:formula="of:=[.M20]*100/[.K20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20]*100/[.Q20]" office:value-type="float" office:value="5.4257819760132" calcext:value-type="float">
            <text:p>5,43</text:p>
          </table:table-cell>
          <table:table-cell table:formula="of:=[.R20]*100/[.P20]" office:value-type="float" office:value="100.77869606854" calcext:value-type="float">
            <text:p>100,78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21]*100)/[.B21]" office:value-type="float" office:value="1.84449707911813" calcext:value-type="float">
            <text:p>1,84</text:p>
          </table:table-cell>
          <table:table-cell table:formula="of:=[.C21]*100/[.A21]" office:value-type="float" office:value="104.767588950147" calcext:value-type="float">
            <text:p>104,77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21]*100/[.G21]" office:value-type="float" office:value="5.0028299971052" calcext:value-type="float">
            <text:p>5,00</text:p>
          </table:table-cell>
          <table:table-cell table:formula="of:=[.H21]*100/[.F21]" office:value-type="float" office:value="101.928987663936" calcext:value-type="float">
            <text:p>101,93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21]*100/[.L21]" office:value-type="float" office:value="8.44884208142235" calcext:value-type="float">
            <text:p>8,45</text:p>
          </table:table-cell>
          <table:table-cell table:formula="of:=[.M21]*100/[.K21]" office:value-type="float" office:value="100" calcext:value-type="float">
            <text:p>100,00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21]*100/[.Q21]" office:value-type="float" office:value="3.99919072025897" calcext:value-type="float">
            <text:p>4,00</text:p>
          </table:table-cell>
          <table:table-cell table:formula="of:=[.R21]*100/[.P21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covered-table-cell table:style-name="ce10"/>
          <table:covered-table-cell table:style-name="ce12"/>
          <table:table-cell table:style-name="ce12" table:formula="of:=([.D22]*100)/[.B22]" office:value-type="float" office:value="2.78365058079797" calcext:value-type="float">
            <text:p>2,78</text:p>
          </table:table-cell>
          <table:table-cell table:formula="of:=[.C22]*100/[.A22]" office:value-type="float" office:value="99.9998208614059" calcext:value-type="float">
            <text:p>100,00</text:p>
          </table:table-cell>
          <table:covered-table-cell table:style-name="ce12"/>
          <table:covered-table-cell table:style-name="ce17"/>
          <table:covered-table-cell table:style-name="ce19"/>
          <table:table-cell table:style-name="ce19" table:formula="of:=[.I22]*100/[.G22]" office:value-type="float" office:value="5.27040571385255" calcext:value-type="float">
            <text:p>5,27</text:p>
          </table:table-cell>
          <table:table-cell table:formula="of:=[.H22]*100/[.F22]" office:value-type="float" office:value="100.652843156557" calcext:value-type="float">
            <text:p>100,65</text:p>
          </table:table-cell>
          <table:covered-table-cell table:style-name="ce19"/>
          <table:covered-table-cell table:style-name="ce27"/>
          <table:covered-table-cell table:style-name="ce29"/>
          <table:table-cell table:style-name="ce29" table:formula="of:=[.N22]*100/[.L22]" office:value-type="float" office:value="8.22043314684496" calcext:value-type="float">
            <text:p>8,22</text:p>
          </table:table-cell>
          <table:table-cell table:formula="of:=[.M22]*100/[.K22]" office:value-type="float" office:value="102.116030592299" calcext:value-type="float">
            <text:p>102,12</text:p>
          </table:table-cell>
          <table:covered-table-cell table:style-name="ce29"/>
          <table:covered-table-cell table:style-name="ce34"/>
          <table:covered-table-cell table:style-name="ce36"/>
          <table:table-cell table:style-name="ce36" table:formula="of:=[.S22]*100/[.Q22]" office:value-type="float" office:value="2.94526730659207" calcext:value-type="float">
            <text:p>2,95</text:p>
          </table:table-cell>
          <table:table-cell table:formula="of:=[.R22]*100/[.P22]" office:value-type="float" office:value="100" calcext:value-type="float">
            <text:p>100,00</text:p>
          </table:table-cell>
          <table:covered-table-cell table:style-name="ce36"/>
        </table:table-row>
        <table:table-row table:style-name="ro1">
          <table:table-cell table:style-name="ce10" office:value-type="float" office:value="60" calcext:value-type="float" table:number-columns-spanned="1" table:number-rows-spanned="4">
            <text:p>60</text:p>
          </table:table-cell>
          <table:table-cell table:style-name="ce13" table:formula="of:=AVERAGE([.C66:.C69])" office:value-type="float" office:value="5.58116362693071" calcext:value-type="float" table:number-columns-spanned="1" table:number-rows-spanned="4">
            <text:p>5,58</text:p>
          </table:table-cell>
          <table:table-cell table:style-name="ce12" table:formula="of:=([.D23]*100)/[.B23]" office:value-type="float" office:value="6.73260943430747" calcext:value-type="float">
            <text:p>6,73</text:p>
          </table:table-cell>
          <table:table-cell table:formula="of:=[.C23]*100/[.A23]" office:value-type="float" office:value="102.43606039197" calcext:value-type="float">
            <text:p>102,44</text:p>
          </table:table-cell>
          <table:table-cell table:style-name="ce13" table:formula="of:=AVERAGE([.D66:.D69])" office:value-type="float" office:value="101.415876660597" calcext:value-type="float" table:number-columns-spanned="1" table:number-rows-spanned="4">
            <text:p>101,42</text:p>
          </table:table-cell>
          <table:table-cell table:style-name="ce17" office:value-type="float" office:value="60" calcext:value-type="float" table:number-columns-spanned="1" table:number-rows-spanned="4">
            <text:p>60</text:p>
          </table:table-cell>
          <table:table-cell table:style-name="ce20" table:formula="of:=AVERAGE([.H66:.H69])" office:value-type="float" office:value="4.54510409090421" calcext:value-type="float" table:number-columns-spanned="1" table:number-rows-spanned="4">
            <text:p>4,55</text:p>
          </table:table-cell>
          <table:table-cell table:style-name="ce19" table:formula="of:=[.I23]*100/[.G23]" office:value-type="float" office:value="2.55879998133049" calcext:value-type="float">
            <text:p>2,56</text:p>
          </table:table-cell>
          <table:table-cell table:formula="of:=[.H23]*100/[.F23]" office:value-type="float" office:value="84.3227355908296" calcext:value-type="float">
            <text:p>84,32</text:p>
          </table:table-cell>
          <table:table-cell table:style-name="ce20" table:formula="of:=AVERAGE([.I66:.I69])" office:value-type="float" office:value="109.824191341236" calcext:value-type="float" table:number-columns-spanned="1" table:number-rows-spanned="4">
            <text:p>109,82</text:p>
          </table:table-cell>
          <table:table-cell table:style-name="ce27" office:value-type="float" office:value="60" calcext:value-type="float" table:number-columns-spanned="1" table:number-rows-spanned="4">
            <text:p>60</text:p>
          </table:table-cell>
          <table:table-cell table:style-name="ce30" table:formula="of:=AVERAGE([.M66:.M69])" office:value-type="float" office:value="8.07435973737268" calcext:value-type="float" table:number-columns-spanned="1" table:number-rows-spanned="4">
            <text:p>8,07</text:p>
          </table:table-cell>
          <table:table-cell table:style-name="ce29" table:formula="of:=[.N23]*100/[.L23]" office:value-type="float" office:value="9.93632307427307" calcext:value-type="float">
            <text:p>9,94</text:p>
          </table:table-cell>
          <table:table-cell table:formula="of:=[.M23]*100/[.K23]" office:value-type="float" office:value="100" calcext:value-type="float">
            <text:p>100,00</text:p>
          </table:table-cell>
          <table:table-cell table:style-name="ce30" table:formula="of:=AVERAGE([.N66:.N69])" office:value-type="float" office:value="100.652604081016" calcext:value-type="float" table:number-columns-spanned="1" table:number-rows-spanned="4">
            <text:p>100,65</text:p>
          </table:table-cell>
          <table:table-cell table:style-name="ce34" office:value-type="float" office:value="60" calcext:value-type="float" table:number-columns-spanned="1" table:number-rows-spanned="4">
            <text:p>60</text:p>
          </table:table-cell>
          <table:table-cell table:style-name="ce37" table:formula="of:=AVERAGE([.R66:.R69])" office:value-type="float" office:value="10.6627754431726" calcext:value-type="float" table:number-columns-spanned="1" table:number-rows-spanned="4">
            <text:p>10,66</text:p>
          </table:table-cell>
          <table:table-cell table:style-name="ce36" table:formula="of:=[.S23]*100/[.Q23]" office:value-type="float" office:value="9.06969154272518" calcext:value-type="float">
            <text:p>9,07</text:p>
          </table:table-cell>
          <table:table-cell table:formula="of:=[.R23]*100/[.P23]" office:value-type="float" office:value="100.000301613633" calcext:value-type="float">
            <text:p>100,00</text:p>
          </table:table-cell>
          <table:table-cell table:style-name="ce37" table:formula="of:=AVERAGE([.S66:.S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1">
          <table:covered-table-cell table:style-name="ce10"/>
          <table:covered-table-cell table:style-name="ce13"/>
          <table:table-cell table:style-name="ce12" table:formula="of:=([.D24]*100)/[.B24]" office:value-type="float" office:value="6.05387780451829" calcext:value-type="float">
            <text:p>6,05</text:p>
          </table:table-cell>
          <table:table-cell table:formula="of:=[.C24]*100/[.A24]" office:value-type="float" office:value="101.483525238379" calcext:value-type="float">
            <text:p>101,48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24]*100/[.G24]" office:value-type="float" office:value="4.24408771253079" calcext:value-type="float">
            <text:p>4,24</text:p>
          </table:table-cell>
          <table:table-cell table:formula="of:=[.H24]*100/[.F24]" office:value-type="float" office:value="145.574005656828" calcext:value-type="float">
            <text:p>145,57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24]*100/[.L24]" office:value-type="float" office:value="11.6783611348215" calcext:value-type="float">
            <text:p>11,68</text:p>
          </table:table-cell>
          <table:table-cell table:formula="of:=[.M24]*100/[.K24]" office:value-type="float" office:value="100" calcext:value-type="float">
            <text:p>100,00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24]*100/[.Q24]" office:value-type="float" office:value="7.87591284929689" calcext:value-type="float">
            <text:p>7,88</text:p>
          </table:table-cell>
          <table:table-cell table:formula="of:=[.R24]*100/[.P24]" office:value-type="float" office:value="100" calcext:value-type="float">
            <text:p>100,00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25]*100)/[.B25]" office:value-type="float" office:value="7.3510622764109" calcext:value-type="float">
            <text:p>7,35</text:p>
          </table:table-cell>
          <table:table-cell table:formula="of:=[.C25]*100/[.A25]" office:value-type="float" office:value="100.026766815061" calcext:value-type="float">
            <text:p>100,03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25]*100/[.G25]" office:value-type="float" office:value="5.53088124202247" calcext:value-type="float">
            <text:p>5,53</text:p>
          </table:table-cell>
          <table:table-cell table:formula="of:=[.H25]*100/[.F25]" office:value-type="float" office:value="108.350170110581" calcext:value-type="float">
            <text:p>108,35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25]*100/[.L25]" office:value-type="float" office:value="9.14407522074252" calcext:value-type="float">
            <text:p>9,14</text:p>
          </table:table-cell>
          <table:table-cell table:formula="of:=[.M25]*100/[.K25]" office:value-type="float" office:value="102.610416324066" calcext:value-type="float">
            <text:p>102,61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25]*100/[.Q25]" office:value-type="float" office:value="7.71044042390297" calcext:value-type="float">
            <text:p>7,71</text:p>
          </table:table-cell>
          <table:table-cell table:formula="of:=[.R25]*100/[.P25]" office:value-type="float" office:value="100" calcext:value-type="float">
            <text:p>100,00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26]*100)/[.B26]" office:value-type="float" office:value="2.18710499248617" calcext:value-type="float">
            <text:p>2,19</text:p>
          </table:table-cell>
          <table:table-cell table:formula="of:=[.C26]*100/[.A26]" office:value-type="float" office:value="101.717154196978" calcext:value-type="float">
            <text:p>101,72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26]*100/[.G26]" office:value-type="float" office:value="5.84664742773308" calcext:value-type="float">
            <text:p>5,85</text:p>
          </table:table-cell>
          <table:table-cell table:formula="of:=[.H26]*100/[.F26]" office:value-type="float" office:value="101.049854006705" calcext:value-type="float">
            <text:p>101,05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26]*100/[.L26]" office:value-type="float" office:value="1.53867951965359" calcext:value-type="float">
            <text:p>1,54</text:p>
          </table:table-cell>
          <table:table-cell table:formula="of:=[.M26]*100/[.K26]" office:value-type="float" office:value="100" calcext:value-type="float">
            <text:p>100,00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26]*100/[.Q26]" office:value-type="float" office:value="17.9950569567655" calcext:value-type="float">
            <text:p>18,00</text:p>
          </table:table-cell>
          <table:table-cell table:formula="of:=[.R26]*100/[.P26]" office:value-type="float" office:value="100" calcext:value-type="float">
            <text:p>100,00</text:p>
          </table:table-cell>
          <table:covered-table-cell table:style-name="ce37"/>
        </table:table-row>
        <table:table-row table:style-name="ro1">
          <table:table-cell table:style-name="ce10" office:value-type="float" office:value="70" calcext:value-type="float" table:number-columns-spanned="1" table:number-rows-spanned="4">
            <text:p>70</text:p>
          </table:table-cell>
          <table:table-cell table:style-name="ce13" table:formula="of:=AVERAGE([.C70:.C73])" office:value-type="float" office:value="5.75251198318233" calcext:value-type="float" table:number-columns-spanned="1" table:number-rows-spanned="4">
            <text:p>5,75</text:p>
          </table:table-cell>
          <table:table-cell table:style-name="ce12" table:formula="of:=([.D27]*100)/[.B27]" office:value-type="float" office:value="4.62465748653168" calcext:value-type="float">
            <text:p>4,62</text:p>
          </table:table-cell>
          <table:table-cell table:formula="of:=[.C27]*100/[.A27]" office:value-type="float" office:value="102.808479882104" calcext:value-type="float">
            <text:p>102,81</text:p>
          </table:table-cell>
          <table:table-cell table:style-name="ce13" table:formula="of:=AVERAGE([.D70:.D73])" office:value-type="float" office:value="102.042337252858" calcext:value-type="float" table:number-columns-spanned="1" table:number-rows-spanned="4">
            <text:p>102,04</text:p>
          </table:table-cell>
          <table:table-cell table:style-name="ce17" office:value-type="float" office:value="70" calcext:value-type="float" table:number-columns-spanned="1" table:number-rows-spanned="4">
            <text:p>70</text:p>
          </table:table-cell>
          <table:table-cell table:style-name="ce20" table:formula="of:=AVERAGE([.H70:.H73])" office:value-type="float" office:value="6.76912818857241" calcext:value-type="float" table:number-columns-spanned="1" table:number-rows-spanned="4">
            <text:p>6,77</text:p>
          </table:table-cell>
          <table:table-cell table:style-name="ce19" table:formula="of:=[.I27]*100/[.G27]" office:value-type="float" office:value="5.14084667781831" calcext:value-type="float">
            <text:p>5,14</text:p>
          </table:table-cell>
          <table:table-cell table:formula="of:=[.H27]*100/[.F27]" office:value-type="float" office:value="101.85421838183" calcext:value-type="float">
            <text:p>101,85</text:p>
          </table:table-cell>
          <table:table-cell table:style-name="ce20" table:formula="of:=AVERAGE([.I70:.I73])" office:value-type="float" office:value="101.524383788744" calcext:value-type="float" table:number-columns-spanned="1" table:number-rows-spanned="4">
            <text:p>101,52</text:p>
          </table:table-cell>
          <table:table-cell table:style-name="ce27" office:value-type="float" office:value="70" calcext:value-type="float" table:number-columns-spanned="1" table:number-rows-spanned="4">
            <text:p>70</text:p>
          </table:table-cell>
          <table:table-cell table:style-name="ce30" table:formula="of:=AVERAGE([.M70:.M73])" office:value-type="float" office:value="10.2776962039768" calcext:value-type="float" table:number-columns-spanned="1" table:number-rows-spanned="4">
            <text:p>10,28</text:p>
          </table:table-cell>
          <table:table-cell table:style-name="ce29" table:formula="of:=[.N27]*100/[.L27]" office:value-type="float" office:value="12.0259568851738" calcext:value-type="float">
            <text:p>12,03</text:p>
          </table:table-cell>
          <table:table-cell table:formula="of:=[.M27]*100/[.K27]" office:value-type="float" office:value="100" calcext:value-type="float">
            <text:p>100,00</text:p>
          </table:table-cell>
          <table:table-cell table:style-name="ce30" table:formula="of:=AVERAGE([.N70:.N73])" office:value-type="float" office:value="100.145474140101" calcext:value-type="float" table:number-columns-spanned="1" table:number-rows-spanned="4">
            <text:p>100,15</text:p>
          </table:table-cell>
          <table:table-cell table:style-name="ce34" office:value-type="float" office:value="70" calcext:value-type="float" table:number-columns-spanned="1" table:number-rows-spanned="4">
            <text:p>70</text:p>
          </table:table-cell>
          <table:table-cell table:style-name="ce37" table:formula="of:=AVERAGE([.R70:.R73])" office:value-type="float" office:value="9.18694793779639" calcext:value-type="float" table:number-columns-spanned="1" table:number-rows-spanned="4">
            <text:p>9,19</text:p>
          </table:table-cell>
          <table:table-cell table:style-name="ce36" table:formula="of:=[.S27]*100/[.Q27]" office:value-type="float" office:value="9.54788264284715" calcext:value-type="float">
            <text:p>9,55</text:p>
          </table:table-cell>
          <table:table-cell table:formula="of:=[.R27]*100/[.P27]" office:value-type="float" office:value="100.961405701579" calcext:value-type="float">
            <text:p>100,96</text:p>
          </table:table-cell>
          <table:table-cell table:style-name="ce37" table:formula="of:=AVERAGE([.S70:.S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1">
          <table:covered-table-cell table:style-name="ce10"/>
          <table:covered-table-cell table:style-name="ce13"/>
          <table:table-cell table:style-name="ce12" table:formula="of:=([.D28]*100)/[.B28]" office:value-type="float" office:value="10.4638059330764" calcext:value-type="float">
            <text:p>10,46</text:p>
          </table:table-cell>
          <table:table-cell table:formula="of:=[.C28]*100/[.A28]" office:value-type="float" office:value="101.184863881005" calcext:value-type="float">
            <text:p>101,18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28]*100/[.G28]" office:value-type="float" office:value="11.3365990202939" calcext:value-type="float">
            <text:p>11,34</text:p>
          </table:table-cell>
          <table:table-cell table:formula="of:=[.H28]*100/[.F28]" office:value-type="float" office:value="102.148405808859" calcext:value-type="float">
            <text:p>102,15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28]*100/[.L28]" office:value-type="float" office:value="10.5661627004065" calcext:value-type="float">
            <text:p>10,57</text:p>
          </table:table-cell>
          <table:table-cell table:formula="of:=[.M28]*100/[.K28]" office:value-type="float" office:value="100.468547055145" calcext:value-type="float">
            <text:p>100,47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28]*100/[.Q28]" office:value-type="float" office:value="9.97259520257329" calcext:value-type="float">
            <text:p>9,97</text:p>
          </table:table-cell>
          <table:table-cell table:formula="of:=[.R28]*100/[.P28]" office:value-type="float" office:value="101.988205021656" calcext:value-type="float">
            <text:p>101,99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29]*100)/[.B29]" office:value-type="float" office:value="6.26824296779453" calcext:value-type="float">
            <text:p>6,27</text:p>
          </table:table-cell>
          <table:table-cell table:formula="of:=[.C29]*100/[.A29]" office:value-type="float" office:value="101.046987731185" calcext:value-type="float">
            <text:p>101,05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29]*100/[.G29]" office:value-type="float" office:value="1.58464111467788" calcext:value-type="float">
            <text:p>1,58</text:p>
          </table:table-cell>
          <table:table-cell table:formula="of:=[.H29]*100/[.F29]" office:value-type="float" office:value="101.866497705064" calcext:value-type="float">
            <text:p>101,87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29]*100/[.L29]" office:value-type="float" office:value="5.00428233936824" calcext:value-type="float">
            <text:p>5,00</text:p>
          </table:table-cell>
          <table:table-cell table:formula="of:=[.M29]*100/[.K29]" office:value-type="float" office:value="100" calcext:value-type="float">
            <text:p>100,00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29]*100/[.Q29]" office:value-type="float" office:value="4.87285815760142" calcext:value-type="float">
            <text:p>4,87</text:p>
          </table:table-cell>
          <table:table-cell table:formula="of:=[.R29]*100/[.P29]" office:value-type="float" office:value="123.109149044401" calcext:value-type="float">
            <text:p>123,11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30]*100)/[.B30]" office:value-type="float" office:value="1.65334154532671" calcext:value-type="float">
            <text:p>1,65</text:p>
          </table:table-cell>
          <table:table-cell table:formula="of:=[.C30]*100/[.A30]" office:value-type="float" office:value="103.129017517136" calcext:value-type="float">
            <text:p>103,13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0]*100/[.G30]" office:value-type="float" office:value="9.01442594149952" calcext:value-type="float">
            <text:p>9,01</text:p>
          </table:table-cell>
          <table:table-cell table:formula="of:=[.H30]*100/[.F30]" office:value-type="float" office:value="100.228413259221" calcext:value-type="float">
            <text:p>100,23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0]*100/[.L30]" office:value-type="float" office:value="13.5143828909587" calcext:value-type="float">
            <text:p>13,51</text:p>
          </table:table-cell>
          <table:table-cell table:formula="of:=[.M30]*100/[.K30]" office:value-type="float" office:value="100.11334950526" calcext:value-type="float">
            <text:p>100,11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0]*100/[.Q30]" office:value-type="float" office:value="12.3544557481637" calcext:value-type="float">
            <text:p>12,35</text:p>
          </table:table-cell>
          <table:table-cell table:formula="of:=[.R30]*100/[.P30]" office:value-type="float" office:value="181.029743163547" calcext:value-type="float">
            <text:p>181,03</text:p>
          </table:table-cell>
          <table:covered-table-cell table:style-name="ce37"/>
        </table:table-row>
        <table:table-row table:style-name="ro1">
          <table:table-cell table:style-name="ce10" office:value-type="float" office:value="80" calcext:value-type="float" table:number-columns-spanned="1" table:number-rows-spanned="4">
            <text:p>80</text:p>
          </table:table-cell>
          <table:table-cell table:style-name="ce13" table:formula="of:=AVERAGE([.C74:.C77])" office:value-type="float" office:value="7.40253744825415" calcext:value-type="float" table:number-columns-spanned="1" table:number-rows-spanned="4">
            <text:p>7,40</text:p>
          </table:table-cell>
          <table:table-cell table:style-name="ce12" table:formula="of:=([.D31]*100)/[.B31]" office:value-type="float" office:value="5.10778871543088" calcext:value-type="float">
            <text:p>5,11</text:p>
          </table:table-cell>
          <table:table-cell table:formula="of:=[.C31]*100/[.A31]" office:value-type="float" office:value="102.880098801751" calcext:value-type="float">
            <text:p>102,88</text:p>
          </table:table-cell>
          <table:table-cell table:style-name="ce13" table:formula="of:=AVERAGE([.D74:.D77])" office:value-type="float" office:value="103.494576773415" calcext:value-type="float" table:number-columns-spanned="1" table:number-rows-spanned="4">
            <text:p>103,49</text:p>
          </table:table-cell>
          <table:table-cell table:style-name="ce17" office:value-type="float" office:value="80" calcext:value-type="float" table:number-columns-spanned="1" table:number-rows-spanned="4">
            <text:p>80</text:p>
          </table:table-cell>
          <table:table-cell table:style-name="ce20" table:formula="of:=AVERAGE([.H74:.H77])" office:value-type="float" office:value="5.0752533379912" calcext:value-type="float" table:number-columns-spanned="1" table:number-rows-spanned="4">
            <text:p>5,08</text:p>
          </table:table-cell>
          <table:table-cell table:style-name="ce19" table:formula="of:=[.I31]*100/[.G31]" office:value-type="float" office:value="3.99757447622629" calcext:value-type="float">
            <text:p>4,00</text:p>
          </table:table-cell>
          <table:table-cell table:formula="of:=[.H31]*100/[.F31]" office:value-type="float" office:value="103.632723212254" calcext:value-type="float">
            <text:p>103,63</text:p>
          </table:table-cell>
          <table:table-cell table:style-name="ce20" table:formula="of:=AVERAGE([.I74:.I77])" office:value-type="float" office:value="102.55041254615" calcext:value-type="float" table:number-columns-spanned="1" table:number-rows-spanned="4">
            <text:p>102,55</text:p>
          </table:table-cell>
          <table:table-cell table:style-name="ce27" office:value-type="float" office:value="80" calcext:value-type="float" table:number-columns-spanned="1" table:number-rows-spanned="4">
            <text:p>80</text:p>
          </table:table-cell>
          <table:table-cell table:style-name="ce30" table:formula="of:=AVERAGE([.M74:.M77])" office:value-type="float" office:value="9.43571554317804" calcext:value-type="float" table:number-columns-spanned="1" table:number-rows-spanned="4">
            <text:p>9,44</text:p>
          </table:table-cell>
          <table:table-cell table:style-name="ce29" table:formula="of:=[.N31]*100/[.L31]" office:value-type="float" office:value="18.8560773091898" calcext:value-type="float">
            <text:p>18,86</text:p>
          </table:table-cell>
          <table:table-cell table:formula="of:=[.M31]*100/[.K31]" office:value-type="float" office:value="100.722924539838" calcext:value-type="float">
            <text:p>100,72</text:p>
          </table:table-cell>
          <table:table-cell table:style-name="ce30" table:formula="of:=AVERAGE([.N74:.N77])" office:value-type="float" office:value="101.482689964167" calcext:value-type="float" table:number-columns-spanned="1" table:number-rows-spanned="4">
            <text:p>101,48</text:p>
          </table:table-cell>
          <table:table-cell table:style-name="ce34" office:value-type="float" office:value="80" calcext:value-type="float" table:number-columns-spanned="1" table:number-rows-spanned="4">
            <text:p>80</text:p>
          </table:table-cell>
          <table:table-cell table:style-name="ce37" table:formula="of:=AVERAGE([.R74:.R77])" office:value-type="float" office:value="6.80839373351199" calcext:value-type="float" table:number-columns-spanned="1" table:number-rows-spanned="4">
            <text:p>6,81</text:p>
          </table:table-cell>
          <table:table-cell table:style-name="ce36" table:formula="of:=[.S31]*100/[.Q31]" office:value-type="float" office:value="9.75894245723173" calcext:value-type="float">
            <text:p>9,76</text:p>
          </table:table-cell>
          <table:table-cell table:formula="of:=[.R31]*100/[.P31]" office:value-type="float" office:value="103.714153873652" calcext:value-type="float">
            <text:p>103,71</text:p>
          </table:table-cell>
          <table:table-cell table:style-name="ce37" table:formula="of:=AVERAGE([.S74:.S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1">
          <table:covered-table-cell table:style-name="ce10"/>
          <table:covered-table-cell table:style-name="ce13"/>
          <table:table-cell table:style-name="ce12" table:formula="of:=([.D32]*100)/[.B32]" office:value-type="float" office:value="7.84643874983289" calcext:value-type="float">
            <text:p>7,85</text:p>
          </table:table-cell>
          <table:table-cell table:formula="of:=[.C32]*100/[.A32]" office:value-type="float" office:value="103.530914650106" calcext:value-type="float">
            <text:p>103,53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2]*100/[.G32]" office:value-type="float" office:value="3.71514873929606" calcext:value-type="float">
            <text:p>3,72</text:p>
          </table:table-cell>
          <table:table-cell table:formula="of:=[.H32]*100/[.F32]" office:value-type="float" office:value="101.692164973073" calcext:value-type="float">
            <text:p>101,69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2]*100/[.L32]" office:value-type="float" office:value="2.3891881579806" calcext:value-type="float">
            <text:p>2,39</text:p>
          </table:table-cell>
          <table:table-cell table:formula="of:=[.M32]*100/[.K32]" office:value-type="float" office:value="100.31886570491" calcext:value-type="float">
            <text:p>100,32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2]*100/[.Q32]" office:value-type="float" office:value="6.44768322141446" calcext:value-type="float">
            <text:p>6,45</text:p>
          </table:table-cell>
          <table:table-cell table:formula="of:=[.R32]*100/[.P32]" office:value-type="float" office:value="100.31379664193" calcext:value-type="float">
            <text:p>100,31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33]*100)/[.B33]" office:value-type="float" office:value="10.1201773380231" calcext:value-type="float">
            <text:p>10,12</text:p>
          </table:table-cell>
          <table:table-cell table:formula="of:=[.C33]*100/[.A33]" office:value-type="float" office:value="104.63460474126" calcext:value-type="float">
            <text:p>104,63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3]*100/[.G33]" office:value-type="float" office:value="4.55046215867751" calcext:value-type="float">
            <text:p>4,55</text:p>
          </table:table-cell>
          <table:table-cell table:formula="of:=[.H33]*100/[.F33]" office:value-type="float" office:value="102.518000812678" calcext:value-type="float">
            <text:p>102,52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3]*100/[.L33]" office:value-type="float" office:value="10.6608095569473" calcext:value-type="float">
            <text:p>10,66</text:p>
          </table:table-cell>
          <table:table-cell table:formula="of:=[.M33]*100/[.K33]" office:value-type="float" office:value="100.681310206909" calcext:value-type="float">
            <text:p>100,68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3]*100/[.Q33]" office:value-type="float" office:value="8.12592756323218" calcext:value-type="float">
            <text:p>8,13</text:p>
          </table:table-cell>
          <table:table-cell table:formula="of:=[.R33]*100/[.P33]" office:value-type="float" office:value="100.371188077825" calcext:value-type="float">
            <text:p>100,37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34]*100)/[.B34]" office:value-type="float" office:value="6.53574498972978" calcext:value-type="float">
            <text:p>6,54</text:p>
          </table:table-cell>
          <table:table-cell table:formula="of:=[.C34]*100/[.A34]" office:value-type="float" office:value="102.932688900543" calcext:value-type="float">
            <text:p>102,93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4]*100/[.G34]" office:value-type="float" office:value="8.03782797776494" calcext:value-type="float">
            <text:p>8,04</text:p>
          </table:table-cell>
          <table:table-cell table:formula="of:=[.H34]*100/[.F34]" office:value-type="float" office:value="102.358761186595" calcext:value-type="float">
            <text:p>102,36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4]*100/[.L34]" office:value-type="float" office:value="5.83678714859437" calcext:value-type="float">
            <text:p>5,84</text:p>
          </table:table-cell>
          <table:table-cell table:formula="of:=[.M34]*100/[.K34]" office:value-type="float" office:value="104.207659405011" calcext:value-type="float">
            <text:p>104,21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4]*100/[.Q34]" office:value-type="float" office:value="2.9010216921696" calcext:value-type="float">
            <text:p>2,90</text:p>
          </table:table-cell>
          <table:table-cell table:formula="of:=[.R34]*100/[.P34]" office:value-type="float" office:value="100.270973864992" calcext:value-type="float">
            <text:p>100,27</text:p>
          </table:table-cell>
          <table:covered-table-cell table:style-name="ce37"/>
        </table:table-row>
        <table:table-row table:style-name="ro1">
          <table:table-cell table:style-name="ce10" office:value-type="float" office:value="90" calcext:value-type="float" table:number-columns-spanned="1" table:number-rows-spanned="4">
            <text:p>90</text:p>
          </table:table-cell>
          <table:table-cell table:style-name="ce13" table:formula="of:=AVERAGE([.C78:.C81])" office:value-type="float" office:value="4.20542977464014" calcext:value-type="float" table:number-columns-spanned="1" table:number-rows-spanned="4">
            <text:p>4,21</text:p>
          </table:table-cell>
          <table:table-cell table:style-name="ce12" table:formula="of:=([.D35]*100)/[.B35]" office:value-type="float" office:value="2.88656108398105" calcext:value-type="float">
            <text:p>2,89</text:p>
          </table:table-cell>
          <table:table-cell table:formula="of:=[.C35]*100/[.A35]" office:value-type="float" office:value="105.778400918244" calcext:value-type="float">
            <text:p>105,78</text:p>
          </table:table-cell>
          <table:table-cell table:style-name="ce13" table:formula="of:=AVERAGE([.D78:.D81])" office:value-type="float" office:value="104.698541126215" calcext:value-type="float" table:number-columns-spanned="1" table:number-rows-spanned="4">
            <text:p>104,70</text:p>
          </table:table-cell>
          <table:table-cell table:style-name="ce17" office:value-type="float" office:value="90" calcext:value-type="float" table:number-columns-spanned="1" table:number-rows-spanned="4">
            <text:p>90</text:p>
          </table:table-cell>
          <table:table-cell table:style-name="ce20" table:formula="of:=AVERAGE([.H78:.H81])" office:value-type="float" office:value="4.59616801121062" calcext:value-type="float" table:number-columns-spanned="1" table:number-rows-spanned="4">
            <text:p>4,60</text:p>
          </table:table-cell>
          <table:table-cell table:style-name="ce19" table:formula="of:=[.I35]*100/[.G35]" office:value-type="float" office:value="5.82578387852822" calcext:value-type="float">
            <text:p>5,83</text:p>
          </table:table-cell>
          <table:table-cell table:formula="of:=[.H35]*100/[.F35]" office:value-type="float" office:value="102.464580334505" calcext:value-type="float">
            <text:p>102,46</text:p>
          </table:table-cell>
          <table:table-cell table:style-name="ce20" table:formula="of:=AVERAGE([.I78:.I81])" office:value-type="float" office:value="101.996352137151" calcext:value-type="float" table:number-columns-spanned="1" table:number-rows-spanned="4">
            <text:p>102,00</text:p>
          </table:table-cell>
          <table:table-cell table:style-name="ce27" office:value-type="float" office:value="90" calcext:value-type="float" table:number-columns-spanned="1" table:number-rows-spanned="4">
            <text:p>90</text:p>
          </table:table-cell>
          <table:table-cell table:style-name="ce30" table:formula="of:=AVERAGE([.M78:.M81])" office:value-type="float" office:value="12.4962960895046" calcext:value-type="float" table:number-columns-spanned="1" table:number-rows-spanned="4">
            <text:p>12,50</text:p>
          </table:table-cell>
          <table:table-cell table:style-name="ce29" table:formula="of:=[.N35]*100/[.L35]" office:value-type="float" office:value="13.8181682419063" calcext:value-type="float">
            <text:p>13,82</text:p>
          </table:table-cell>
          <table:table-cell table:formula="of:=[.M35]*100/[.K35]" office:value-type="float" office:value="100.180941698048" calcext:value-type="float">
            <text:p>100,18</text:p>
          </table:table-cell>
          <table:table-cell table:style-name="ce30" table:formula="of:=AVERAGE([.N78:.N81])" office:value-type="float" office:value="100.645208510277" calcext:value-type="float" table:number-columns-spanned="1" table:number-rows-spanned="4">
            <text:p>100,65</text:p>
          </table:table-cell>
          <table:table-cell table:style-name="ce34" office:value-type="float" office:value="90" calcext:value-type="float" table:number-columns-spanned="1" table:number-rows-spanned="4">
            <text:p>90</text:p>
          </table:table-cell>
          <table:table-cell table:style-name="ce37" table:formula="of:=AVERAGE([.R78:.R81])" office:value-type="float" office:value="5.09543876322265" calcext:value-type="float" table:number-columns-spanned="1" table:number-rows-spanned="4">
            <text:p>5,10</text:p>
          </table:table-cell>
          <table:table-cell table:style-name="ce36" table:formula="of:=[.S35]*100/[.Q35]" office:value-type="float" office:value="9.47681808236286" calcext:value-type="float">
            <text:p>9,48</text:p>
          </table:table-cell>
          <table:table-cell table:formula="of:=[.R35]*100/[.P35]" office:value-type="float" office:value="101.863183928206" calcext:value-type="float">
            <text:p>101,86</text:p>
          </table:table-cell>
          <table:table-cell table:style-name="ce37" table:formula="of:=AVERAGE([.S78:.S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1">
          <table:covered-table-cell table:style-name="ce10"/>
          <table:covered-table-cell table:style-name="ce13"/>
          <table:table-cell table:style-name="ce12" table:formula="of:=([.D36]*100)/[.B36]" office:value-type="float" office:value="3.274703668685" calcext:value-type="float">
            <text:p>3,27</text:p>
          </table:table-cell>
          <table:table-cell table:formula="of:=[.C36]*100/[.A36]" office:value-type="float" office:value="103.665913700099" calcext:value-type="float">
            <text:p>103,67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6]*100/[.G36]" office:value-type="float" office:value="6.35278874887677" calcext:value-type="float">
            <text:p>6,35</text:p>
          </table:table-cell>
          <table:table-cell table:formula="of:=[.H36]*100/[.F36]" office:value-type="float" office:value="102.582122009843" calcext:value-type="float">
            <text:p>102,58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6]*100/[.L36]" office:value-type="float" office:value="4.93282897115679" calcext:value-type="float">
            <text:p>4,93</text:p>
          </table:table-cell>
          <table:table-cell table:formula="of:=[.M36]*100/[.K36]" office:value-type="float" office:value="99.9580125085124" calcext:value-type="float">
            <text:p>99,96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6]*100/[.Q36]" office:value-type="float" office:value="5.22961794409693" calcext:value-type="float">
            <text:p>5,23</text:p>
          </table:table-cell>
          <table:table-cell table:formula="of:=[.R36]*100/[.P36]" office:value-type="float" office:value="100" calcext:value-type="float">
            <text:p>100,00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37]*100)/[.B37]" office:value-type="float" office:value="4.66092506502497" calcext:value-type="float">
            <text:p>4,66</text:p>
          </table:table-cell>
          <table:table-cell table:formula="of:=[.C37]*100/[.A37]" office:value-type="float" office:value="103.859451880017" calcext:value-type="float">
            <text:p>103,86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7]*100/[.G37]" office:value-type="float" office:value="4.61167117150024" calcext:value-type="float">
            <text:p>4,61</text:p>
          </table:table-cell>
          <table:table-cell table:formula="of:=[.H37]*100/[.F37]" office:value-type="float" office:value="101.640466128493" calcext:value-type="float">
            <text:p>101,64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7]*100/[.L37]" office:value-type="float" office:value="15.3167498041163" calcext:value-type="float">
            <text:p>15,32</text:p>
          </table:table-cell>
          <table:table-cell table:formula="of:=[.M37]*100/[.K37]" office:value-type="float" office:value="102.441879834549" calcext:value-type="float">
            <text:p>102,44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7]*100/[.Q37]" office:value-type="float" office:value="5.67195141077005" calcext:value-type="float">
            <text:p>5,67</text:p>
          </table:table-cell>
          <table:table-cell table:formula="of:=[.R37]*100/[.P37]" office:value-type="float" office:value="102.225733058819" calcext:value-type="float">
            <text:p>102,23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38]*100)/[.B38]" office:value-type="float" office:value="5.99952928086954" calcext:value-type="float">
            <text:p>6,00</text:p>
          </table:table-cell>
          <table:table-cell table:formula="of:=[.C38]*100/[.A38]" office:value-type="float" office:value="105.490398006499" calcext:value-type="float">
            <text:p>105,49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38]*100/[.G38]" office:value-type="float" office:value="1.59442824593727" calcext:value-type="float">
            <text:p>1,59</text:p>
          </table:table-cell>
          <table:table-cell table:formula="of:=[.H38]*100/[.F38]" office:value-type="float" office:value="101.298240075764" calcext:value-type="float">
            <text:p>101,30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38]*100/[.L38]" office:value-type="float" office:value="15.917437340839" calcext:value-type="float">
            <text:p>15,92</text:p>
          </table:table-cell>
          <table:table-cell table:formula="of:=[.M38]*100/[.K38]" office:value-type="float" office:value="100" calcext:value-type="float">
            <text:p>100,00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38]*100/[.Q38]" office:value-type="float" office:value="0.00336761566075681" calcext:value-type="float">
            <text:p>0,00</text:p>
          </table:table-cell>
          <table:table-cell table:formula="of:=[.R38]*100/[.P38]" office:value-type="float" office:value="100.697915748208" calcext:value-type="float">
            <text:p>100,70</text:p>
          </table:table-cell>
          <table:covered-table-cell table:style-name="ce37"/>
        </table:table-row>
        <table:table-row table:style-name="ro1">
          <table:table-cell table:style-name="ce10" office:value-type="float" office:value="100" calcext:value-type="float" table:number-columns-spanned="1" table:number-rows-spanned="4">
            <text:p>100</text:p>
          </table:table-cell>
          <table:table-cell table:style-name="ce13" table:formula="of:=AVERAGE([.C82:.C85])" office:value-type="float" office:value="5.92297630054388" calcext:value-type="float" table:number-columns-spanned="1" table:number-rows-spanned="4">
            <text:p>5,92</text:p>
          </table:table-cell>
          <table:table-cell table:style-name="ce12" table:formula="of:=([.D39]*100)/[.B39]" office:value-type="float" office:value="6.53894456478679" calcext:value-type="float">
            <text:p>6,54</text:p>
          </table:table-cell>
          <table:table-cell table:formula="of:=[.C39]*100/[.A39]" office:value-type="float" office:value="103.300665163682" calcext:value-type="float">
            <text:p>103,30</text:p>
          </table:table-cell>
          <table:table-cell table:style-name="ce13" table:formula="of:=AVERAGE([.D82:.D85])" office:value-type="float" office:value="105.468633287823" calcext:value-type="float" table:number-columns-spanned="1" table:number-rows-spanned="4">
            <text:p>105,47</text:p>
          </table:table-cell>
          <table:table-cell table:style-name="ce17" office:value-type="float" office:value="100" calcext:value-type="float" table:number-columns-spanned="1" table:number-rows-spanned="4">
            <text:p>100</text:p>
          </table:table-cell>
          <table:table-cell table:style-name="ce20" table:formula="of:=AVERAGE([.H82:.H85])" office:value-type="float" office:value="5.54983911953947" calcext:value-type="float" table:number-columns-spanned="1" table:number-rows-spanned="4">
            <text:p>5,55</text:p>
          </table:table-cell>
          <table:table-cell table:style-name="ce19" table:formula="of:=[.I39]*100/[.G39]" office:value-type="float" office:value="4.59238274208795" calcext:value-type="float">
            <text:p>4,59</text:p>
          </table:table-cell>
          <table:table-cell table:formula="of:=[.H39]*100/[.F39]" office:value-type="float" office:value="103.360354763911" calcext:value-type="float">
            <text:p>103,36</text:p>
          </table:table-cell>
          <table:table-cell table:style-name="ce20" table:formula="of:=AVERAGE([.I82:.I85])" office:value-type="float" office:value="102.506243614019" calcext:value-type="float" table:number-columns-spanned="1" table:number-rows-spanned="4">
            <text:p>102,51</text:p>
          </table:table-cell>
          <table:table-cell table:style-name="ce27" office:value-type="float" office:value="100" calcext:value-type="float" table:number-columns-spanned="1" table:number-rows-spanned="4">
            <text:p>100</text:p>
          </table:table-cell>
          <table:table-cell table:style-name="ce30" table:formula="of:=AVERAGE([.M82:.M85])" office:value-type="float" office:value="8.29054559670275" calcext:value-type="float" table:number-columns-spanned="1" table:number-rows-spanned="4">
            <text:p>8,29</text:p>
          </table:table-cell>
          <table:table-cell table:style-name="ce29" table:formula="of:=[.N39]*100/[.L39]" office:value-type="float" office:value="9.63132675560155" calcext:value-type="float">
            <text:p>9,63</text:p>
          </table:table-cell>
          <table:table-cell table:formula="of:=[.M39]*100/[.K39]" office:value-type="float" office:value="100.667420441947" calcext:value-type="float">
            <text:p>100,67</text:p>
          </table:table-cell>
          <table:table-cell table:style-name="ce30" table:formula="of:=AVERAGE([.N82:.N85])" office:value-type="float" office:value="101.153661677288" calcext:value-type="float" table:number-columns-spanned="1" table:number-rows-spanned="4">
            <text:p>101,15</text:p>
          </table:table-cell>
          <table:table-cell table:style-name="ce34" office:value-type="float" office:value="100" calcext:value-type="float" table:number-columns-spanned="1" table:number-rows-spanned="4">
            <text:p>100</text:p>
          </table:table-cell>
          <table:table-cell table:style-name="ce37" table:formula="of:=AVERAGE([.R82:.R85])" office:value-type="float" office:value="5.59669106535025" calcext:value-type="float" table:number-columns-spanned="1" table:number-rows-spanned="4">
            <text:p>5,60</text:p>
          </table:table-cell>
          <table:table-cell table:style-name="ce36" table:formula="of:=[.S39]*100/[.Q39]" office:value-type="float" office:value="2.50330101620234" calcext:value-type="float">
            <text:p>2,50</text:p>
          </table:table-cell>
          <table:table-cell table:formula="of:=[.R39]*100/[.P39]" office:value-type="float" office:value="101.384821956881" calcext:value-type="float">
            <text:p>101,38</text:p>
          </table:table-cell>
          <table:table-cell table:style-name="ce37" table:formula="of:=AVERAGE([.S82:.S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1">
          <table:covered-table-cell table:style-name="ce10"/>
          <table:covered-table-cell table:style-name="ce13"/>
          <table:table-cell table:style-name="ce12" table:formula="of:=([.D40]*100)/[.B40]" office:value-type="float" office:value="8.77243119473885" calcext:value-type="float">
            <text:p>8,77</text:p>
          </table:table-cell>
          <table:table-cell table:formula="of:=[.C40]*100/[.A40]" office:value-type="float" office:value="101.723488013306" calcext:value-type="float">
            <text:p>101,72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40]*100/[.G40]" office:value-type="float" office:value="5.99182308121167" calcext:value-type="float">
            <text:p>5,99</text:p>
          </table:table-cell>
          <table:table-cell table:formula="of:=[.H40]*100/[.F40]" office:value-type="float" office:value="102.239388170048" calcext:value-type="float">
            <text:p>102,24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40]*100/[.L40]" office:value-type="float" office:value="2.39696234407104" calcext:value-type="float">
            <text:p>2,40</text:p>
          </table:table-cell>
          <table:table-cell table:formula="of:=[.M40]*100/[.K40]" office:value-type="float" office:value="101.752908163529" calcext:value-type="float">
            <text:p>101,75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40]*100/[.Q40]" office:value-type="float" office:value="9.23200040434331" calcext:value-type="float">
            <text:p>9,23</text:p>
          </table:table-cell>
          <table:table-cell table:formula="of:=[.R40]*100/[.P40]" office:value-type="float" office:value="100" calcext:value-type="float">
            <text:p>100,00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41]*100)/[.B41]" office:value-type="float" office:value="6.14451381837474" calcext:value-type="float">
            <text:p>6,14</text:p>
          </table:table-cell>
          <table:table-cell table:formula="of:=[.C41]*100/[.A41]" office:value-type="float" office:value="104.663165277354" calcext:value-type="float">
            <text:p>104,66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41]*100/[.G41]" office:value-type="float" office:value="6.10255822985233" calcext:value-type="float">
            <text:p>6,10</text:p>
          </table:table-cell>
          <table:table-cell table:formula="of:=[.H41]*100/[.F41]" office:value-type="float" office:value="102.910753800105" calcext:value-type="float">
            <text:p>102,91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41]*100/[.L41]" office:value-type="float" office:value="10.1658711384219" calcext:value-type="float">
            <text:p>10,17</text:p>
          </table:table-cell>
          <table:table-cell table:formula="of:=[.M41]*100/[.K41]" office:value-type="float" office:value="100" calcext:value-type="float">
            <text:p>100,00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41]*100/[.Q41]" office:value-type="float" office:value="8.17715024923068" calcext:value-type="float">
            <text:p>8,18</text:p>
          </table:table-cell>
          <table:table-cell table:formula="of:=[.R41]*100/[.P41]" office:value-type="float" office:value="100.964859688769" calcext:value-type="float">
            <text:p>100,96</text:p>
          </table:table-cell>
          <table:covered-table-cell table:style-name="ce37"/>
        </table:table-row>
        <table:table-row table:style-name="ro1">
          <table:covered-table-cell table:style-name="ce10"/>
          <table:covered-table-cell table:style-name="ce13"/>
          <table:table-cell table:style-name="ce12" table:formula="of:=([.D42]*100)/[.B42]" office:value-type="float" office:value="2.23601562427516" calcext:value-type="float">
            <text:p>2,24</text:p>
          </table:table-cell>
          <table:table-cell table:formula="of:=[.C42]*100/[.A42]" office:value-type="float" office:value="112.18721469695" calcext:value-type="float">
            <text:p>112,19</text:p>
          </table:table-cell>
          <table:covered-table-cell table:style-name="ce13"/>
          <table:covered-table-cell table:style-name="ce17"/>
          <table:covered-table-cell table:style-name="ce20"/>
          <table:table-cell table:style-name="ce19" table:formula="of:=[.I42]*100/[.G42]" office:value-type="float" office:value="5.51259242500591" calcext:value-type="float">
            <text:p>5,51</text:p>
          </table:table-cell>
          <table:table-cell table:formula="of:=[.H42]*100/[.F42]" office:value-type="float" office:value="101.514477722013" calcext:value-type="float">
            <text:p>101,51</text:p>
          </table:table-cell>
          <table:covered-table-cell table:style-name="ce20"/>
          <table:covered-table-cell table:style-name="ce27"/>
          <table:covered-table-cell table:style-name="ce30"/>
          <table:table-cell table:style-name="ce29" table:formula="of:=[.N42]*100/[.L42]" office:value-type="float" office:value="10.9680221487165" calcext:value-type="float">
            <text:p>10,97</text:p>
          </table:table-cell>
          <table:table-cell table:formula="of:=[.M42]*100/[.K42]" office:value-type="float" office:value="102.194318103677" calcext:value-type="float">
            <text:p>102,19</text:p>
          </table:table-cell>
          <table:covered-table-cell table:style-name="ce30"/>
          <table:covered-table-cell table:style-name="ce34"/>
          <table:covered-table-cell table:style-name="ce37"/>
          <table:table-cell table:style-name="ce36" table:formula="of:=[.S42]*100/[.Q42]" office:value-type="float" office:value="2.47431259162466" calcext:value-type="float">
            <text:p>2,47</text:p>
          </table:table-cell>
          <table:table-cell table:formula="of:=[.R42]*100/[.P42]" office:value-type="float" office:value="100.844660455236" calcext:value-type="float">
            <text:p>100,84</text:p>
          </table:table-cell>
          <table:covered-table-cell table:style-name="ce37"/>
        </table:table-row>
        <table:table-row table:style-name="ro6">
          <table:table-cell table:style-name="ce6"/>
          <table:table-cell/>
          <table:table-cell table:number-columns-repeated="2" table:style-name="ce11" office:value-type="string" calcext:value-type="string">
            <text:p>Guadagno medio</text:p>
          </table:table-cell>
          <table:table-cell/>
          <table:table-cell table:style-name="ce16"/>
          <table:table-cell/>
          <table:table-cell table:number-columns-repeated="2" table:style-name="ce18" office:value-type="string" calcext:value-type="string">
            <text:p>Guadagno medio</text:p>
          </table:table-cell>
          <table:table-cell/>
          <table:table-cell table:style-name="ce25"/>
          <table:table-cell/>
          <table:table-cell table:number-columns-repeated="2" table:style-name="ce28" office:value-type="string" calcext:value-type="string">
            <text:p>Guadagno medio</text:p>
          </table:table-cell>
          <table:table-cell/>
          <table:table-cell table:style-name="ce31"/>
          <table:table-cell/>
          <table:table-cell table:number-columns-repeated="2" table:style-name="ce35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6"/>
          <table:table-cell table:style-name="ce12" table:formula="of:=AVERAGE([.B46:.B82])" office:value-type="float" office:value="5.9517635891999" calcext:value-type="float">
            <text:p>5,95</text:p>
          </table:table-cell>
          <table:table-cell table:style-name="ce12" table:formula="of:=AVERAGE([.C46:.C85])" office:value-type="float" office:value="5.9517635891999" calcext:value-type="float">
            <text:p>5,95</text:p>
          </table:table-cell>
          <table:table-cell table:formula="of:=AVERAGE([.D46:.D85])" office:value-type="float" office:value="102.119611583345" calcext:value-type="float">
            <text:p>102,12</text:p>
          </table:table-cell>
          <table:table-cell table:style-name="ce12" table:formula="of:=AVERAGE([.E46:.E82])" office:value-type="float" office:value="102.119611583345" calcext:value-type="float">
            <text:p>102,12</text:p>
          </table:table-cell>
          <table:table-cell table:style-name="ce16"/>
          <table:table-cell table:style-name="ce19" table:formula="of:=AVERAGE([.G46:.G86])" office:value-type="float" office:value="4.99444947624033" calcext:value-type="float">
            <text:p>4,99</text:p>
          </table:table-cell>
          <table:table-cell table:style-name="ce19" table:formula="of:=AVERAGE([.H46:.H85])" office:value-type="float" office:value="4.99444947624033" calcext:value-type="float">
            <text:p>4,99</text:p>
          </table:table-cell>
          <table:table-cell table:formula="of:=AVERAGE([.I46:.I85])" office:value-type="float" office:value="102.156692736394" calcext:value-type="float">
            <text:p>102,16</text:p>
          </table:table-cell>
          <table:table-cell table:style-name="ce19" table:formula="of:=AVERAGE([.J46:.J82])" office:value-type="float" office:value="102.156692736394" calcext:value-type="float">
            <text:p>102,16</text:p>
          </table:table-cell>
          <table:table-cell table:style-name="ce25"/>
          <table:table-cell table:style-name="ce29" table:formula="of:=AVERAGE([.L46:.L86])" office:value-type="float" office:value="9.36972223275252" calcext:value-type="float">
            <text:p>9,37</text:p>
          </table:table-cell>
          <table:table-cell table:style-name="ce29" table:formula="of:=AVERAGE([.M46:.M85])" office:value-type="float" office:value="9.36972223275252" calcext:value-type="float">
            <text:p>9,37</text:p>
          </table:table-cell>
          <table:table-cell table:formula="of:=AVERAGE([.N46:.N85])" office:value-type="float" office:value="100.472983611729" calcext:value-type="float">
            <text:p>100,47</text:p>
          </table:table-cell>
          <table:table-cell table:style-name="ce29" table:formula="of:=AVERAGE([.O46:.O82])" office:value-type="float" office:value="100.472983611729" calcext:value-type="float">
            <text:p>100,47</text:p>
          </table:table-cell>
          <table:table-cell table:style-name="ce31"/>
          <table:table-cell table:style-name="ce36" table:formula="of:=AVERAGE([.Q46:.Q86])" office:value-type="float" office:value="7.43518018669409" calcext:value-type="float">
            <text:p>7,44</text:p>
          </table:table-cell>
          <table:table-cell table:style-name="ce36" table:formula="of:=AVERAGE([.R46:.R85])" office:value-type="float" office:value="7.43518018669409" calcext:value-type="float">
            <text:p>7,44</text:p>
          </table:table-cell>
          <table:table-cell table:formula="of:=AVERAGE([.S46:.S85])" office:value-type="float" office:value="103.717216259958" calcext:value-type="float">
            <text:p>103,72</text:p>
          </table:table-cell>
          <table:table-cell table:style-name="ce36" table:formula="of:=AVERAGE([.T46:.T82])" office:value-type="float" office:value="103.717216259958" calcext:value-type="float">
            <text:p>103,72</text:p>
          </table:table-cell>
        </table:table-row>
        <table:table-row table:style-name="ro1" table:number-rows-repeated="2">
          <table:table-cell table:style-name="Default" table:number-columns-repeated="20"/>
        </table:table-row>
        <table:table-row table:style-name="ro1">
          <table:table-cell table:style-name="Default" table:number-columns-repeated="8"/>
          <table:table-cell table:style-name="ce21" office:value-type="string" calcext:value-type="string" table:number-columns-spanned="3" table:number-rows-spanned="1">
            <text:p>Guadagno – Riassunto</text:p>
          </table:table-cell>
          <table:covered-table-cell table:number-columns-repeated="2" table:style-name="ce23"/>
          <table:table-cell table:style-name="Default" table:number-columns-repeated="9"/>
        </table:table-row>
        <table:table-row table:style-name="ro7">
          <table:table-cell table:style-name="Default" table:number-columns-repeated="8"/>
          <table:table-cell table:style-name="ce22" office:value-type="string" calcext:value-type="string">
            <text:p>Numero nodi</text:p>
          </table:table-cell>
          <table:table-cell table:style-name="ce22" office:value-type="string" calcext:value-type="string">
            <text:p>Guadagno LS</text:p>
          </table:table-cell>
          <table:table-cell table:style-name="ce22" office:value-type="string" calcext:value-type="string">
            <text:p>Guadagno Cplex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10" calcext:value-type="float">
            <text:p>10</text:p>
          </table:table-cell>
          <table:table-cell table:style-name="ce24" table:formula="of:=AVERAGE([.B46];[.G46];[.L46];[.Q46])" office:value-type="float" office:value="3.93691565935457" calcext:value-type="float">
            <text:p>3,94</text:p>
          </table:table-cell>
          <table:table-cell table:style-name="ce24" table:formula="of:=AVERAGE([.E46];[.J46];[.O46];[.T46])" office:value-type="float" office:value="99.9984283788932" calcext:value-type="float">
            <text:p>100,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20" calcext:value-type="float">
            <text:p>20</text:p>
          </table:table-cell>
          <table:table-cell table:style-name="ce24" table:formula="of:=AVERAGE([.B50];[.G50];[.L50];[.Q50])" office:value-type="float" office:value="7.5012992385021" calcext:value-type="float">
            <text:p>7,50</text:p>
          </table:table-cell>
          <table:table-cell table:style-name="ce24" table:formula="of:=AVERAGE([.E50];[.J50];[.O50];[.T50])" office:value-type="float" office:value="100.04845952518" calcext:value-type="float">
            <text:p>100,05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30" calcext:value-type="float">
            <text:p>30</text:p>
          </table:table-cell>
          <table:table-cell table:style-name="ce24" table:formula="of:=AVERAGE([.B54];[.G54];[.L54];[.Q54])" office:value-type="float" office:value="7.22665201130749" calcext:value-type="float">
            <text:p>7,23</text:p>
          </table:table-cell>
          <table:table-cell table:style-name="ce24" table:formula="of:=AVERAGE([.E54];[.J54];[.O54];[.T54])" office:value-type="float" office:value="101.781998880073" calcext:value-type="float">
            <text:p>101,78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40" calcext:value-type="float">
            <text:p>40</text:p>
          </table:table-cell>
          <table:table-cell table:style-name="ce24" table:formula="of:=AVERAGE([.B58];[.G58];[.L58];[.Q58])" office:value-type="float" office:value="9.61734499204216" calcext:value-type="float">
            <text:p>9,62</text:p>
          </table:table-cell>
          <table:table-cell table:style-name="ce24" table:formula="of:=AVERAGE([.E58];[.J58];[.O58];[.T58])" office:value-type="float" office:value="100.893696632038" calcext:value-type="float">
            <text:p>100,89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50" calcext:value-type="float">
            <text:p>50</text:p>
          </table:table-cell>
          <table:table-cell table:style-name="ce24" table:formula="of:=AVERAGE([.B62];[.G62];[.L62];[.Q62])" office:value-type="float" office:value="5.76433381212133" calcext:value-type="float">
            <text:p>5,76</text:p>
          </table:table-cell>
          <table:table-cell table:style-name="ce24" table:formula="of:=AVERAGE([.E62];[.J62];[.O62];[.T62])" office:value-type="float" office:value="101.059624597159" calcext:value-type="float">
            <text:p>101,06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60" calcext:value-type="float">
            <text:p>60</text:p>
          </table:table-cell>
          <table:table-cell table:style-name="ce24" table:formula="of:=AVERAGE([.B66];[.G66];[.L66];[.Q66])" office:value-type="float" office:value="7.21585072459506" calcext:value-type="float">
            <text:p>7,22</text:p>
          </table:table-cell>
          <table:table-cell table:style-name="ce24" table:formula="of:=AVERAGE([.E66];[.J66];[.O66];[.T66])" office:value-type="float" office:value="102.973186871564" calcext:value-type="float">
            <text:p>102,97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70" calcext:value-type="float">
            <text:p>70</text:p>
          </table:table-cell>
          <table:table-cell table:style-name="ce24" table:formula="of:=AVERAGE([.B70];[.G70];[.L70];[.Q70])" office:value-type="float" office:value="7.99657107838199" calcext:value-type="float">
            <text:p>8,00</text:p>
          </table:table-cell>
          <table:table-cell table:style-name="ce24" table:formula="of:=AVERAGE([.E70];[.J70];[.O70];[.T70])" office:value-type="float" office:value="107.621080228625" calcext:value-type="float">
            <text:p>107,62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80" calcext:value-type="float">
            <text:p>80</text:p>
          </table:table-cell>
          <table:table-cell table:style-name="ce24" table:formula="of:=AVERAGE([.B74];[.G74];[.L74];[.Q74])" office:value-type="float" office:value="7.18047501573385" calcext:value-type="float">
            <text:p>7,18</text:p>
          </table:table-cell>
          <table:table-cell table:style-name="ce24" table:formula="of:=AVERAGE([.E74];[.J74];[.O74];[.T74])" office:value-type="float" office:value="102.173801849583" calcext:value-type="float">
            <text:p>102,17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90" calcext:value-type="float">
            <text:p>90</text:p>
          </table:table-cell>
          <table:table-cell table:style-name="ce24" table:formula="of:=AVERAGE([.B78];[.G78];[.L78];[.Q78])" office:value-type="float" office:value="6.5983331596445" calcext:value-type="float">
            <text:p>6,60</text:p>
          </table:table-cell>
          <table:table-cell table:style-name="ce24" table:formula="of:=AVERAGE([.E78];[.J78];[.O78];[.T78])" office:value-type="float" office:value="102.134202489363" calcext:value-type="float">
            <text:p>102,13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ce23" office:value-type="float" office:value="100" calcext:value-type="float">
            <text:p>100</text:p>
          </table:table-cell>
          <table:table-cell table:style-name="ce24" table:formula="of:=AVERAGE([.B82];[.G82];[.L82];[.Q82])" office:value-type="float" office:value="6.34001302053409" calcext:value-type="float">
            <text:p>6,34</text:p>
          </table:table-cell>
          <table:table-cell table:style-name="ce24" table:formula="of:=AVERAGE([.E82];[.J82];[.O82];[.T82])" office:value-type="float" office:value="102.481781026088" calcext:value-type="float">
            <text:p>102,48</text:p>
          </table:table-cell>
          <table:table-cell table:style-name="Default" table:number-columns-repeated="9"/>
        </table:table-row>
        <table:table-row table:style-name="ro1" table:number-rows-repeated="5">
          <table:table-cell table:style-name="Default" table:number-columns-repeated="20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Distr Unif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Cluster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Line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Circle</text:p>
          </table:table-cell>
          <table:table-cell table:style-name="Default" table:number-columns-repeated="12"/>
        </table:table-row>
      </table:table>
      <table:table table:name="Foglio3" table:style-name="ta1">
        <table:shapes>
          <draw:frame draw:z-index="0" draw:style-name="gr1" draw:text-style-name="P1" svg:width="169.96mm" svg:height="100.11mm" svg:x="133.66mm" svg:y="216.81mm">
            <loext:p draw:notify-on-update-of-ranges="Foglio3.A46:Foglio3.A55 Foglio3.B45:Foglio3.B45 Foglio3.B46:Foglio3.B55 Foglio3.A46:Foglio3.A55 Foglio3.D45:Foglio3.D45 Foglio3.D46:Foglio3.D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2.85mm" svg:height="101.92mm" svg:x="130.05mm" svg:y="322.15mm">
            <loext:p draw:notify-on-update-of-ranges="Foglio3.A46:Foglio3.A55 Foglio3.C45:Foglio3.C45 Foglio3.C46:Foglio3.C55 Foglio3.A46:Foglio3.A55 Foglio3.E45:Foglio3.E45 Foglio3.E46:Foglio3.E5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6"/>
        <table:table-column table:style-name="co1" table:default-cell-style-name="ce7"/>
        <table:table-column table:style-name="co1" table:number-columns-repeated="2" table:default-cell-style-name="ce12"/>
        <table:table-column table:style-name="co1" table:number-columns-repeated="4" table:default-cell-style-name="ce16"/>
        <table:table-column table:style-name="co1" table:default-cell-style-name="ce14"/>
        <table:table-column table:style-name="co1" table:number-columns-repeated="2" table:default-cell-style-name="ce19"/>
        <table:table-column table:style-name="co1" table:number-columns-repeated="4" table:default-cell-style-name="ce25"/>
        <table:table-column table:style-name="co1" table:default-cell-style-name="ce26"/>
        <table:table-column table:style-name="co1" table:number-columns-repeated="2" table:default-cell-style-name="ce29"/>
        <table:table-column table:style-name="co1" table:number-columns-repeated="4" table:default-cell-style-name="ce31"/>
        <table:table-column table:style-name="co1" table:default-cell-style-name="ce32"/>
        <table:table-column table:style-name="co1" table:number-columns-repeated="2" table:default-cell-style-name="ce36"/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Distribuzione uniforme</text:p>
          </table:table-cell>
          <table:covered-table-cell table:number-columns-repeated="7" table:style-name="Default"/>
          <table:table-cell table:style-name="ce5" office:value-type="string" calcext:value-type="string" table:number-columns-spanned="7" table:number-rows-spanned="1">
            <text:p>Cluster</text:p>
          </table:table-cell>
          <table:covered-table-cell table:number-columns-repeated="6" table:style-name="Default"/>
          <table:table-cell table:style-name="ce5" office:value-type="string" calcext:value-type="string" table:number-columns-spanned="7" table:number-rows-spanned="1">
            <text:p>Line</text:p>
          </table:table-cell>
          <table:covered-table-cell table:style-name="ce5"/>
          <table:covered-table-cell table:number-columns-repeated="5" table:style-name="Default"/>
          <table:table-cell table:style-name="ce5" office:value-type="string" calcext:value-type="string" table:number-columns-spanned="7" table:number-rows-spanned="1">
            <text:p>Circle</text:p>
          </table:table-cell>
          <table:covered-table-cell table:number-columns-repeated="6" table:style-name="Default"/>
          <table:table-cell table:number-columns-repeated="6"/>
        </table:table-row>
        <table:table-row table:style-name="ro4">
          <table:table-cell office:value-type="string" calcext:value-type="string">
            <text:p>Num Nodi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6" office:value-type="string" calcext:value-type="string">
            <text:p>Ottimo Rand</text:p>
          </table:table-cell>
          <table:table-cell table:style-name="ce6" office:value-type="string" calcext:value-type="string">
            <text:p>Dist_ottimo</text:p>
          </table:table-cell>
          <table:table-cell table:style-name="ce6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office:value-type="string" calcext:value-type="string">
            <text:p>Ottimo Clust</text:p>
          </table:table-cell>
          <table:table-cell table:style-name="ce16" office:value-type="string" calcext:value-type="string">
            <text:p>Dist_ottimo</text:p>
          </table:table-cell>
          <table:table-cell table:style-name="ce16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25" office:value-type="string" calcext:value-type="string">
            <text:p>Ottimo Line</text:p>
          </table:table-cell>
          <table:table-cell table:style-name="ce25" office:value-type="string" calcext:value-type="string">
            <text:p>Dist_ottimo</text:p>
          </table:table-cell>
          <table:table-cell table:style-name="ce25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31" office:value-type="string" calcext:value-type="string">
            <text:p>Ottimo Circ</text:p>
          </table:table-cell>
          <table:table-cell table:style-name="ce31" office:value-type="string" calcext:value-type="string">
            <text:p>Dist_ottimo</text:p>
          </table:table-cell>
          <table:table-cell table:style-name="ce31" office:value-type="string" calcext:value-type="string">
            <text:p>% Peggior</text:p>
          </table:table-cell>
          <table:table-cell table:number-columns-repeated="6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.1732" calcext:value-type="float">
            <text:p>5,1732</text:p>
          </table:table-cell>
          <table:table-cell office:value-type="float" office:value="330.404" calcext:value-type="float">
            <text:p>330,404</text:p>
          </table:table-cell>
          <table:table-cell table:formula="of:=AVERAGE([.C3:.C6])" office:value-type="float" office:value="5.15205" calcext:value-type="float">
            <text:p>5,15205</text:p>
          </table:table-cell>
          <table:table-cell office:value-type="float" office:value="330.405" calcext:value-type="float">
            <text:p>330,405</text:p>
          </table:table-cell>
          <table:table-cell table:formula="of:=[.D3]*100/[.F3]" office:value-type="float" office:value="99.9996973411419" calcext:value-type="float">
            <text:p>100,00</text:p>
          </table:table-cell>
          <table:table-cell table:formula="of:=AVERAGE([.G3:.G6])" office:value-type="float" office:value="99.9999243352855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332" calcext:value-type="float">
            <text:p>5,1332</text:p>
          </table:table-cell>
          <table:table-cell office:value-type="float" office:value="105.943" calcext:value-type="float">
            <text:p>105,943</text:p>
          </table:table-cell>
          <table:table-cell table:formula="of:=AVERAGE([.J3:.J6])" office:value-type="float" office:value="5.1302" calcext:value-type="float">
            <text:p>5,1302</text:p>
          </table:table-cell>
          <table:table-cell office:value-type="float" office:value="105.934" calcext:value-type="float">
            <text:p>105,934</text:p>
          </table:table-cell>
          <table:table-cell table:formula="of:=[.K3]*100/[.M3]" office:value-type="float" office:value="100.00849585591" calcext:value-type="float">
            <text:p>100,01</text:p>
          </table:table-cell>
          <table:table-cell table:formula="of:=AVERAGE([.N3:.N6])" office:value-type="float" office:value="100.002123963978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468" calcext:value-type="float">
            <text:p>5,1468</text:p>
          </table:table-cell>
          <table:table-cell office:value-type="float" office:value="159.218" calcext:value-type="float">
            <text:p>159,218</text:p>
          </table:table-cell>
          <table:table-cell table:formula="of:=AVERAGE([.Q3:.Q6])" office:value-type="float" office:value="5.14515" calcext:value-type="float">
            <text:p>5,14515</text:p>
          </table:table-cell>
          <table:table-cell office:value-type="float" office:value="159.218" calcext:value-type="float">
            <text:p>159,218</text:p>
          </table:table-cell>
          <table:table-cell table:formula="of:=[.R3]*100/[.T3]" office:value-type="float" office:value="100" calcext:value-type="float">
            <text:p>100,00</text:p>
          </table:table-cell>
          <table:table-cell table:formula="of:=AVERAGE([.U3:.U6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13" calcext:value-type="float">
            <text:p>5,113</text:p>
          </table:table-cell>
          <table:table-cell office:value-type="float" office:value="225.682" calcext:value-type="float">
            <text:p>225,682</text:p>
          </table:table-cell>
          <table:table-cell table:formula="of:=AVERAGE([.X3:.X6])" office:value-type="float" office:value="5.13135" calcext:value-type="float">
            <text:p>5,13135</text:p>
          </table:table-cell>
          <table:table-cell office:value-type="float" office:value="225.683" calcext:value-type="float">
            <text:p>225,683</text:p>
          </table:table-cell>
          <table:table-cell table:formula="of:=[.Y3]*100/[.AA3]" office:value-type="float" office:value="99.9995569006084" calcext:value-type="float">
            <text:p>100,00</text:p>
          </table:table-cell>
          <table:table-cell table:formula="of:=AVERAGE([.AB3:.AB6])" office:value-type="float" office:value="99.9916652163096" calcext:value-type="float">
            <text:p>99,99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5.1492" calcext:value-type="float">
            <text:p>5,1492</text:p>
          </table:table-cell>
          <table:table-cell office:value-type="float" office:value="284.322" calcext:value-type="float">
            <text:p>284,322</text:p>
          </table:table-cell>
          <table:table-cell/>
          <table:table-cell office:value-type="float" office:value="284.322" calcext:value-type="float">
            <text:p>284,322</text:p>
          </table:table-cell>
          <table:table-cell table:formula="of:=[.D4]*100/[.F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29" calcext:value-type="float">
            <text:p>5,129</text:p>
          </table:table-cell>
          <table:table-cell office:value-type="float" office:value="217.03" calcext:value-type="float">
            <text:p>217,03</text:p>
          </table:table-cell>
          <table:table-cell/>
          <table:table-cell office:value-type="float" office:value="217.03" calcext:value-type="float">
            <text:p>217,03</text:p>
          </table:table-cell>
          <table:table-cell table:formula="of:=[.K4]*100/[.M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462" calcext:value-type="float">
            <text:p>5,1462</text:p>
          </table:table-cell>
          <table:table-cell office:value-type="float" office:value="288.51" calcext:value-type="float">
            <text:p>288,51</text:p>
          </table:table-cell>
          <table:table-cell/>
          <table:table-cell office:value-type="float" office:value="288.51" calcext:value-type="float">
            <text:p>288,51</text:p>
          </table:table-cell>
          <table:table-cell table:formula="of:=[.R4]*100/[.T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474" calcext:value-type="float">
            <text:p>5,1474</text:p>
          </table:table-cell>
          <table:table-cell office:value-type="float" office:value="229.968" calcext:value-type="float">
            <text:p>229,968</text:p>
          </table:table-cell>
          <table:table-cell/>
          <table:table-cell office:value-type="float" office:value="229.968" calcext:value-type="float">
            <text:p>229,968</text:p>
          </table:table-cell>
          <table:table-cell table:formula="of:=[.Y4]*100/[.AA4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5.1498" calcext:value-type="float">
            <text:p>5,1498</text:p>
          </table:table-cell>
          <table:table-cell office:value-type="float" office:value="297.305" calcext:value-type="float">
            <text:p>297,305</text:p>
          </table:table-cell>
          <table:table-cell/>
          <table:table-cell office:value-type="float" office:value="297.305" calcext:value-type="float">
            <text:p>297,305</text:p>
          </table:table-cell>
          <table:table-cell table:formula="of:=[.D5]*100/[.F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296" calcext:value-type="float">
            <text:p>5,1296</text:p>
          </table:table-cell>
          <table:table-cell office:value-type="float" office:value="212.892" calcext:value-type="float">
            <text:p>212,892</text:p>
          </table:table-cell>
          <table:table-cell/>
          <table:table-cell office:value-type="float" office:value="212.892" calcext:value-type="float">
            <text:p>212,892</text:p>
          </table:table-cell>
          <table:table-cell table:formula="of:=[.K5]*100/[.M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462" calcext:value-type="float">
            <text:p>5,1462</text:p>
          </table:table-cell>
          <table:table-cell office:value-type="float" office:value="261.339" calcext:value-type="float">
            <text:p>261,339</text:p>
          </table:table-cell>
          <table:table-cell/>
          <table:table-cell office:value-type="float" office:value="261.339" calcext:value-type="float">
            <text:p>261,339</text:p>
          </table:table-cell>
          <table:table-cell table:formula="of:=[.R5]*100/[.T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566" calcext:value-type="float">
            <text:p>5,1566</text:p>
          </table:table-cell>
          <table:table-cell office:value-type="float" office:value="151.944" calcext:value-type="float">
            <text:p>151,944</text:p>
          </table:table-cell>
          <table:table-cell/>
          <table:table-cell office:value-type="float" office:value="151.994" calcext:value-type="float">
            <text:p>151,994</text:p>
          </table:table-cell>
          <table:table-cell table:formula="of:=[.Y5]*100/[.AA5]" office:value-type="float" office:value="99.9671039646302" calcext:value-type="float">
            <text:p>99,9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5.136" calcext:value-type="float">
            <text:p>5,136</text:p>
          </table:table-cell>
          <table:table-cell office:value-type="float" office:value="330.608" calcext:value-type="float">
            <text:p>330,608</text:p>
          </table:table-cell>
          <table:table-cell/>
          <table:table-cell office:value-type="float" office:value="330.608" calcext:value-type="float">
            <text:p>330,608</text:p>
          </table:table-cell>
          <table:table-cell table:formula="of:=[.D6]*100/[.F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29" calcext:value-type="float">
            <text:p>5,129</text:p>
          </table:table-cell>
          <table:table-cell office:value-type="float" office:value="201.934" calcext:value-type="float">
            <text:p>201,934</text:p>
          </table:table-cell>
          <table:table-cell/>
          <table:table-cell office:value-type="float" office:value="201.934" calcext:value-type="float">
            <text:p>201,934</text:p>
          </table:table-cell>
          <table:table-cell table:formula="of:=[.K6]*100/[.M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414" calcext:value-type="float">
            <text:p>5,1414</text:p>
          </table:table-cell>
          <table:table-cell office:value-type="float" office:value="209.73" calcext:value-type="float">
            <text:p>209,73</text:p>
          </table:table-cell>
          <table:table-cell/>
          <table:table-cell office:value-type="float" office:value="209.73" calcext:value-type="float">
            <text:p>209,73</text:p>
          </table:table-cell>
          <table:table-cell table:formula="of:=[.R6]*100/[.T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084" calcext:value-type="float">
            <text:p>5,1084</text:p>
          </table:table-cell>
          <table:table-cell office:value-type="float" office:value="98.1439" calcext:value-type="float">
            <text:p>98,1439</text:p>
          </table:table-cell>
          <table:table-cell/>
          <table:table-cell office:value-type="float" office:value="98.1439" calcext:value-type="float">
            <text:p>98,1439</text:p>
          </table:table-cell>
          <table:table-cell table:formula="of:=[.Y6]*100/[.AA6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.0476" calcext:value-type="float">
            <text:p>11,0476</text:p>
          </table:table-cell>
          <table:table-cell office:value-type="float" office:value="368.776" calcext:value-type="float">
            <text:p>368,776</text:p>
          </table:table-cell>
          <table:table-cell table:formula="of:=AVERAGE([.C7:.C10])" office:value-type="float" office:value="11.0247" calcext:value-type="float">
            <text:p>11,0247</text:p>
          </table:table-cell>
          <table:table-cell office:value-type="float" office:value="368.77" calcext:value-type="float">
            <text:p>368,77</text:p>
          </table:table-cell>
          <table:table-cell table:formula="of:=[.D7]*100/[.F7]" office:value-type="float" office:value="100.001627030398" calcext:value-type="float">
            <text:p>100,00</text:p>
          </table:table-cell>
          <table:table-cell table:formula="of:=AVERAGE([.G7:.G10])" office:value-type="float" office:value="100.263673687868" calcext:value-type="float">
            <text:p>100,26</text:p>
          </table:table-cell>
          <table:table-cell office:value-type="float" office:value="1" calcext:value-type="float">
            <text:p>1</text:p>
          </table:table-cell>
          <table:table-cell office:value-type="float" office:value="10.9898" calcext:value-type="float">
            <text:p>10,9898</text:p>
          </table:table-cell>
          <table:table-cell office:value-type="float" office:value="234.421" calcext:value-type="float">
            <text:p>234,421</text:p>
          </table:table-cell>
          <table:table-cell table:formula="of:=AVERAGE([.J7:.J10])" office:value-type="float" office:value="10.98775" calcext:value-type="float">
            <text:p>10,98775</text:p>
          </table:table-cell>
          <table:table-cell office:value-type="float" office:value="233.456" calcext:value-type="float">
            <text:p>233,456</text:p>
          </table:table-cell>
          <table:table-cell table:formula="of:=[.K7]*100/[.M7]" office:value-type="float" office:value="100.413354122404" calcext:value-type="float">
            <text:p>100,41</text:p>
          </table:table-cell>
          <table:table-cell table:formula="of:=AVERAGE([.N7:.N10])" office:value-type="float" office:value="100.14781358012" calcext:value-type="float">
            <text:p>100,15</text:p>
          </table:table-cell>
          <table:table-cell office:value-type="float" office:value="1" calcext:value-type="float">
            <text:p>1</text:p>
          </table:table-cell>
          <table:table-cell office:value-type="float" office:value="11.0126" calcext:value-type="float">
            <text:p>11,0126</text:p>
          </table:table-cell>
          <table:table-cell office:value-type="float" office:value="319.137" calcext:value-type="float">
            <text:p>319,137</text:p>
          </table:table-cell>
          <table:table-cell table:formula="of:=AVERAGE([.Q7:.Q10])" office:value-type="float" office:value="11.0106" calcext:value-type="float">
            <text:p>11,0106</text:p>
          </table:table-cell>
          <table:table-cell office:value-type="float" office:value="319.137" calcext:value-type="float">
            <text:p>319,137</text:p>
          </table:table-cell>
          <table:table-cell table:formula="of:=[.R7]*100/[.T7]" office:value-type="float" office:value="100" calcext:value-type="float">
            <text:p>100,00</text:p>
          </table:table-cell>
          <table:table-cell table:formula="of:=AVERAGE([.U7:.U10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1.0194" calcext:value-type="float">
            <text:p>11,0194</text:p>
          </table:table-cell>
          <table:table-cell office:value-type="float" office:value="264.681" calcext:value-type="float">
            <text:p>264,681</text:p>
          </table:table-cell>
          <table:table-cell table:formula="of:=AVERAGE([.X7:.X10])" office:value-type="float" office:value="11.02645" calcext:value-type="float">
            <text:p>11,02645</text:p>
          </table:table-cell>
          <table:table-cell office:value-type="float" office:value="264.681" calcext:value-type="float">
            <text:p>264,681</text:p>
          </table:table-cell>
          <table:table-cell table:formula="of:=[.Y7]*100/[.AA7]" office:value-type="float" office:value="100" calcext:value-type="float">
            <text:p>100,00</text:p>
          </table:table-cell>
          <table:table-cell table:formula="of:=AVERAGE([.AB7:.AB10])" office:value-type="float" office:value="100" calcext:value-type="float">
            <text:p>100,00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.0348" calcext:value-type="float">
            <text:p>11,0348</text:p>
          </table:table-cell>
          <table:table-cell office:value-type="float" office:value="397.501" calcext:value-type="float">
            <text:p>397,501</text:p>
          </table:table-cell>
          <table:table-cell/>
          <table:table-cell office:value-type="float" office:value="397.501" calcext:value-type="float">
            <text:p>397,501</text:p>
          </table:table-cell>
          <table:table-cell table:formula="of:=[.D8]*100/[.F8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984" calcext:value-type="float">
            <text:p>10,984</text:p>
          </table:table-cell>
          <table:table-cell office:value-type="float" office:value="271.69" calcext:value-type="float">
            <text:p>271,69</text:p>
          </table:table-cell>
          <table:table-cell/>
          <table:table-cell office:value-type="float" office:value="271.206" calcext:value-type="float">
            <text:p>271,206</text:p>
          </table:table-cell>
          <table:table-cell table:formula="of:=[.K8]*100/[.M8]" office:value-type="float" office:value="100.178462128419" calcext:value-type="float">
            <text:p>100,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9986" calcext:value-type="float">
            <text:p>10,9986</text:p>
          </table:table-cell>
          <table:table-cell office:value-type="float" office:value="229.684" calcext:value-type="float">
            <text:p>229,684</text:p>
          </table:table-cell>
          <table:table-cell/>
          <table:table-cell office:value-type="float" office:value="229.684" calcext:value-type="float">
            <text:p>229,684</text:p>
          </table:table-cell>
          <table:table-cell table:formula="of:=[.R8]*100/[.T8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0158" calcext:value-type="float">
            <text:p>11,0158</text:p>
          </table:table-cell>
          <table:table-cell office:value-type="float" office:value="238.428" calcext:value-type="float">
            <text:p>238,428</text:p>
          </table:table-cell>
          <table:table-cell/>
          <table:table-cell office:value-type="float" office:value="238.428" calcext:value-type="float">
            <text:p>238,428</text:p>
          </table:table-cell>
          <table:table-cell table:formula="of:=[.Y8]*100/[.AA8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1.0106" calcext:value-type="float">
            <text:p>11,0106</text:p>
          </table:table-cell>
          <table:table-cell office:value-type="float" office:value="396.222" calcext:value-type="float">
            <text:p>396,222</text:p>
          </table:table-cell>
          <table:table-cell/>
          <table:table-cell office:value-type="float" office:value="392.092" calcext:value-type="float">
            <text:p>392,092</text:p>
          </table:table-cell>
          <table:table-cell table:formula="of:=[.D9]*100/[.F9]" office:value-type="float" office:value="101.053324219826" calcext:value-type="float">
            <text:p>101,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9868" calcext:value-type="float">
            <text:p>10,9868</text:p>
          </table:table-cell>
          <table:table-cell office:value-type="float" office:value="177.957" calcext:value-type="float">
            <text:p>177,957</text:p>
          </table:table-cell>
          <table:table-cell/>
          <table:table-cell office:value-type="float" office:value="177.958" calcext:value-type="float">
            <text:p>177,958</text:p>
          </table:table-cell>
          <table:table-cell table:formula="of:=[.K9]*100/[.M9]" office:value-type="float" office:value="99.9994380696569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0178" calcext:value-type="float">
            <text:p>11,0178</text:p>
          </table:table-cell>
          <table:table-cell office:value-type="float" office:value="367.093" calcext:value-type="float">
            <text:p>367,093</text:p>
          </table:table-cell>
          <table:table-cell/>
          <table:table-cell office:value-type="float" office:value="367.093" calcext:value-type="float">
            <text:p>367,093</text:p>
          </table:table-cell>
          <table:table-cell table:formula="of:=[.R9]*100/[.T9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0334" calcext:value-type="float">
            <text:p>11,0334</text:p>
          </table:table-cell>
          <table:table-cell office:value-type="float" office:value="258.023" calcext:value-type="float">
            <text:p>258,023</text:p>
          </table:table-cell>
          <table:table-cell/>
          <table:table-cell office:value-type="float" office:value="258.023" calcext:value-type="float">
            <text:p>258,023</text:p>
          </table:table-cell>
          <table:table-cell table:formula="of:=[.Y9]*100/[.AA9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1.0058" calcext:value-type="float">
            <text:p>11,0058</text:p>
          </table:table-cell>
          <table:table-cell office:value-type="float" office:value="350.878" calcext:value-type="float">
            <text:p>350,878</text:p>
          </table:table-cell>
          <table:table-cell/>
          <table:table-cell office:value-type="float" office:value="350.8789" calcext:value-type="float">
            <text:p>350,8789</text:p>
          </table:table-cell>
          <table:table-cell table:formula="of:=[.D10]*100/[.F10]" office:value-type="float" office:value="99.9997435012479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9904" calcext:value-type="float">
            <text:p>10,9904</text:p>
          </table:table-cell>
          <table:table-cell office:value-type="float" office:value="128.976" calcext:value-type="float">
            <text:p>128,976</text:p>
          </table:table-cell>
          <table:table-cell/>
          <table:table-cell office:value-type="float" office:value="128.976" calcext:value-type="float">
            <text:p>128,976</text:p>
          </table:table-cell>
          <table:table-cell table:formula="of:=[.K10]*100/[.M10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0134" calcext:value-type="float">
            <text:p>11,0134</text:p>
          </table:table-cell>
          <table:table-cell office:value-type="float" office:value="326.201" calcext:value-type="float">
            <text:p>326,201</text:p>
          </table:table-cell>
          <table:table-cell/>
          <table:table-cell office:value-type="float" office:value="326.201" calcext:value-type="float">
            <text:p>326,201</text:p>
          </table:table-cell>
          <table:table-cell table:formula="of:=[.R10]*100/[.T10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0372" calcext:value-type="float">
            <text:p>11,0372</text:p>
          </table:table-cell>
          <table:table-cell office:value-type="float" office:value="373.909" calcext:value-type="float">
            <text:p>373,909</text:p>
          </table:table-cell>
          <table:table-cell/>
          <table:table-cell office:value-type="float" office:value="373.909" calcext:value-type="float">
            <text:p>373,909</text:p>
          </table:table-cell>
          <table:table-cell table:formula="of:=[.Y10]*100/[.AA10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.0158" calcext:value-type="float">
            <text:p>18,0158</text:p>
          </table:table-cell>
          <table:table-cell office:value-type="float" office:value="463.787" calcext:value-type="float">
            <text:p>463,787</text:p>
          </table:table-cell>
          <table:table-cell table:formula="of:=AVERAGE([.C11:.C14])" office:value-type="float" office:value="18.00155" calcext:value-type="float">
            <text:p>18,00155</text:p>
          </table:table-cell>
          <table:table-cell office:value-type="float" office:value="463.787" calcext:value-type="float">
            <text:p>463,787</text:p>
          </table:table-cell>
          <table:table-cell table:formula="of:=[.D11]*100/[.F11]" office:value-type="float" office:value="100" calcext:value-type="float">
            <text:p>100,00</text:p>
          </table:table-cell>
          <table:table-cell table:formula="of:=AVERAGE([.G11:.G14])" office:value-type="float" office:value="100.589525918553" calcext:value-type="float">
            <text:p>100,59</text:p>
          </table:table-cell>
          <table:table-cell office:value-type="float" office:value="1" calcext:value-type="float">
            <text:p>1</text:p>
          </table:table-cell>
          <table:table-cell office:value-type="float" office:value="17.9646" calcext:value-type="float">
            <text:p>17,9646</text:p>
          </table:table-cell>
          <table:table-cell office:value-type="float" office:value="142.361" calcext:value-type="float">
            <text:p>142,361</text:p>
          </table:table-cell>
          <table:table-cell table:formula="of:=AVERAGE([.J11:.J14])" office:value-type="float" office:value="17.95965" calcext:value-type="float">
            <text:p>17,95965</text:p>
          </table:table-cell>
          <table:table-cell table:style-name="ce15" office:value-type="float" office:value="141.03" calcext:value-type="float">
            <text:p>141,03</text:p>
          </table:table-cell>
          <table:table-cell table:formula="of:=[.K11]*100/[.M11]" office:value-type="float" office:value="100.943770828902" calcext:value-type="float">
            <text:p>100,94</text:p>
          </table:table-cell>
          <table:table-cell table:formula="of:=AVERAGE([.N11:.N14])" office:value-type="float" office:value="100.786657140417" calcext:value-type="float">
            <text:p>100,79</text:p>
          </table:table-cell>
          <table:table-cell office:value-type="float" office:value="1" calcext:value-type="float">
            <text:p>1</text:p>
          </table:table-cell>
          <table:table-cell office:value-type="float" office:value="18.0496" calcext:value-type="float">
            <text:p>18,0496</text:p>
          </table:table-cell>
          <table:table-cell office:value-type="float" office:value="369.053" calcext:value-type="float">
            <text:p>369,053</text:p>
          </table:table-cell>
          <table:table-cell table:formula="of:=AVERAGE([.Q11:.Q14])" office:value-type="float" office:value="17.9853" calcext:value-type="float">
            <text:p>17,9853</text:p>
          </table:table-cell>
          <table:table-cell office:value-type="float" office:value="369.053" calcext:value-type="float">
            <text:p>369,053</text:p>
          </table:table-cell>
          <table:table-cell table:formula="of:=[.R11]*100/[.T11]" office:value-type="float" office:value="100" calcext:value-type="float">
            <text:p>100,00</text:p>
          </table:table-cell>
          <table:table-cell table:formula="of:=AVERAGE([.U11:.U14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7.9538" calcext:value-type="float">
            <text:p>17,9538</text:p>
          </table:table-cell>
          <table:table-cell office:value-type="float" office:value="408.485" calcext:value-type="float">
            <text:p>408,485</text:p>
          </table:table-cell>
          <table:table-cell table:formula="of:=AVERAGE([.X11:.X14])" office:value-type="float" office:value="17.9314" calcext:value-type="float">
            <text:p>17,9314</text:p>
          </table:table-cell>
          <table:table-cell office:value-type="float" office:value="408.372" calcext:value-type="float">
            <text:p>408,372</text:p>
          </table:table-cell>
          <table:table-cell table:formula="of:=[.Y11]*100/[.AA11]" office:value-type="float" office:value="100.027670849128" calcext:value-type="float">
            <text:p>100,03</text:p>
          </table:table-cell>
          <table:table-cell table:formula="of:=AVERAGE([.AB11:.AB14])" office:value-type="float" office:value="105.920661397204" calcext:value-type="float">
            <text:p>105,92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7.9914" calcext:value-type="float">
            <text:p>17,9914</text:p>
          </table:table-cell>
          <table:table-cell office:value-type="float" office:value="456.562" calcext:value-type="float">
            <text:p>456,562</text:p>
          </table:table-cell>
          <table:table-cell/>
          <table:table-cell office:value-type="float" office:value="450.216" calcext:value-type="float">
            <text:p>450,216</text:p>
          </table:table-cell>
          <table:table-cell table:formula="of:=[.D12]*100/[.F12]" office:value-type="float" office:value="101.409545640315" calcext:value-type="float">
            <text:p>101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372" calcext:value-type="float">
            <text:p>17,9372</text:p>
          </table:table-cell>
          <table:table-cell office:value-type="float" office:value="169.219" calcext:value-type="float">
            <text:p>169,219</text:p>
          </table:table-cell>
          <table:table-cell/>
          <table:table-cell office:value-type="float" office:value="169.219" calcext:value-type="float">
            <text:p>169,219</text:p>
          </table:table-cell>
          <table:table-cell table:formula="of:=[.K12]*100/[.M12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944" calcext:value-type="float">
            <text:p>17,9944</text:p>
          </table:table-cell>
          <table:table-cell office:value-type="float" office:value="454.781" calcext:value-type="float">
            <text:p>454,781</text:p>
          </table:table-cell>
          <table:table-cell/>
          <table:table-cell office:value-type="float" office:value="454.781" calcext:value-type="float">
            <text:p>454,781</text:p>
          </table:table-cell>
          <table:table-cell table:formula="of:=[.R12]*100/[.T12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484" calcext:value-type="float">
            <text:p>17,9484</text:p>
          </table:table-cell>
          <table:table-cell office:value-type="float" office:value="380.674" calcext:value-type="float">
            <text:p>380,674</text:p>
          </table:table-cell>
          <table:table-cell/>
          <table:table-cell office:value-type="float" office:value="308.674" calcext:value-type="float">
            <text:p>308,674</text:p>
          </table:table-cell>
          <table:table-cell table:formula="of:=[.Y12]*100/[.AA12]" office:value-type="float" office:value="123.325579737846" calcext:value-type="float">
            <text:p>123,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8.0044" calcext:value-type="float">
            <text:p>18,0044</text:p>
          </table:table-cell>
          <table:table-cell office:value-type="float" office:value="498.699" calcext:value-type="float">
            <text:p>498,699</text:p>
          </table:table-cell>
          <table:table-cell/>
          <table:table-cell office:value-type="float" office:value="494.013" calcext:value-type="float">
            <text:p>494,013</text:p>
          </table:table-cell>
          <table:table-cell table:formula="of:=[.D13]*100/[.F13]" office:value-type="float" office:value="100.948558033898" calcext:value-type="float">
            <text:p>100,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914" calcext:value-type="float">
            <text:p>17,9914</text:p>
          </table:table-cell>
          <table:table-cell office:value-type="float" office:value="193.052" calcext:value-type="float">
            <text:p>193,052</text:p>
          </table:table-cell>
          <table:table-cell/>
          <table:table-cell office:value-type="float" office:value="188.891" calcext:value-type="float">
            <text:p>188,891</text:p>
          </table:table-cell>
          <table:table-cell table:formula="of:=[.K13]*100/[.M13]" office:value-type="float" office:value="102.202857732767" calcext:value-type="float">
            <text:p>102,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338" calcext:value-type="float">
            <text:p>17,9338</text:p>
          </table:table-cell>
          <table:table-cell office:value-type="float" office:value="333.605" calcext:value-type="float">
            <text:p>333,605</text:p>
          </table:table-cell>
          <table:table-cell/>
          <table:table-cell office:value-type="float" office:value="333.605" calcext:value-type="float">
            <text:p>333,605</text:p>
          </table:table-cell>
          <table:table-cell table:formula="of:=[.R13]*100/[.T13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596" calcext:value-type="float">
            <text:p>17,9596</text:p>
          </table:table-cell>
          <table:table-cell office:value-type="float" office:value="390.255" calcext:value-type="float">
            <text:p>390,255</text:p>
          </table:table-cell>
          <table:table-cell/>
          <table:table-cell office:value-type="float" office:value="390.255" calcext:value-type="float">
            <text:p>390,255</text:p>
          </table:table-cell>
          <table:table-cell table:formula="of:=[.Y13]*100/[.AA13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7.9946" calcext:value-type="float">
            <text:p>17,9946</text:p>
          </table:table-cell>
          <table:table-cell office:value-type="float" office:value="466.485" calcext:value-type="float">
            <text:p>466,485</text:p>
          </table:table-cell>
          <table:table-cell/>
          <table:table-cell office:value-type="float" office:value="466.485" calcext:value-type="float">
            <text:p>466,485</text:p>
          </table:table-cell>
          <table:table-cell table:formula="of:=[.D14]*100/[.F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251.035" calcext:value-type="float">
            <text:p>251,035</text:p>
          </table:table-cell>
          <table:table-cell/>
          <table:table-cell office:value-type="float" office:value="251.035" calcext:value-type="float">
            <text:p>251,035</text:p>
          </table:table-cell>
          <table:table-cell table:formula="of:=[.K14]*100/[.M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634" calcext:value-type="float">
            <text:p>17,9634</text:p>
          </table:table-cell>
          <table:table-cell office:value-type="float" office:value="318.679" calcext:value-type="float">
            <text:p>318,679</text:p>
          </table:table-cell>
          <table:table-cell/>
          <table:table-cell office:value-type="float" office:value="318.679" calcext:value-type="float">
            <text:p>318,679</text:p>
          </table:table-cell>
          <table:table-cell table:formula="of:=[.R14]*100/[.T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8638" calcext:value-type="float">
            <text:p>17,8638</text:p>
          </table:table-cell>
          <table:table-cell office:value-type="float" office:value="250.675" calcext:value-type="float">
            <text:p>250,675</text:p>
          </table:table-cell>
          <table:table-cell/>
          <table:table-cell office:value-type="float" office:value="249.852" calcext:value-type="float">
            <text:p>249,852</text:p>
          </table:table-cell>
          <table:table-cell table:formula="of:=[.Y14]*100/[.AA14]" office:value-type="float" office:value="100.329395001841" calcext:value-type="float">
            <text:p>100,33</text:p>
          </table:table-cell>
          <table:table-cell table:number-columns-repeated="7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.932" calcext:value-type="float">
            <text:p>25,932</text:p>
          </table:table-cell>
          <table:table-cell office:value-type="float" office:value="551.326" calcext:value-type="float">
            <text:p>551,326</text:p>
          </table:table-cell>
          <table:table-cell table:formula="of:=AVERAGE([.C15:.C18])" office:value-type="float" office:value="26.0074" calcext:value-type="float">
            <text:p>26,0074</text:p>
          </table:table-cell>
          <table:table-cell office:value-type="float" office:value="551.326" calcext:value-type="float">
            <text:p>551,326</text:p>
          </table:table-cell>
          <table:table-cell table:formula="of:=[.D15]*100/[.F15]" office:value-type="float" office:value="100" calcext:value-type="float">
            <text:p>100,00</text:p>
          </table:table-cell>
          <table:table-cell table:formula="of:=AVERAGE([.G15:.G18])" office:value-type="float" office:value="101.094432530043" calcext:value-type="float">
            <text:p>101,09</text:p>
          </table:table-cell>
          <table:table-cell office:value-type="float" office:value="1" calcext:value-type="float">
            <text:p>1</text:p>
          </table:table-cell>
          <table:table-cell office:value-type="float" office:value="25.7968" calcext:value-type="float">
            <text:p>25,7968</text:p>
          </table:table-cell>
          <table:table-cell office:value-type="float" office:value="258.475" calcext:value-type="float">
            <text:p>258,475</text:p>
          </table:table-cell>
          <table:table-cell table:formula="of:=AVERAGE([.J15:.J18])" office:value-type="float" office:value="25.7317" calcext:value-type="float">
            <text:p>25,7317</text:p>
          </table:table-cell>
          <table:table-cell office:value-type="float" office:value="256.097" calcext:value-type="float">
            <text:p>256,097</text:p>
          </table:table-cell>
          <table:table-cell table:formula="of:=[.K15]*100/[.M15]" office:value-type="float" office:value="100.928554414929" calcext:value-type="float">
            <text:p>100,93</text:p>
          </table:table-cell>
          <table:table-cell table:formula="of:=AVERAGE([.N15:.N18])" office:value-type="float" office:value="101.120763575168" calcext:value-type="float">
            <text:p>101,12</text:p>
          </table:table-cell>
          <table:table-cell office:value-type="float" office:value="1" calcext:value-type="float">
            <text:p>1</text:p>
          </table:table-cell>
          <table:table-cell office:value-type="float" office:value="26.4566" calcext:value-type="float">
            <text:p>26,4566</text:p>
          </table:table-cell>
          <table:table-cell office:value-type="float" office:value="401.964" calcext:value-type="float">
            <text:p>401,964</text:p>
          </table:table-cell>
          <table:table-cell table:formula="of:=AVERAGE([.Q15:.Q18])" office:value-type="float" office:value="26.41385" calcext:value-type="float">
            <text:p>26,41385</text:p>
          </table:table-cell>
          <table:table-cell office:value-type="float" office:value="400.632" calcext:value-type="float">
            <text:p>400,632</text:p>
          </table:table-cell>
          <table:table-cell table:formula="of:=[.R15]*100/[.T15]" office:value-type="float" office:value="100.33247468999" calcext:value-type="float">
            <text:p>100,33</text:p>
          </table:table-cell>
          <table:table-cell table:formula="of:=AVERAGE([.U15:.U18])" office:value-type="float" office:value="100.083118672497" calcext:value-type="float">
            <text:p>100,08</text:p>
          </table:table-cell>
          <table:table-cell office:value-type="float" office:value="1" calcext:value-type="float">
            <text:p>1</text:p>
          </table:table-cell>
          <table:table-cell office:value-type="float" office:value="25.816" calcext:value-type="float">
            <text:p>25,816</text:p>
          </table:table-cell>
          <table:table-cell office:value-type="float" office:value="338.824" calcext:value-type="float">
            <text:p>338,824</text:p>
          </table:table-cell>
          <table:table-cell table:formula="of:=AVERAGE([.X15:.X18])" office:value-type="float" office:value="25.82205" calcext:value-type="float">
            <text:p>25,82205</text:p>
          </table:table-cell>
          <table:table-cell office:value-type="float" office:value="338.478" calcext:value-type="float">
            <text:p>338,478</text:p>
          </table:table-cell>
          <table:table-cell table:formula="of:=[.Y15]*100/[.AA15]" office:value-type="float" office:value="100.102222301006" calcext:value-type="float">
            <text:p>100,10</text:p>
          </table:table-cell>
          <table:table-cell table:formula="of:=AVERAGE([.AB15:.AB18])" office:value-type="float" office:value="101.011759102476" calcext:value-type="float">
            <text:p>101,0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25.9442" calcext:value-type="float">
            <text:p>25,9442</text:p>
          </table:table-cell>
          <table:table-cell office:value-type="float" office:value="552.94" calcext:value-type="float">
            <text:p>552,94</text:p>
          </table:table-cell>
          <table:table-cell/>
          <table:table-cell office:value-type="float" office:value="542.716" calcext:value-type="float">
            <text:p>542,716</text:p>
          </table:table-cell>
          <table:table-cell table:formula="of:=[.D16]*100/[.F16]" office:value-type="float" office:value="101.883858224191" calcext:value-type="float">
            <text:p>101,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6882" calcext:value-type="float">
            <text:p>25,6882</text:p>
          </table:table-cell>
          <table:table-cell office:value-type="float" office:value="181.288" calcext:value-type="float">
            <text:p>181,288</text:p>
          </table:table-cell>
          <table:table-cell/>
          <table:table-cell office:value-type="float" office:value="179.767" calcext:value-type="float">
            <text:p>179,767</text:p>
          </table:table-cell>
          <table:table-cell table:formula="of:=[.K16]*100/[.M16]" office:value-type="float" office:value="100.846095223261" calcext:value-type="float">
            <text:p>100,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4066" calcext:value-type="float">
            <text:p>26,4066</text:p>
          </table:table-cell>
          <table:table-cell office:value-type="float" office:value="283.883" calcext:value-type="float">
            <text:p>283,883</text:p>
          </table:table-cell>
          <table:table-cell/>
          <table:table-cell office:value-type="float" office:value="283.883" calcext:value-type="float">
            <text:p>283,883</text:p>
          </table:table-cell>
          <table:table-cell table:formula="of:=[.R16]*100/[.T16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8352" calcext:value-type="float">
            <text:p>25,8352</text:p>
          </table:table-cell>
          <table:table-cell office:value-type="float" office:value="285.975" calcext:value-type="float">
            <text:p>285,975</text:p>
          </table:table-cell>
          <table:table-cell/>
          <table:table-cell office:value-type="float" office:value="285.975" calcext:value-type="float">
            <text:p>285,975</text:p>
          </table:table-cell>
          <table:table-cell table:formula="of:=[.Y16]*100/[.AA16]" office:value-type="float" office:value="100" calcext:value-type="float">
            <text:p>100,00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26.1404" calcext:value-type="float">
            <text:p>26,1404</text:p>
          </table:table-cell>
          <table:table-cell office:value-type="float" office:value="567.403" calcext:value-type="float">
            <text:p>567,403</text:p>
          </table:table-cell>
          <table:table-cell/>
          <table:table-cell office:value-type="float" office:value="553.597" calcext:value-type="float">
            <text:p>553,597</text:p>
          </table:table-cell>
          <table:table-cell table:formula="of:=[.D17]*100/[.F17]" office:value-type="float" office:value="102.493871895982" calcext:value-type="float">
            <text:p>102,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721" calcext:value-type="float">
            <text:p>25,721</text:p>
          </table:table-cell>
          <table:table-cell office:value-type="float" office:value="279.447" calcext:value-type="float">
            <text:p>279,447</text:p>
          </table:table-cell>
          <table:table-cell/>
          <table:table-cell office:value-type="float" office:value="277.902" calcext:value-type="float">
            <text:p>277,902</text:p>
          </table:table-cell>
          <table:table-cell table:formula="of:=[.K17]*100/[.M17]" office:value-type="float" office:value="100.555951378544" calcext:value-type="float">
            <text:p>100,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3708" calcext:value-type="float">
            <text:p>26,3708</text:p>
          </table:table-cell>
          <table:table-cell office:value-type="float" office:value="217.522" calcext:value-type="float">
            <text:p>217,522</text:p>
          </table:table-cell>
          <table:table-cell/>
          <table:table-cell office:value-type="float" office:value="217.522" calcext:value-type="float">
            <text:p>217,522</text:p>
          </table:table-cell>
          <table:table-cell table:formula="of:=[.R17]*100/[.T17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8266" calcext:value-type="float">
            <text:p>25,8266</text:p>
          </table:table-cell>
          <table:table-cell office:value-type="float" office:value="411.071" calcext:value-type="float">
            <text:p>411,071</text:p>
          </table:table-cell>
          <table:table-cell/>
          <table:table-cell office:value-type="float" office:value="397.894" calcext:value-type="float">
            <text:p>397,894</text:p>
          </table:table-cell>
          <table:table-cell table:formula="of:=[.Y17]*100/[.AA17]" office:value-type="float" office:value="103.311686026932" calcext:value-type="float">
            <text:p>103,31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26.013" calcext:value-type="float">
            <text:p>26,013</text:p>
          </table:table-cell>
          <table:table-cell office:value-type="float" office:value="563.193" calcext:value-type="float">
            <text:p>563,193</text:p>
          </table:table-cell>
          <table:table-cell/>
          <table:table-cell office:value-type="float" office:value="563.193" calcext:value-type="float">
            <text:p>563,193</text:p>
          </table:table-cell>
          <table:table-cell table:formula="of:=[.D18]*100/[.F1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7208" calcext:value-type="float">
            <text:p>25,7208</text:p>
          </table:table-cell>
          <table:table-cell office:value-type="float" office:value="231.076" calcext:value-type="float">
            <text:p>231,076</text:p>
          </table:table-cell>
          <table:table-cell/>
          <table:table-cell office:value-type="float" office:value="226.207" calcext:value-type="float">
            <text:p>226,207</text:p>
          </table:table-cell>
          <table:table-cell table:formula="of:=[.K18]*100/[.M18]" office:value-type="float" office:value="102.152453283939" calcext:value-type="float">
            <text:p>102,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.4214" calcext:value-type="float">
            <text:p>26,4214</text:p>
          </table:table-cell>
          <table:table-cell office:value-type="float" office:value="329.906" calcext:value-type="float">
            <text:p>329,906</text:p>
          </table:table-cell>
          <table:table-cell/>
          <table:table-cell office:value-type="float" office:value="329.906" calcext:value-type="float">
            <text:p>329,906</text:p>
          </table:table-cell>
          <table:table-cell table:formula="of:=[.R18]*100/[.T1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8104" calcext:value-type="float">
            <text:p>25,8104</text:p>
          </table:table-cell>
          <table:table-cell office:value-type="float" office:value="196.934" calcext:value-type="float">
            <text:p>196,934</text:p>
          </table:table-cell>
          <table:table-cell/>
          <table:table-cell office:value-type="float" office:value="195.695" calcext:value-type="float">
            <text:p>195,695</text:p>
          </table:table-cell>
          <table:table-cell table:formula="of:=[.Y18]*100/[.AA18]" office:value-type="float" office:value="100.633128081964" calcext:value-type="float">
            <text:p>100,63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4.3496" calcext:value-type="float">
            <text:p>34,3496</text:p>
          </table:table-cell>
          <table:table-cell office:value-type="float" office:value="578.996" calcext:value-type="float">
            <text:p>578,996</text:p>
          </table:table-cell>
          <table:table-cell table:formula="of:=AVERAGE([.C19:.C22])" office:value-type="float" office:value="34.4047" calcext:value-type="float">
            <text:p>34,4047</text:p>
          </table:table-cell>
          <table:table-cell office:value-type="float" office:value="570.99" calcext:value-type="float">
            <text:p>570,99</text:p>
          </table:table-cell>
          <table:table-cell table:formula="of:=[.D19]*100/[.F19]" office:value-type="float" office:value="101.402126131806" calcext:value-type="float">
            <text:p>101,40</text:p>
          </table:table-cell>
          <table:table-cell table:formula="of:=AVERAGE([.G19:.G22])" office:value-type="float" office:value="102.08885183386" calcext:value-type="float">
            <text:p>102,09</text:p>
          </table:table-cell>
          <table:table-cell office:value-type="float" office:value="1" calcext:value-type="float">
            <text:p>1</text:p>
          </table:table-cell>
          <table:table-cell office:value-type="float" office:value="34.3522" calcext:value-type="float">
            <text:p>34,3522</text:p>
          </table:table-cell>
          <table:table-cell office:value-type="float" office:value="284.958" calcext:value-type="float">
            <text:p>284,958</text:p>
          </table:table-cell>
          <table:table-cell table:formula="of:=AVERAGE([.J19:.J22])" office:value-type="float" office:value="34.4468" calcext:value-type="float">
            <text:p>34,4468</text:p>
          </table:table-cell>
          <table:table-cell office:value-type="float" office:value="284.907" calcext:value-type="float">
            <text:p>284,907</text:p>
          </table:table-cell>
          <table:table-cell table:formula="of:=[.K19]*100/[.M19]" office:value-type="float" office:value="100.017900578083" calcext:value-type="float">
            <text:p>100,02</text:p>
          </table:table-cell>
          <table:table-cell table:formula="of:=AVERAGE([.N19:.N22])" office:value-type="float" office:value="100.960233606157" calcext:value-type="float">
            <text:p>100,96</text:p>
          </table:table-cell>
          <table:table-cell office:value-type="float" office:value="1" calcext:value-type="float">
            <text:p>1</text:p>
          </table:table-cell>
          <table:table-cell office:value-type="float" office:value="34.4238" calcext:value-type="float">
            <text:p>34,4238</text:p>
          </table:table-cell>
          <table:table-cell office:value-type="float" office:value="286.163" calcext:value-type="float">
            <text:p>286,163</text:p>
          </table:table-cell>
          <table:table-cell table:formula="of:=AVERAGE([.Q19:.Q22])" office:value-type="float" office:value="34.47395" calcext:value-type="float">
            <text:p>34,47395</text:p>
          </table:table-cell>
          <table:table-cell office:value-type="float" office:value="286.163" calcext:value-type="float">
            <text:p>286,163</text:p>
          </table:table-cell>
          <table:table-cell table:formula="of:=[.R19]*100/[.T19]" office:value-type="float" office:value="100" calcext:value-type="float">
            <text:p>100,00</text:p>
          </table:table-cell>
          <table:table-cell table:formula="of:=AVERAGE([.U19:.U22])" office:value-type="float" office:value="100.99437171107" calcext:value-type="float">
            <text:p>100,99</text:p>
          </table:table-cell>
          <table:table-cell office:value-type="float" office:value="1" calcext:value-type="float">
            <text:p>1</text:p>
          </table:table-cell>
          <table:table-cell office:value-type="float" office:value="34.4578" calcext:value-type="float">
            <text:p>34,4578</text:p>
          </table:table-cell>
          <table:table-cell office:value-type="float" office:value="298.354" calcext:value-type="float">
            <text:p>298,354</text:p>
          </table:table-cell>
          <table:table-cell table:formula="of:=AVERAGE([.X19:.X22])" office:value-type="float" office:value="34.4773" calcext:value-type="float">
            <text:p>34,4773</text:p>
          </table:table-cell>
          <table:table-cell office:value-type="float" office:value="295.731" calcext:value-type="float">
            <text:p>295,731</text:p>
          </table:table-cell>
          <table:table-cell table:formula="of:=[.Y19]*100/[.AA19]" office:value-type="float" office:value="100.886954698696" calcext:value-type="float">
            <text:p>100,89</text:p>
          </table:table-cell>
          <table:table-cell table:formula="of:=AVERAGE([.AB19:.AB22])" office:value-type="float" office:value="101.265050698724" calcext:value-type="float">
            <text:p>101,27</text:p>
          </table:table-cell>
          <table:table-cell table:number-columns-repeated="4"/>
          <table:table-cell table:style-name="ce43"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4.401" calcext:value-type="float">
            <text:p>34,401</text:p>
          </table:table-cell>
          <table:table-cell office:value-type="float" office:value="564.426" calcext:value-type="float">
            <text:p>564,426</text:p>
          </table:table-cell>
          <table:table-cell/>
          <table:table-cell office:value-type="float" office:value="562.116" calcext:value-type="float">
            <text:p>562,116</text:p>
          </table:table-cell>
          <table:table-cell table:formula="of:=[.D20]*100/[.F20]" office:value-type="float" office:value="100.410947206626" calcext:value-type="float">
            <text:p>100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958" calcext:value-type="float">
            <text:p>34,5958</text:p>
          </table:table-cell>
          <table:table-cell office:value-type="float" office:value="240.759" calcext:value-type="float">
            <text:p>240,759</text:p>
          </table:table-cell>
          <table:table-cell/>
          <table:table-cell office:value-type="float" office:value="239.721" calcext:value-type="float">
            <text:p>239,721</text:p>
          </table:table-cell>
          <table:table-cell table:formula="of:=[.K20]*100/[.M20]" office:value-type="float" office:value="100.433003366413" calcext:value-type="float">
            <text:p>100,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392" calcext:value-type="float">
            <text:p>34,392</text:p>
          </table:table-cell>
          <table:table-cell office:value-type="float" office:value="248.204" calcext:value-type="float">
            <text:p>248,204</text:p>
          </table:table-cell>
          <table:table-cell/>
          <table:table-cell office:value-type="float" office:value="248.204" calcext:value-type="float">
            <text:p>248,204</text:p>
          </table:table-cell>
          <table:table-cell table:formula="of:=[.R20]*100/[.T20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142" calcext:value-type="float">
            <text:p>34,5142</text:p>
          </table:table-cell>
          <table:table-cell office:value-type="float" office:value="445.335" calcext:value-type="float">
            <text:p>445,335</text:p>
          </table:table-cell>
          <table:table-cell/>
          <table:table-cell office:value-type="float" office:value="429.179" calcext:value-type="float">
            <text:p>429,179</text:p>
          </table:table-cell>
          <table:table-cell table:formula="of:=[.Y20]*100/[.AA20]" office:value-type="float" office:value="103.764396673649" calcext:value-type="float">
            <text:p>103,76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34.3804" calcext:value-type="float">
            <text:p>34,3804</text:p>
          </table:table-cell>
          <table:table-cell office:value-type="float" office:value="581.6" calcext:value-type="float">
            <text:p>581,6</text:p>
          </table:table-cell>
          <table:table-cell/>
          <table:table-cell office:value-type="float" office:value="547.048" calcext:value-type="float">
            <text:p>547,048</text:p>
          </table:table-cell>
          <table:table-cell table:formula="of:=[.D21]*100/[.F21]" office:value-type="float" office:value="106.316081952589" calcext:value-type="float">
            <text:p>106,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3724" calcext:value-type="float">
            <text:p>34,3724</text:p>
          </table:table-cell>
          <table:table-cell office:value-type="float" office:value="219.709" calcext:value-type="float">
            <text:p>219,709</text:p>
          </table:table-cell>
          <table:table-cell/>
          <table:table-cell office:value-type="float" office:value="215.709" calcext:value-type="float">
            <text:p>215,709</text:p>
          </table:table-cell>
          <table:table-cell table:formula="of:=[.K21]*100/[.M21]" office:value-type="float" office:value="101.854350073479" calcext:value-type="float">
            <text:p>101,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6276" calcext:value-type="float">
            <text:p>34,6276</text:p>
          </table:table-cell>
          <table:table-cell office:value-type="float" office:value="323.377" calcext:value-type="float">
            <text:p>323,377</text:p>
          </table:table-cell>
          <table:table-cell/>
          <table:table-cell office:value-type="float" office:value="323.377" calcext:value-type="float">
            <text:p>323,377</text:p>
          </table:table-cell>
          <table:table-cell table:formula="of:=[.R21]*100/[.T21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515" calcext:value-type="float">
            <text:p>34,515</text:p>
          </table:table-cell>
          <table:table-cell office:value-type="float" office:value="285.864" calcext:value-type="float">
            <text:p>285,864</text:p>
          </table:table-cell>
          <table:table-cell/>
          <table:table-cell office:value-type="float" office:value="284.7" calcext:value-type="float">
            <text:p>284,7</text:p>
          </table:table-cell>
          <table:table-cell table:formula="of:=[.Y21]*100/[.AA21]" office:value-type="float" office:value="100.40885142255" calcext:value-type="float">
            <text:p>100,41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34.4878" calcext:value-type="float">
            <text:p>34,4878</text:p>
          </table:table-cell>
          <table:table-cell office:value-type="float" office:value="559.49" calcext:value-type="float">
            <text:p>559,49</text:p>
          </table:table-cell>
          <table:table-cell/>
          <table:table-cell office:value-type="float" office:value="558.227" calcext:value-type="float">
            <text:p>558,227</text:p>
          </table:table-cell>
          <table:table-cell table:formula="of:=[.D22]*100/[.F22]" office:value-type="float" office:value="100.226252044419" calcext:value-type="float">
            <text:p>100,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668" calcext:value-type="float">
            <text:p>34,4668</text:p>
          </table:table-cell>
          <table:table-cell office:value-type="float" office:value="226.916" calcext:value-type="float">
            <text:p>226,916</text:p>
          </table:table-cell>
          <table:table-cell/>
          <table:table-cell office:value-type="float" office:value="223.484" calcext:value-type="float">
            <text:p>223,484</text:p>
          </table:table-cell>
          <table:table-cell table:formula="of:=[.K22]*100/[.M22]" office:value-type="float" office:value="101.535680406651" calcext:value-type="float">
            <text:p>101,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524" calcext:value-type="float">
            <text:p>34,4524</text:p>
          </table:table-cell>
          <table:table-cell office:value-type="float" office:value="383.522" calcext:value-type="float">
            <text:p>383,522</text:p>
          </table:table-cell>
          <table:table-cell/>
          <table:table-cell office:value-type="float" office:value="368.851" calcext:value-type="float">
            <text:p>368,851</text:p>
          </table:table-cell>
          <table:table-cell table:formula="of:=[.R22]*100/[.T22]" office:value-type="float" office:value="103.977486844281" calcext:value-type="float">
            <text:p>103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222" calcext:value-type="float">
            <text:p>34,4222</text:p>
          </table:table-cell>
          <table:table-cell office:value-type="float" office:value="381.692" calcext:value-type="float">
            <text:p>381,692</text:p>
          </table:table-cell>
          <table:table-cell/>
          <table:table-cell office:value-type="float" office:value="381.692" calcext:value-type="float">
            <text:p>381,692</text:p>
          </table:table-cell>
          <table:table-cell table:formula="of:=[.Y22]*100/[.AA22]" office:value-type="float" office:value="100" calcext:value-type="float">
            <text:p>100,00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3.756" calcext:value-type="float">
            <text:p>43,756</text:p>
          </table:table-cell>
          <table:table-cell office:value-type="float" office:value="656.395" calcext:value-type="float">
            <text:p>656,395</text:p>
          </table:table-cell>
          <table:table-cell table:formula="of:=AVERAGE([.C23:.C26])" office:value-type="float" office:value="43.8411" calcext:value-type="float">
            <text:p>43,8411</text:p>
          </table:table-cell>
          <table:table-cell office:value-type="float" office:value="627.037" calcext:value-type="float">
            <text:p>627,037</text:p>
          </table:table-cell>
          <table:table-cell table:formula="of:=[.D23]*100/[.F23]" office:value-type="float" office:value="104.682020359245" calcext:value-type="float">
            <text:p>104,68</text:p>
          </table:table-cell>
          <table:table-cell table:formula="of:=AVERAGE([.G23:.G26])" office:value-type="float" office:value="102.133521140853" calcext:value-type="float">
            <text:p>102,13</text:p>
          </table:table-cell>
          <table:table-cell office:value-type="float" office:value="1" calcext:value-type="float">
            <text:p>1</text:p>
          </table:table-cell>
          <table:table-cell office:value-type="float" office:value="43.832" calcext:value-type="float">
            <text:p>43,832</text:p>
          </table:table-cell>
          <table:table-cell office:value-type="float" office:value="267.8" calcext:value-type="float">
            <text:p>267,8</text:p>
          </table:table-cell>
          <table:table-cell table:formula="of:=AVERAGE([.J23:.J26])" office:value-type="float" office:value="43.8479" calcext:value-type="float">
            <text:p>43,8479</text:p>
          </table:table-cell>
          <table:table-cell office:value-type="float" office:value="321.861" calcext:value-type="float">
            <text:p>321,861</text:p>
          </table:table-cell>
          <table:table-cell table:formula="of:=[.K23]*100/[.M23]" office:value-type="float" office:value="83.2036189535234" calcext:value-type="float">
            <text:p>83,20</text:p>
          </table:table-cell>
          <table:table-cell table:formula="of:=AVERAGE([.N23:.N26])" office:value-type="float" office:value="109.68287014654" calcext:value-type="float">
            <text:p>109,68</text:p>
          </table:table-cell>
          <table:table-cell office:value-type="float" office:value="1" calcext:value-type="float">
            <text:p>1</text:p>
          </table:table-cell>
          <table:table-cell office:value-type="float" office:value="43.8234" calcext:value-type="float">
            <text:p>43,8234</text:p>
          </table:table-cell>
          <table:table-cell office:value-type="float" office:value="324.177" calcext:value-type="float">
            <text:p>324,177</text:p>
          </table:table-cell>
          <table:table-cell table:formula="of:=AVERAGE([.Q23:.Q26])" office:value-type="float" office:value="43.8252" calcext:value-type="float">
            <text:p>43,8252</text:p>
          </table:table-cell>
          <table:table-cell office:value-type="float" office:value="324.177" calcext:value-type="float">
            <text:p>324,177</text:p>
          </table:table-cell>
          <table:table-cell table:formula="of:=[.R23]*100/[.T23]" office:value-type="float" office:value="100" calcext:value-type="float">
            <text:p>100,00</text:p>
          </table:table-cell>
          <table:table-cell table:formula="of:=AVERAGE([.U23:.U26])" office:value-type="float" office:value="100.663794226306" calcext:value-type="float">
            <text:p>100,66</text:p>
          </table:table-cell>
          <table:table-cell office:value-type="float" office:value="1" calcext:value-type="float">
            <text:p>1</text:p>
          </table:table-cell>
          <table:table-cell office:value-type="float" office:value="43.8824" calcext:value-type="float">
            <text:p>43,8824</text:p>
          </table:table-cell>
          <table:table-cell office:value-type="float" office:value="336.805" calcext:value-type="float">
            <text:p>336,805</text:p>
          </table:table-cell>
          <table:table-cell table:formula="of:=AVERAGE([.X23:.X26])" office:value-type="float" office:value="43.8983" calcext:value-type="float">
            <text:p>43,8983</text:p>
          </table:table-cell>
          <table:table-cell office:value-type="float" office:value="331.55" calcext:value-type="float">
            <text:p>331,55</text:p>
          </table:table-cell>
          <table:table-cell table:formula="of:=[.Y23]*100/[.AA23]" office:value-type="float" office:value="101.58497964108" calcext:value-type="float">
            <text:p>101,58</text:p>
          </table:table-cell>
          <table:table-cell table:formula="of:=AVERAGE([.AB23:.AB26])" office:value-type="float" office:value="100.592992745494" calcext:value-type="float">
            <text:p>100,59</text:p>
          </table:table-cell>
          <table:table-cell table:number-columns-repeated="4"/>
          <table:table-cell table:style-name="ce43"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43.8062" calcext:value-type="float">
            <text:p>43,8062</text:p>
          </table:table-cell>
          <table:table-cell office:value-type="float" office:value="608.121" calcext:value-type="float">
            <text:p>608,121</text:p>
          </table:table-cell>
          <table:table-cell/>
          <table:table-cell office:value-type="float" office:value="596.215" calcext:value-type="float">
            <text:p>596,215</text:p>
          </table:table-cell>
          <table:table-cell table:formula="of:=[.D24]*100/[.F24]" office:value-type="float" office:value="101.996930637438" calcext:value-type="float">
            <text:p>102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8452" calcext:value-type="float">
            <text:p>43,8452</text:p>
          </table:table-cell>
          <table:table-cell office:value-type="float" office:value="324.252" calcext:value-type="float">
            <text:p>324,252</text:p>
          </table:table-cell>
          <table:table-cell/>
          <table:table-cell office:value-type="float" office:value="221.679" calcext:value-type="float">
            <text:p>221,679</text:p>
          </table:table-cell>
          <table:table-cell table:formula="of:=[.K24]*100/[.M24]" office:value-type="float" office:value="146.270959360156" calcext:value-type="float">
            <text:p>146,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7824" calcext:value-type="float">
            <text:p>43,7824</text:p>
          </table:table-cell>
          <table:table-cell office:value-type="float" office:value="305.244" calcext:value-type="float">
            <text:p>305,244</text:p>
          </table:table-cell>
          <table:table-cell/>
          <table:table-cell office:value-type="float" office:value="305.244" calcext:value-type="float">
            <text:p>305,244</text:p>
          </table:table-cell>
          <table:table-cell table:formula="of:=[.R24]*100/[.T2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9282" calcext:value-type="float">
            <text:p>43,9282</text:p>
          </table:table-cell>
          <table:table-cell office:value-type="float" office:value="381.601" calcext:value-type="float">
            <text:p>381,601</text:p>
          </table:table-cell>
          <table:table-cell/>
          <table:table-cell office:value-type="float" office:value="381.601" calcext:value-type="float">
            <text:p>381,601</text:p>
          </table:table-cell>
          <table:table-cell table:formula="of:=[.Y24]*100/[.AA24]" office:value-type="float" office:value="100" calcext:value-type="float">
            <text:p>100,00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43.9792" calcext:value-type="float">
            <text:p>43,9792</text:p>
          </table:table-cell>
          <table:table-cell office:value-type="float" office:value="609.971" calcext:value-type="float">
            <text:p>609,971</text:p>
          </table:table-cell>
          <table:table-cell/>
          <table:table-cell office:value-type="float" office:value="608.963" calcext:value-type="float">
            <text:p>608,963</text:p>
          </table:table-cell>
          <table:table-cell table:formula="of:=[.D25]*100/[.F25]" office:value-type="float" office:value="100.165527298046" calcext:value-type="float">
            <text:p>100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528" calcext:value-type="float">
            <text:p>43,8528</text:p>
          </table:table-cell>
          <table:table-cell office:value-type="float" office:value="291.208" calcext:value-type="float">
            <text:p>291,208</text:p>
          </table:table-cell>
          <table:table-cell/>
          <table:table-cell office:value-type="float" office:value="267.767" calcext:value-type="float">
            <text:p>267,767</text:p>
          </table:table-cell>
          <table:table-cell table:formula="of:=[.K25]*100/[.M25]" office:value-type="float" office:value="108.75425276453" calcext:value-type="float">
            <text:p>108,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74" calcext:value-type="float">
            <text:p>43,874</text:p>
          </table:table-cell>
          <table:table-cell office:value-type="float" office:value="376.571" calcext:value-type="float">
            <text:p>376,571</text:p>
          </table:table-cell>
          <table:table-cell/>
          <table:table-cell office:value-type="float" office:value="370.937" calcext:value-type="float">
            <text:p>370,937</text:p>
          </table:table-cell>
          <table:table-cell table:formula="of:=[.R25]*100/[.T25]" office:value-type="float" office:value="101.518856301744" calcext:value-type="float">
            <text:p>101,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906" calcext:value-type="float">
            <text:p>43,906</text:p>
          </table:table-cell>
          <table:table-cell office:value-type="float" office:value="229.035" calcext:value-type="float">
            <text:p>229,035</text:p>
          </table:table-cell>
          <table:table-cell/>
          <table:table-cell office:value-type="float" office:value="229.035" calcext:value-type="float">
            <text:p>229,035</text:p>
          </table:table-cell>
          <table:table-cell table:formula="of:=[.Y25]*100/[.AA25]" office:value-type="float" office:value="100" calcext:value-type="float">
            <text:p>100,00</text:p>
          </table:table-cell>
          <table:table-cell table:number-columns-repeated="5"/>
          <table:table-cell table:style-name="ce43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43.823" calcext:value-type="float">
            <text:p>43,823</text:p>
          </table:table-cell>
          <table:table-cell office:value-type="float" office:value="598.002" calcext:value-type="float">
            <text:p>598,002</text:p>
          </table:table-cell>
          <table:table-cell/>
          <table:table-cell office:value-type="float" office:value="588.066" calcext:value-type="float">
            <text:p>588,066</text:p>
          </table:table-cell>
          <table:table-cell table:formula="of:=[.D26]*100/[.F26]" office:value-type="float" office:value="101.689606268684" calcext:value-type="float">
            <text:p>101,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616" calcext:value-type="float">
            <text:p>43,8616</text:p>
          </table:table-cell>
          <table:table-cell office:value-type="float" office:value="232.337" calcext:value-type="float">
            <text:p>232,337</text:p>
          </table:table-cell>
          <table:table-cell/>
          <table:table-cell office:value-type="float" office:value="231.175" calcext:value-type="float">
            <text:p>231,175</text:p>
          </table:table-cell>
          <table:table-cell table:formula="of:=[.K26]*100/[.M26]" office:value-type="float" office:value="100.502649507949" calcext:value-type="float">
            <text:p>100,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21" calcext:value-type="float">
            <text:p>43,821</text:p>
          </table:table-cell>
          <table:table-cell office:value-type="float" office:value="400.604" calcext:value-type="float">
            <text:p>400,604</text:p>
          </table:table-cell>
          <table:table-cell/>
          <table:table-cell office:value-type="float" office:value="396.103" calcext:value-type="float">
            <text:p>396,103</text:p>
          </table:table-cell>
          <table:table-cell table:formula="of:=[.R26]*100/[.T26]" office:value-type="float" office:value="101.136320603479" calcext:value-type="float">
            <text:p>101,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766" calcext:value-type="float">
            <text:p>43,8766</text:p>
          </table:table-cell>
          <table:table-cell office:value-type="float" office:value="458.477" calcext:value-type="float">
            <text:p>458,477</text:p>
          </table:table-cell>
          <table:table-cell/>
          <table:table-cell office:value-type="float" office:value="454.897" calcext:value-type="float">
            <text:p>454,897</text:p>
          </table:table-cell>
          <table:table-cell table:formula="of:=[.Y26]*100/[.AA26]" office:value-type="float" office:value="100.786991340897" calcext:value-type="float">
            <text:p>100,79</text:p>
          </table:table-cell>
          <table:table-cell table:number-columns-repeated="7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4.3276" calcext:value-type="float">
            <text:p>54,3276</text:p>
          </table:table-cell>
          <table:table-cell office:value-type="float" office:value="660.55" calcext:value-type="float">
            <text:p>660,55</text:p>
          </table:table-cell>
          <table:table-cell table:formula="of:=AVERAGE([.C27:.C30])" office:value-type="float" office:value="54.3367" calcext:value-type="float">
            <text:p>54,3367</text:p>
          </table:table-cell>
          <table:table-cell office:value-type="float" office:value="639.207" calcext:value-type="float">
            <text:p>639,207</text:p>
          </table:table-cell>
          <table:table-cell table:formula="of:=[.D27]*100/[.F27]" office:value-type="float" office:value="103.338980956091" calcext:value-type="float">
            <text:p>103,34</text:p>
          </table:table-cell>
          <table:table-cell table:formula="of:=AVERAGE([.G27:.G30])" office:value-type="float" office:value="102.567027728602" calcext:value-type="float">
            <text:p>102,57</text:p>
          </table:table-cell>
          <table:table-cell office:value-type="float" office:value="1" calcext:value-type="float">
            <text:p>1</text:p>
          </table:table-cell>
          <table:table-cell office:value-type="float" office:value="54.1528" calcext:value-type="float">
            <text:p>54,1528</text:p>
          </table:table-cell>
          <table:table-cell office:value-type="float" office:value="289.702" calcext:value-type="float">
            <text:p>289,702</text:p>
          </table:table-cell>
          <table:table-cell table:formula="of:=AVERAGE([.J27:.J30])" office:value-type="float" office:value="54.1721" calcext:value-type="float">
            <text:p>54,1721</text:p>
          </table:table-cell>
          <table:table-cell office:value-type="float" office:value="285.619" calcext:value-type="float">
            <text:p>285,619</text:p>
          </table:table-cell>
          <table:table-cell table:formula="of:=[.K27]*100/[.M27]" office:value-type="float" office:value="101.42952674717" calcext:value-type="float">
            <text:p>101,43</text:p>
          </table:table-cell>
          <table:table-cell table:formula="of:=AVERAGE([.N27:.N30])" office:value-type="float" office:value="101.991777874428" calcext:value-type="float">
            <text:p>101,99</text:p>
          </table:table-cell>
          <table:table-cell office:value-type="float" office:value="1" calcext:value-type="float">
            <text:p>1</text:p>
          </table:table-cell>
          <table:table-cell office:value-type="float" office:value="54.1366" calcext:value-type="float">
            <text:p>54,1366</text:p>
          </table:table-cell>
          <table:table-cell office:value-type="float" office:value="399.93" calcext:value-type="float">
            <text:p>399,93</text:p>
          </table:table-cell>
          <table:table-cell table:formula="of:=AVERAGE([.Q27:.Q30])" office:value-type="float" office:value="54.1669" calcext:value-type="float">
            <text:p>54,1669</text:p>
          </table:table-cell>
          <table:table-cell office:value-type="float" office:value="399.93" calcext:value-type="float">
            <text:p>399,93</text:p>
          </table:table-cell>
          <table:table-cell table:formula="of:=[.R27]*100/[.T27]" office:value-type="float" office:value="100" calcext:value-type="float">
            <text:p>100,00</text:p>
          </table:table-cell>
          <table:table-cell table:formula="of:=AVERAGE([.U27:.U30])" office:value-type="float" office:value="100.699654588203" calcext:value-type="float">
            <text:p>100,70</text:p>
          </table:table-cell>
          <table:table-cell office:value-type="float" office:value="1" calcext:value-type="float">
            <text:p>1</text:p>
          </table:table-cell>
          <table:table-cell office:value-type="float" office:value="54.3" calcext:value-type="float">
            <text:p>54,3</text:p>
          </table:table-cell>
          <table:table-cell office:value-type="float" office:value="277.449" calcext:value-type="float">
            <text:p>277,449</text:p>
          </table:table-cell>
          <table:table-cell table:formula="of:=AVERAGE([.X27:.X30])" office:value-type="float" office:value="54.36685" calcext:value-type="float">
            <text:p>54,36685</text:p>
          </table:table-cell>
          <table:table-cell office:value-type="float" office:value="275.222" calcext:value-type="float">
            <text:p>275,222</text:p>
          </table:table-cell>
          <table:table-cell table:formula="of:=[.Y27]*100/[.AA27]" office:value-type="float" office:value="100.80916496501" calcext:value-type="float">
            <text:p>100,81</text:p>
          </table:table-cell>
          <table:table-cell table:formula="of:=AVERAGE([.AB27:.AB30])" office:value-type="float" office:value="125.666544092341" calcext:value-type="float">
            <text:p>125,67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54.2482" calcext:value-type="float">
            <text:p>54,2482</text:p>
          </table:table-cell>
          <table:table-cell office:value-type="float" office:value="690.253" calcext:value-type="float">
            <text:p>690,253</text:p>
          </table:table-cell>
          <table:table-cell/>
          <table:table-cell office:value-type="float" office:value="676.871" calcext:value-type="float">
            <text:p>676,871</text:p>
          </table:table-cell>
          <table:table-cell table:formula="of:=[.D28]*100/[.F28]" office:value-type="float" office:value="101.9770384608" calcext:value-type="float">
            <text:p>101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1222" calcext:value-type="float">
            <text:p>54,1222</text:p>
          </table:table-cell>
          <table:table-cell office:value-type="float" office:value="205.071" calcext:value-type="float">
            <text:p>205,071</text:p>
          </table:table-cell>
          <table:table-cell/>
          <table:table-cell office:value-type="float" office:value="197.216" calcext:value-type="float">
            <text:p>197,216</text:p>
          </table:table-cell>
          <table:table-cell table:formula="of:=[.K28]*100/[.M28]" office:value-type="float" office:value="103.982942560441" calcext:value-type="float">
            <text:p>103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0674" calcext:value-type="float">
            <text:p>54,0674</text:p>
          </table:table-cell>
          <table:table-cell office:value-type="float" office:value="317.247" calcext:value-type="float">
            <text:p>317,247</text:p>
          </table:table-cell>
          <table:table-cell/>
          <table:table-cell office:value-type="float" office:value="311.815" calcext:value-type="float">
            <text:p>311,815</text:p>
          </table:table-cell>
          <table:table-cell table:formula="of:=[.R28]*100/[.T28]" office:value-type="float" office:value="101.742058592435" calcext:value-type="float">
            <text:p>101,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3226" calcext:value-type="float">
            <text:p>54,3226</text:p>
          </table:table-cell>
          <table:table-cell office:value-type="float" office:value="250.276" calcext:value-type="float">
            <text:p>250,276</text:p>
          </table:table-cell>
          <table:table-cell/>
          <table:table-cell office:value-type="float" office:value="250.276" calcext:value-type="float">
            <text:p>250,276</text:p>
          </table:table-cell>
          <table:table-cell table:formula="of:=[.Y28]*100/[.AA28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54.3762" calcext:value-type="float">
            <text:p>54,3762</text:p>
          </table:table-cell>
          <table:table-cell office:value-type="float" office:value="690.007" calcext:value-type="float">
            <text:p>690,007</text:p>
          </table:table-cell>
          <table:table-cell/>
          <table:table-cell office:value-type="float" office:value="682.625" calcext:value-type="float">
            <text:p>682,625</text:p>
          </table:table-cell>
          <table:table-cell table:formula="of:=[.D29]*100/[.F29]" office:value-type="float" office:value="101.081413660502" calcext:value-type="float">
            <text:p>101,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2546" calcext:value-type="float">
            <text:p>54,2546</text:p>
          </table:table-cell>
          <table:table-cell office:value-type="float" office:value="269.332" calcext:value-type="float">
            <text:p>269,332</text:p>
          </table:table-cell>
          <table:table-cell/>
          <table:table-cell office:value-type="float" office:value="265.149" calcext:value-type="float">
            <text:p>265,149</text:p>
          </table:table-cell>
          <table:table-cell table:formula="of:=[.K29]*100/[.M29]" office:value-type="float" office:value="101.577603536125" calcext:value-type="float">
            <text:p>101,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2782" calcext:value-type="float">
            <text:p>54,2782</text:p>
          </table:table-cell>
          <table:table-cell office:value-type="float" office:value="431.462" calcext:value-type="float">
            <text:p>431,462</text:p>
          </table:table-cell>
          <table:table-cell/>
          <table:table-cell office:value-type="float" office:value="431.462" calcext:value-type="float">
            <text:p>431,462</text:p>
          </table:table-cell>
          <table:table-cell table:formula="of:=[.R29]*100/[.T29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402" calcext:value-type="float">
            <text:p>54,402</text:p>
          </table:table-cell>
          <table:table-cell office:value-type="float" office:value="338.821" calcext:value-type="float">
            <text:p>338,821</text:p>
          </table:table-cell>
          <table:table-cell/>
          <table:table-cell table:style-name="ce33" office:value-type="float" office:value="275.22" calcext:value-type="float">
            <text:p>275,22</text:p>
          </table:table-cell>
          <table:table-cell table:formula="of:=[.Y29]*100/[.AA29]" office:value-type="float" office:value="123.109149044401" calcext:value-type="float">
            <text:p>123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54.3948" calcext:value-type="float">
            <text:p>54,3948</text:p>
          </table:table-cell>
          <table:table-cell office:value-type="float" office:value="681.911" calcext:value-type="float">
            <text:p>681,911</text:p>
          </table:table-cell>
          <table:table-cell/>
          <table:table-cell office:value-type="float" office:value="656.5" calcext:value-type="float">
            <text:p>656,5</text:p>
          </table:table-cell>
          <table:table-cell table:formula="of:=[.D30]*100/[.F30]" office:value-type="float" office:value="103.870677837014" calcext:value-type="float">
            <text:p>103,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1588" calcext:value-type="float">
            <text:p>54,1588</text:p>
          </table:table-cell>
          <table:table-cell office:value-type="float" office:value="269.227" calcext:value-type="float">
            <text:p>269,227</text:p>
          </table:table-cell>
          <table:table-cell/>
          <table:table-cell office:value-type="float" office:value="266.622" calcext:value-type="float">
            <text:p>266,622</text:p>
          </table:table-cell>
          <table:table-cell table:formula="of:=[.K30]*100/[.M30]" office:value-type="float" office:value="100.977038653975" calcext:value-type="float">
            <text:p>100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1854" calcext:value-type="float">
            <text:p>54,1854</text:p>
          </table:table-cell>
          <table:table-cell office:value-type="float" office:value="369.101" calcext:value-type="float">
            <text:p>369,101</text:p>
          </table:table-cell>
          <table:table-cell/>
          <table:table-cell office:value-type="float" office:value="365.242" calcext:value-type="float">
            <text:p>365,242</text:p>
          </table:table-cell>
          <table:table-cell table:formula="of:=[.R30]*100/[.T30]" office:value-type="float" office:value="101.056559760378" calcext:value-type="float">
            <text:p>101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4428" calcext:value-type="float">
            <text:p>54,4428</text:p>
          </table:table-cell>
          <table:table-cell office:value-type="float" office:value="447.363" calcext:value-type="float">
            <text:p>447,363</text:p>
          </table:table-cell>
          <table:table-cell/>
          <table:table-cell table:style-name="ce33" office:value-type="float" office:value="250.276" calcext:value-type="float">
            <text:p>250,276</text:p>
          </table:table-cell>
          <table:table-cell table:formula="of:=[.Y30]*100/[.AA30]" office:value-type="float" office:value="178.747862359955" calcext:value-type="float">
            <text:p>178,75</text:p>
          </table:table-cell>
          <table:table-cell table:number-columns-repeated="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5.5232" calcext:value-type="float">
            <text:p>65,5232</text:p>
          </table:table-cell>
          <table:table-cell office:value-type="float" office:value="749.55" calcext:value-type="float">
            <text:p>749,55</text:p>
          </table:table-cell>
          <table:table-cell table:formula="of:=AVERAGE([.C31:.C34])" office:value-type="float" office:value="65.4505" calcext:value-type="float">
            <text:p>65,4505</text:p>
          </table:table-cell>
          <table:table-cell office:value-type="float" office:value="720.635" calcext:value-type="float">
            <text:p>720,635</text:p>
          </table:table-cell>
          <table:table-cell table:formula="of:=[.D31]*100/[.F31]" office:value-type="float" office:value="104.012433478807" calcext:value-type="float">
            <text:p>104,01</text:p>
          </table:table-cell>
          <table:table-cell table:formula="of:=AVERAGE([.G31:.G34])" office:value-type="float" office:value="103.084883326658" calcext:value-type="float">
            <text:p>103,08</text:p>
          </table:table-cell>
          <table:table-cell office:value-type="float" office:value="1" calcext:value-type="float">
            <text:p>1</text:p>
          </table:table-cell>
          <table:table-cell office:value-type="float" office:value="66.3982" calcext:value-type="float">
            <text:p>66,3982</text:p>
          </table:table-cell>
          <table:table-cell office:value-type="float" office:value="291.784" calcext:value-type="float">
            <text:p>291,784</text:p>
          </table:table-cell>
          <table:table-cell table:formula="of:=AVERAGE([.J31:.J34])" office:value-type="float" office:value="66.30715" calcext:value-type="float">
            <text:p>66,30715</text:p>
          </table:table-cell>
          <table:table-cell office:value-type="float" office:value="285.681" calcext:value-type="float">
            <text:p>285,681</text:p>
          </table:table-cell>
          <table:table-cell table:formula="of:=[.K31]*100/[.M31]" office:value-type="float" office:value="102.136298878819" calcext:value-type="float">
            <text:p>102,14</text:p>
          </table:table-cell>
          <table:table-cell table:formula="of:=AVERAGE([.N31:.N34])" office:value-type="float" office:value="101.958303294486" calcext:value-type="float">
            <text:p>101,96</text:p>
          </table:table-cell>
          <table:table-cell office:value-type="float" office:value="1" calcext:value-type="float">
            <text:p>1</text:p>
          </table:table-cell>
          <table:table-cell office:value-type="float" office:value="66.8296" calcext:value-type="float">
            <text:p>66,8296</text:p>
          </table:table-cell>
          <table:table-cell office:value-type="float" office:value="345.104" calcext:value-type="float">
            <text:p>345,104</text:p>
          </table:table-cell>
          <table:table-cell table:formula="of:=AVERAGE([.Q31:.Q34])" office:value-type="float" office:value="66.71765" calcext:value-type="float">
            <text:p>66,71765</text:p>
          </table:table-cell>
          <table:table-cell office:value-type="float" office:value="343.466" calcext:value-type="float">
            <text:p>343,466</text:p>
          </table:table-cell>
          <table:table-cell table:formula="of:=[.R31]*100/[.T31]" office:value-type="float" office:value="100.476903099579" calcext:value-type="float">
            <text:p>100,48</text:p>
          </table:table-cell>
          <table:table-cell table:formula="of:=AVERAGE([.U31:.U34])" office:value-type="float" office:value="100.691339790089" calcext:value-type="float">
            <text:p>100,69</text:p>
          </table:table-cell>
          <table:table-cell office:value-type="float" office:value="1" calcext:value-type="float">
            <text:p>1</text:p>
          </table:table-cell>
          <table:table-cell office:value-type="float" office:value="65.5444" calcext:value-type="float">
            <text:p>65,5444</text:p>
          </table:table-cell>
          <table:table-cell office:value-type="float" office:value="570.658" calcext:value-type="float">
            <text:p>570,658</text:p>
          </table:table-cell>
          <table:table-cell table:formula="of:=AVERAGE([.X31:.X34])" office:value-type="float" office:value="65.32505" calcext:value-type="float">
            <text:p>65,32505</text:p>
          </table:table-cell>
          <table:table-cell office:value-type="float" office:value="548.281" calcext:value-type="float">
            <text:p>548,281</text:p>
          </table:table-cell>
          <table:table-cell table:formula="of:=[.Y31]*100/[.AA31]" office:value-type="float" office:value="104.081301376484" calcext:value-type="float">
            <text:p>104,08</text:p>
          </table:table-cell>
          <table:table-cell table:formula="of:=AVERAGE([.AB31:.AB34])" office:value-type="float" office:value="101.654200046559" calcext:value-type="float">
            <text:p>101,65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65.5038" calcext:value-type="float">
            <text:p>65,5038</text:p>
          </table:table-cell>
          <table:table-cell office:value-type="float" office:value="676.937" calcext:value-type="float">
            <text:p>676,937</text:p>
          </table:table-cell>
          <table:table-cell/>
          <table:table-cell office:value-type="float" office:value="672.432" calcext:value-type="float">
            <text:p>672,432</text:p>
          </table:table-cell>
          <table:table-cell table:formula="of:=[.D32]*100/[.F32]" office:value-type="float" office:value="100.669956218621" calcext:value-type="float">
            <text:p>100,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1216" calcext:value-type="float">
            <text:p>66,1216</text:p>
          </table:table-cell>
          <table:table-cell office:value-type="float" office:value="332.861" calcext:value-type="float">
            <text:p>332,861</text:p>
          </table:table-cell>
          <table:table-cell/>
          <table:table-cell office:value-type="float" office:value="326.623" calcext:value-type="float">
            <text:p>326,623</text:p>
          </table:table-cell>
          <table:table-cell table:formula="of:=[.K32]*100/[.M32]" office:value-type="float" office:value="101.909847132627" calcext:value-type="float">
            <text:p>101,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7444" calcext:value-type="float">
            <text:p>66,7444</text:p>
          </table:table-cell>
          <table:table-cell office:value-type="float" office:value="388.471" calcext:value-type="float">
            <text:p>388,471</text:p>
          </table:table-cell>
          <table:table-cell/>
          <table:table-cell office:value-type="float" office:value="387.624" calcext:value-type="float">
            <text:p>387,624</text:p>
          </table:table-cell>
          <table:table-cell table:formula="of:=[.R32]*100/[.T32]" office:value-type="float" office:value="100.21851072173" calcext:value-type="float">
            <text:p>100,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5672" calcext:value-type="float">
            <text:p>65,5672</text:p>
          </table:table-cell>
          <table:table-cell office:value-type="float" office:value="407.92" calcext:value-type="float">
            <text:p>407,92</text:p>
          </table:table-cell>
          <table:table-cell/>
          <table:table-cell office:value-type="float" office:value="403.446" calcext:value-type="float">
            <text:p>403,446</text:p>
          </table:table-cell>
          <table:table-cell table:formula="of:=[.Y32]*100/[.AA32]" office:value-type="float" office:value="101.108946426535" calcext:value-type="float">
            <text:p>101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65.3932" calcext:value-type="float">
            <text:p>65,3932</text:p>
          </table:table-cell>
          <table:table-cell office:value-type="float" office:value="728.346" calcext:value-type="float">
            <text:p>728,346</text:p>
          </table:table-cell>
          <table:table-cell/>
          <table:table-cell office:value-type="float" office:value="693.824" calcext:value-type="float">
            <text:p>693,824</text:p>
          </table:table-cell>
          <table:table-cell table:formula="of:=[.D33]*100/[.F33]" office:value-type="float" office:value="104.975613412047" calcext:value-type="float">
            <text:p>104,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072" calcext:value-type="float">
            <text:p>66,072</text:p>
          </table:table-cell>
          <table:table-cell office:value-type="float" office:value="312.952" calcext:value-type="float">
            <text:p>312,952</text:p>
          </table:table-cell>
          <table:table-cell/>
          <table:table-cell office:value-type="float" office:value="307.625" calcext:value-type="float">
            <text:p>307,625</text:p>
          </table:table-cell>
          <table:table-cell table:formula="of:=[.K33]*100/[.M33]" office:value-type="float" office:value="101.731653799269" calcext:value-type="float">
            <text:p>101,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6484" calcext:value-type="float">
            <text:p>66,6484</text:p>
          </table:table-cell>
          <table:table-cell office:value-type="float" office:value="308.193" calcext:value-type="float">
            <text:p>308,193</text:p>
          </table:table-cell>
          <table:table-cell/>
          <table:table-cell office:value-type="float" office:value="306.028" calcext:value-type="float">
            <text:p>306,028</text:p>
          </table:table-cell>
          <table:table-cell table:formula="of:=[.R33]*100/[.T33]" office:value-type="float" office:value="100.707451605735" calcext:value-type="float">
            <text:p>100,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14" calcext:value-type="float">
            <text:p>64,914</text:p>
          </table:table-cell>
          <table:table-cell office:value-type="float" office:value="145.481" calcext:value-type="float">
            <text:p>145,481</text:p>
          </table:table-cell>
          <table:table-cell/>
          <table:table-cell office:value-type="float" office:value="144.94" calcext:value-type="float">
            <text:p>144,94</text:p>
          </table:table-cell>
          <table:table-cell table:formula="of:=[.Y33]*100/[.AA33]" office:value-type="float" office:value="100.373257899821" calcext:value-type="float">
            <text:p>100,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65.3818" calcext:value-type="float">
            <text:p>65,3818</text:p>
          </table:table-cell>
          <table:table-cell office:value-type="float" office:value="724.449" calcext:value-type="float">
            <text:p>724,449</text:p>
          </table:table-cell>
          <table:table-cell/>
          <table:table-cell office:value-type="float" office:value="705.53" calcext:value-type="float">
            <text:p>705,53</text:p>
          </table:table-cell>
          <table:table-cell table:formula="of:=[.D34]*100/[.F34]" office:value-type="float" office:value="102.681530197157" calcext:value-type="float">
            <text:p>102,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368" calcext:value-type="float">
            <text:p>66,6368</text:p>
          </table:table-cell>
          <table:table-cell office:value-type="float" office:value="297.068" calcext:value-type="float">
            <text:p>297,068</text:p>
          </table:table-cell>
          <table:table-cell/>
          <table:table-cell office:value-type="float" office:value="291.085" calcext:value-type="float">
            <text:p>291,085</text:p>
          </table:table-cell>
          <table:table-cell table:formula="of:=[.K34]*100/[.M34]" office:value-type="float" office:value="102.05541336723" calcext:value-type="float">
            <text:p>102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482" calcext:value-type="float">
            <text:p>66,6482</text:p>
          </table:table-cell>
          <table:table-cell office:value-type="float" office:value="285.081" calcext:value-type="float">
            <text:p>285,081</text:p>
          </table:table-cell>
          <table:table-cell/>
          <table:table-cell office:value-type="float" office:value="281.249" calcext:value-type="float">
            <text:p>281,249</text:p>
          </table:table-cell>
          <table:table-cell table:formula="of:=[.R34]*100/[.T34]" office:value-type="float" office:value="101.362493733311" calcext:value-type="float">
            <text:p>101,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2746" calcext:value-type="float">
            <text:p>65,2746</text:p>
          </table:table-cell>
          <table:table-cell office:value-type="float" office:value="227.858" calcext:value-type="float">
            <text:p>227,858</text:p>
          </table:table-cell>
          <table:table-cell/>
          <table:table-cell office:value-type="float" office:value="225.483" calcext:value-type="float">
            <text:p>225,483</text:p>
          </table:table-cell>
          <table:table-cell table:formula="of:=[.Y34]*100/[.AA34]" office:value-type="float" office:value="101.053294483398" calcext:value-type="float">
            <text:p>101,05</text:p>
          </table:table-cell>
          <table:table-cell table:number-columns-repeated="7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7.612" calcext:value-type="float">
            <text:p>77,612</text:p>
          </table:table-cell>
          <table:table-cell office:value-type="float" office:value="722.214" calcext:value-type="float">
            <text:p>722,214</text:p>
          </table:table-cell>
          <table:table-cell table:formula="of:=AVERAGE([.C35:.C38])" office:value-type="float" office:value="77.76125" calcext:value-type="float">
            <text:p>77,76125</text:p>
          </table:table-cell>
          <table:table-cell office:value-type="float" office:value="688.27" calcext:value-type="float">
            <text:p>688,27</text:p>
          </table:table-cell>
          <table:table-cell table:formula="of:=[.D35]*100/[.F35]" office:value-type="float" office:value="104.931785491159" calcext:value-type="float">
            <text:p>104,93</text:p>
          </table:table-cell>
          <table:table-cell table:formula="of:=AVERAGE([.G35:.G38])" office:value-type="float" office:value="103.599625569989" calcext:value-type="float">
            <text:p>103,60</text:p>
          </table:table-cell>
          <table:table-cell office:value-type="float" office:value="1" calcext:value-type="float">
            <text:p>1</text:p>
          </table:table-cell>
          <table:table-cell office:value-type="float" office:value="77.2324" calcext:value-type="float">
            <text:p>77,2324</text:p>
          </table:table-cell>
          <table:table-cell office:value-type="float" office:value="280.484" calcext:value-type="float">
            <text:p>280,484</text:p>
          </table:table-cell>
          <table:table-cell table:formula="of:=AVERAGE([.J35:.J38])" office:value-type="float" office:value="77.45055" calcext:value-type="float">
            <text:p>77,45055</text:p>
          </table:table-cell>
          <table:table-cell office:value-type="float" office:value="273.718" calcext:value-type="float">
            <text:p>273,718</text:p>
          </table:table-cell>
          <table:table-cell table:formula="of:=[.K35]*100/[.M35]" office:value-type="float" office:value="102.471887124705" calcext:value-type="float">
            <text:p>102,47</text:p>
          </table:table-cell>
          <table:table-cell table:formula="of:=AVERAGE([.N35:.N38])" office:value-type="float" office:value="101.7330205532" calcext:value-type="float">
            <text:p>101,73</text:p>
          </table:table-cell>
          <table:table-cell office:value-type="float" office:value="1" calcext:value-type="float">
            <text:p>1</text:p>
          </table:table-cell>
          <table:table-cell office:value-type="float" office:value="77.6434" calcext:value-type="float">
            <text:p>77,6434</text:p>
          </table:table-cell>
          <table:table-cell office:value-type="float" office:value="299.937" calcext:value-type="float">
            <text:p>299,937</text:p>
          </table:table-cell>
          <table:table-cell table:formula="of:=AVERAGE([.Q35:.Q38])" office:value-type="float" office:value="77.7972" calcext:value-type="float">
            <text:p>77,7972</text:p>
          </table:table-cell>
          <table:table-cell office:value-type="float" office:value="299.544" calcext:value-type="float">
            <text:p>299,544</text:p>
          </table:table-cell>
          <table:table-cell table:formula="of:=[.R35]*100/[.T35]" office:value-type="float" office:value="100.131199423123" calcext:value-type="float">
            <text:p>100,13</text:p>
          </table:table-cell>
          <table:table-cell table:formula="of:=AVERAGE([.U35:.U38])" office:value-type="float" office:value="100.1371451725" calcext:value-type="float">
            <text:p>100,14</text:p>
          </table:table-cell>
          <table:table-cell office:value-type="float" office:value="1" calcext:value-type="float">
            <text:p>1</text:p>
          </table:table-cell>
          <table:table-cell office:value-type="float" office:value="77.396" calcext:value-type="float">
            <text:p>77,396</text:p>
          </table:table-cell>
          <table:table-cell office:value-type="float" office:value="367.549" calcext:value-type="float">
            <text:p>367,549</text:p>
          </table:table-cell>
          <table:table-cell table:formula="of:=AVERAGE([.X35:.X38])" office:value-type="float" office:value="77.3083" calcext:value-type="float">
            <text:p>77,3083</text:p>
          </table:table-cell>
          <table:table-cell office:value-type="float" office:value="361.478" calcext:value-type="float">
            <text:p>361,478</text:p>
          </table:table-cell>
          <table:table-cell table:formula="of:=[.Y35]*100/[.AA35]" office:value-type="float" office:value="101.679493634467" calcext:value-type="float">
            <text:p>101,68</text:p>
          </table:table-cell>
          <table:table-cell table:formula="of:=AVERAGE([.AB35:.AB38])" office:value-type="float" office:value="100.709333250959" calcext:value-type="float">
            <text:p>100,7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77.8192" calcext:value-type="float">
            <text:p>77,8192</text:p>
          </table:table-cell>
          <table:table-cell office:value-type="float" office:value="767.695" calcext:value-type="float">
            <text:p>767,695</text:p>
          </table:table-cell>
          <table:table-cell/>
          <table:table-cell office:value-type="float" office:value="745.053" calcext:value-type="float">
            <text:p>745,053</text:p>
          </table:table-cell>
          <table:table-cell table:formula="of:=[.D36]*100/[.F36]" office:value-type="float" office:value="103.038978435091" calcext:value-type="float">
            <text:p>103,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4648" calcext:value-type="float">
            <text:p>77,4648</text:p>
          </table:table-cell>
          <table:table-cell office:value-type="float" office:value="178.227" calcext:value-type="float">
            <text:p>178,227</text:p>
          </table:table-cell>
          <table:table-cell/>
          <table:table-cell office:value-type="float" office:value="174.74" calcext:value-type="float">
            <text:p>174,74</text:p>
          </table:table-cell>
          <table:table-cell table:formula="of:=[.K36]*100/[.M36]" office:value-type="float" office:value="101.995536225249" calcext:value-type="float">
            <text:p>102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8404" calcext:value-type="float">
            <text:p>77,8404</text:p>
          </table:table-cell>
          <table:table-cell office:value-type="float" office:value="478.714" calcext:value-type="float">
            <text:p>478,714</text:p>
          </table:table-cell>
          <table:table-cell/>
          <table:table-cell office:value-type="float" office:value="478.714" calcext:value-type="float">
            <text:p>478,714</text:p>
          </table:table-cell>
          <table:table-cell table:formula="of:=[.R36]*100/[.T36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3806" calcext:value-type="float">
            <text:p>77,3806</text:p>
          </table:table-cell>
          <table:table-cell office:value-type="float" office:value="379.671" calcext:value-type="float">
            <text:p>379,671</text:p>
          </table:table-cell>
          <table:table-cell/>
          <table:table-cell office:value-type="float" office:value="379.671" calcext:value-type="float">
            <text:p>379,671</text:p>
          </table:table-cell>
          <table:table-cell table:formula="of:=[.Y36]*100/[.AA36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77.786" calcext:value-type="float">
            <text:p>77,786</text:p>
          </table:table-cell>
          <table:table-cell office:value-type="float" office:value="818.041" calcext:value-type="float">
            <text:p>818,041</text:p>
          </table:table-cell>
          <table:table-cell/>
          <table:table-cell office:value-type="float" office:value="791.615" calcext:value-type="float">
            <text:p>791,615</text:p>
          </table:table-cell>
          <table:table-cell table:formula="of:=[.D37]*100/[.F37]" office:value-type="float" office:value="103.338238916645" calcext:value-type="float">
            <text:p>103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492" calcext:value-type="float">
            <text:p>77,492</text:p>
          </table:table-cell>
          <table:table-cell office:value-type="float" office:value="311.293" calcext:value-type="float">
            <text:p>311,293</text:p>
          </table:table-cell>
          <table:table-cell/>
          <table:table-cell office:value-type="float" office:value="308.327" calcext:value-type="float">
            <text:p>308,327</text:p>
          </table:table-cell>
          <table:table-cell table:formula="of:=[.K37]*100/[.M37]" office:value-type="float" office:value="100.961965705242" calcext:value-type="float">
            <text:p>100,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9394" calcext:value-type="float">
            <text:p>77,9394</text:p>
          </table:table-cell>
          <table:table-cell office:value-type="float" office:value="428.008" calcext:value-type="float">
            <text:p>428,008</text:p>
          </table:table-cell>
          <table:table-cell/>
          <table:table-cell office:value-type="float" office:value="426.229" calcext:value-type="float">
            <text:p>426,229</text:p>
          </table:table-cell>
          <table:table-cell table:formula="of:=[.R37]*100/[.T37]" office:value-type="float" office:value="100.417381266878" calcext:value-type="float">
            <text:p>100,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4996" calcext:value-type="float">
            <text:p>77,4996</text:p>
          </table:table-cell>
          <table:table-cell office:value-type="float" office:value="259.175" calcext:value-type="float">
            <text:p>259,175</text:p>
          </table:table-cell>
          <table:table-cell/>
          <table:table-cell office:value-type="float" office:value="258.881" calcext:value-type="float">
            <text:p>258,881</text:p>
          </table:table-cell>
          <table:table-cell table:formula="of:=[.Y37]*100/[.AA37]" office:value-type="float" office:value="100.113565692345" calcext:value-type="float">
            <text:p>100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77.8278" calcext:value-type="float">
            <text:p>77,8278</text:p>
          </table:table-cell>
          <table:table-cell office:value-type="float" office:value="772.796" calcext:value-type="float">
            <text:p>772,796</text:p>
          </table:table-cell>
          <table:table-cell/>
          <table:table-cell office:value-type="float" office:value="749.636" calcext:value-type="float">
            <text:p>749,636</text:p>
          </table:table-cell>
          <table:table-cell table:formula="of:=[.D38]*100/[.F38]" office:value-type="float" office:value="103.08949943706" calcext:value-type="float">
            <text:p>103,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613" calcext:value-type="float">
            <text:p>77,613</text:p>
          </table:table-cell>
          <table:table-cell office:value-type="float" office:value="411.565" calcext:value-type="float">
            <text:p>411,565</text:p>
          </table:table-cell>
          <table:table-cell/>
          <table:table-cell office:value-type="float" office:value="405.472" calcext:value-type="float">
            <text:p>405,472</text:p>
          </table:table-cell>
          <table:table-cell table:formula="of:=[.K38]*100/[.M38]" office:value-type="float" office:value="101.502693157604" calcext:value-type="float">
            <text:p>101,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7656" calcext:value-type="float">
            <text:p>77,7656</text:p>
          </table:table-cell>
          <table:table-cell office:value-type="float" office:value="313.67" calcext:value-type="float">
            <text:p>313,67</text:p>
          </table:table-cell>
          <table:table-cell/>
          <table:table-cell office:value-type="float" office:value="313.67" calcext:value-type="float">
            <text:p>313,67</text:p>
          </table:table-cell>
          <table:table-cell table:formula="of:=[.R38]*100/[.T3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957" calcext:value-type="float">
            <text:p>76,957</text:p>
          </table:table-cell>
          <table:table-cell office:value-type="float" office:value="446.936" calcext:value-type="float">
            <text:p>446,936</text:p>
          </table:table-cell>
          <table:table-cell/>
          <table:table-cell office:value-type="float" office:value="442.317" calcext:value-type="float">
            <text:p>442,317</text:p>
          </table:table-cell>
          <table:table-cell table:formula="of:=[.Y38]*100/[.AA38]" office:value-type="float" office:value="101.044273677023" calcext:value-type="float">
            <text:p>101,04</text:p>
          </table:table-cell>
          <table:table-cell table:number-columns-repeated="7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.7844" calcext:value-type="float">
            <text:p>90,7844</text:p>
          </table:table-cell>
          <table:table-cell office:value-type="float" office:value="768.61" calcext:value-type="float">
            <text:p>768,61</text:p>
          </table:table-cell>
          <table:table-cell table:formula="of:=AVERAGE([.C39:.C42])" office:value-type="float" office:value="90.7978" calcext:value-type="float">
            <text:p>90,7978</text:p>
          </table:table-cell>
          <table:table-cell office:value-type="float" office:value="751.394" calcext:value-type="float">
            <text:p>751,394</text:p>
          </table:table-cell>
          <table:table-cell table:formula="of:=[.D39]*100/[.F39]" office:value-type="float" office:value="102.291208074592" calcext:value-type="float">
            <text:p>102,29</text:p>
          </table:table-cell>
          <table:table-cell table:formula="of:=AVERAGE([.G39:.G42])" office:value-type="float" office:value="104.565325499747" calcext:value-type="float">
            <text:p>104,57</text:p>
          </table:table-cell>
          <table:table-cell office:value-type="float" office:value="1" calcext:value-type="float">
            <text:p>1</text:p>
          </table:table-cell>
          <table:table-cell office:value-type="float" office:value="90.8752" calcext:value-type="float">
            <text:p>90,8752</text:p>
          </table:table-cell>
          <table:table-cell office:value-type="float" office:value="327.947" calcext:value-type="float">
            <text:p>327,947</text:p>
          </table:table-cell>
          <table:table-cell table:formula="of:=AVERAGE([.J39:.J42])" office:value-type="float" office:value="90.40215" calcext:value-type="float">
            <text:p>90,40215</text:p>
          </table:table-cell>
          <table:table-cell office:value-type="float" office:value="325.174" calcext:value-type="float">
            <text:p>325,174</text:p>
          </table:table-cell>
          <table:table-cell table:formula="of:=[.K39]*100/[.M39]" office:value-type="float" office:value="100.85277420704" calcext:value-type="float">
            <text:p>100,85</text:p>
          </table:table-cell>
          <table:table-cell table:formula="of:=AVERAGE([.N39:.N42])" office:value-type="float" office:value="102.201392232039" calcext:value-type="float">
            <text:p>102,20</text:p>
          </table:table-cell>
          <table:table-cell office:value-type="float" office:value="1" calcext:value-type="float">
            <text:p>1</text:p>
          </table:table-cell>
          <table:table-cell office:value-type="float" office:value="90.861" calcext:value-type="float">
            <text:p>90,861</text:p>
          </table:table-cell>
          <table:table-cell office:value-type="float" office:value="381.03" calcext:value-type="float">
            <text:p>381,03</text:p>
          </table:table-cell>
          <table:table-cell table:formula="of:=AVERAGE([.Q39:.Q42])" office:value-type="float" office:value="90.7662" calcext:value-type="float">
            <text:p>90,7662</text:p>
          </table:table-cell>
          <table:table-cell office:value-type="float" office:value="364.388" calcext:value-type="float">
            <text:p>364,388</text:p>
          </table:table-cell>
          <table:table-cell table:formula="of:=[.R39]*100/[.T39]" office:value-type="float" office:value="104.567109784076" calcext:value-type="float">
            <text:p>104,57</text:p>
          </table:table-cell>
          <table:table-cell table:formula="of:=AVERAGE([.U39:.U42])" office:value-type="float" office:value="101.462051114867" calcext:value-type="float">
            <text:p>101,46</text:p>
          </table:table-cell>
          <table:table-cell office:value-type="float" office:value="1" calcext:value-type="float">
            <text:p>1</text:p>
          </table:table-cell>
          <table:table-cell office:value-type="float" office:value="90.6566" calcext:value-type="float">
            <text:p>90,6566</text:p>
          </table:table-cell>
          <table:table-cell office:value-type="float" office:value="533.261" calcext:value-type="float">
            <text:p>533,261</text:p>
          </table:table-cell>
          <table:table-cell table:formula="of:=AVERAGE([.X39:.X42])" office:value-type="float" office:value="90.39645" calcext:value-type="float">
            <text:p>90,39645</text:p>
          </table:table-cell>
          <table:table-cell office:value-type="float" office:value="527.288" calcext:value-type="float">
            <text:p>527,288</text:p>
          </table:table-cell>
          <table:table-cell table:formula="of:=[.Y39]*100/[.AA39]" office:value-type="float" office:value="101.13277753334" calcext:value-type="float">
            <text:p>101,13</text:p>
          </table:table-cell>
          <table:table-cell table:formula="of:=AVERAGE([.AB39:.AB42])" office:value-type="float" office:value="100.932166510763" calcext:value-type="float">
            <text:p>100,93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90.5382" calcext:value-type="float">
            <text:p>90,5382</text:p>
          </table:table-cell>
          <table:table-cell office:value-type="float" office:value="787.168" calcext:value-type="float">
            <text:p>787,168</text:p>
          </table:table-cell>
          <table:table-cell/>
          <table:table-cell office:value-type="float" office:value="771.981" calcext:value-type="float">
            <text:p>771,981</text:p>
          </table:table-cell>
          <table:table-cell table:formula="of:=[.D40]*100/[.F40]" office:value-type="float" office:value="101.967276396699" calcext:value-type="float">
            <text:p>101,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728" calcext:value-type="float">
            <text:p>90,3728</text:p>
          </table:table-cell>
          <table:table-cell office:value-type="float" office:value="256.549" calcext:value-type="float">
            <text:p>256,549</text:p>
          </table:table-cell>
          <table:table-cell/>
          <table:table-cell office:value-type="float" office:value="247.389" calcext:value-type="float">
            <text:p>247,389</text:p>
          </table:table-cell>
          <table:table-cell table:formula="of:=[.K40]*100/[.M40]" office:value-type="float" office:value="103.702670692715" calcext:value-type="float">
            <text:p>103,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716" calcext:value-type="float">
            <text:p>90,8716</text:p>
          </table:table-cell>
          <table:table-cell office:value-type="float" office:value="387.138" calcext:value-type="float">
            <text:p>387,138</text:p>
          </table:table-cell>
          <table:table-cell/>
          <table:table-cell office:value-type="float" office:value="387.014" calcext:value-type="float">
            <text:p>387,014</text:p>
          </table:table-cell>
          <table:table-cell table:formula="of:=[.R40]*100/[.T40]" office:value-type="float" office:value="100.032040184593" calcext:value-type="float">
            <text:p>10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338" calcext:value-type="float">
            <text:p>90,1338</text:p>
          </table:table-cell>
          <table:table-cell office:value-type="float" office:value="543.192" calcext:value-type="float">
            <text:p>543,192</text:p>
          </table:table-cell>
          <table:table-cell/>
          <table:table-cell office:value-type="float" office:value="538.758" calcext:value-type="float">
            <text:p>538,758</text:p>
          </table:table-cell>
          <table:table-cell table:formula="of:=[.Y40]*100/[.AA40]" office:value-type="float" office:value="100.823004020358" calcext:value-type="float">
            <text:p>100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90.8956" calcext:value-type="float">
            <text:p>90,8956</text:p>
          </table:table-cell>
          <table:table-cell office:value-type="float" office:value="774.011" calcext:value-type="float">
            <text:p>774,011</text:p>
          </table:table-cell>
          <table:table-cell/>
          <table:table-cell office:value-type="float" office:value="747.132" calcext:value-type="float">
            <text:p>747,132</text:p>
          </table:table-cell>
          <table:table-cell table:formula="of:=[.D41]*100/[.F41]" office:value-type="float" office:value="103.597623980769" calcext:value-type="float">
            <text:p>103,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1974" calcext:value-type="float">
            <text:p>90,1974</text:p>
          </table:table-cell>
          <table:table-cell office:value-type="float" office:value="372.734" calcext:value-type="float">
            <text:p>372,734</text:p>
          </table:table-cell>
          <table:table-cell/>
          <table:table-cell office:value-type="float" office:value="366.503" calcext:value-type="float">
            <text:p>366,503</text:p>
          </table:table-cell>
          <table:table-cell table:formula="of:=[.K41]*100/[.M41]" office:value-type="float" office:value="101.700122509229" calcext:value-type="float">
            <text:p>101,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727" calcext:value-type="float">
            <text:p>90,727</text:p>
          </table:table-cell>
          <table:table-cell office:value-type="float" office:value="320.892" calcext:value-type="float">
            <text:p>320,892</text:p>
          </table:table-cell>
          <table:table-cell/>
          <table:table-cell office:value-type="float" office:value="320.892" calcext:value-type="float">
            <text:p>320,892</text:p>
          </table:table-cell>
          <table:table-cell table:formula="of:=[.R41]*100/[.T41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646" calcext:value-type="float">
            <text:p>90,646</text:p>
          </table:table-cell>
          <table:table-cell office:value-type="float" office:value="417.892" calcext:value-type="float">
            <text:p>417,892</text:p>
          </table:table-cell>
          <table:table-cell/>
          <table:table-cell office:value-type="float" office:value="411.977" calcext:value-type="float">
            <text:p>411,977</text:p>
          </table:table-cell>
          <table:table-cell table:formula="of:=[.Y41]*100/[.AA41]" office:value-type="float" office:value="101.435759763288" calcext:value-type="float">
            <text:p>101,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90.973" calcext:value-type="float">
            <text:p>90,973</text:p>
          </table:table-cell>
          <table:table-cell office:value-type="float" office:value="829.578" calcext:value-type="float">
            <text:p>829,578</text:p>
          </table:table-cell>
          <table:table-cell/>
          <table:table-cell office:value-type="float" office:value="751.394" calcext:value-type="float">
            <text:p>751,394</text:p>
          </table:table-cell>
          <table:table-cell table:formula="of:=[.D42]*100/[.F42]" office:value-type="float" office:value="110.405193546927" calcext:value-type="float">
            <text:p>110,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1632" calcext:value-type="float">
            <text:p>90,1632</text:p>
          </table:table-cell>
          <table:table-cell office:value-type="float" office:value="371.271" calcext:value-type="float">
            <text:p>371,271</text:p>
          </table:table-cell>
          <table:table-cell/>
          <table:table-cell office:value-type="float" office:value="362.039" calcext:value-type="float">
            <text:p>362,039</text:p>
          </table:table-cell>
          <table:table-cell table:formula="of:=[.K42]*100/[.M42]" office:value-type="float" office:value="102.550001519173" calcext:value-type="float">
            <text:p>102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6052" calcext:value-type="float">
            <text:p>90,6052</text:p>
          </table:table-cell>
          <table:table-cell office:value-type="float" office:value="412.274" calcext:value-type="float">
            <text:p>412,274</text:p>
          </table:table-cell>
          <table:table-cell/>
          <table:table-cell table:style-name="ce25" office:value-type="float" office:value="407.188" calcext:value-type="float">
            <text:p>407,188</text:p>
          </table:table-cell>
          <table:table-cell table:formula="of:=[.R42]*100/[.T42]" office:value-type="float" office:value="101.2490544908" calcext:value-type="float">
            <text:p>101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1494" calcext:value-type="float">
            <text:p>90,1494</text:p>
          </table:table-cell>
          <table:table-cell office:value-type="float" office:value="298.519" calcext:value-type="float">
            <text:p>298,519</text:p>
          </table:table-cell>
          <table:table-cell/>
          <table:table-cell office:value-type="float" office:value="297.516" calcext:value-type="float">
            <text:p>297,516</text:p>
          </table:table-cell>
          <table:table-cell table:formula="of:=[.Y42]*100/[.AA42]" office:value-type="float" office:value="100.337124726065" calcext:value-type="float">
            <text:p>100,34</text:p>
          </table:table-cell>
          <table:table-cell table:number-columns-repeated="7"/>
        </table:table-row>
        <table:table-row table:style-name="ro1">
          <table:table-cell table:style-name="Default" table:number-columns-repeated="29"/>
          <table:table-cell table:number-columns-repeated="6"/>
        </table:table-row>
        <table:table-row table:style-name="ro1">
          <table:table-cell table:style-name="ce38" office:value-type="string" calcext:value-type="string" table:number-columns-spanned="5" table:number-rows-spanned="1">
            <text:p>Tabella riassuntiva dati</text:p>
          </table:table-cell>
          <table:covered-table-cell table:number-columns-repeated="4" table:style-name="ce40"/>
          <table:table-cell table:style-name="Default" table:number-columns-repeated="24"/>
          <table:table-cell table:number-columns-repeated="6"/>
        </table:table-row>
        <table:table-row table:style-name="ro8">
          <table:table-cell table:style-name="ce39" office:value-type="string" calcext:value-type="string">
            <text:p>N° Nodi</text:p>
          </table:table-cell>
          <table:table-cell table:style-name="ce39" office:value-type="string" calcext:value-type="string">
            <text:p>T 100000 *n/5</text:p>
          </table:table-cell>
          <table:table-cell table:style-name="ce39" office:value-type="string" calcext:value-type="string">
            <text:p>OPT 100000 *n/5</text:p>
          </table:table-cell>
          <table:table-cell table:style-name="ce39" office:value-type="string" calcext:value-type="string">
            <text:p>T 2000000 *n/5</text:p>
          </table:table-cell>
          <table:table-cell table:style-name="ce39" office:value-type="string" calcext:value-type="string">
            <text:p>OPT 2000000 *n/5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61469375" calcext:value-type="float">
            <text:p>0,61469375</text:p>
          </table:table-cell>
          <table:table-cell table:style-name="ce41" office:value-type="float" office:value="100" calcext:value-type="float">
            <text:p>100,00</text:p>
          </table:table-cell>
          <table:table-cell table:style-name="ce42" table:formula="of:=AVERAGE([.E3];[.L3];[.S3];[.Z3])" office:value-type="float" office:value="5.1396875" calcext:value-type="float">
            <text:p>5,139688</text:p>
          </table:table-cell>
          <table:table-cell table:style-name="ce41" table:formula="of:=AVERAGE([.H3];[.O3];[.V3];[.AC3])" office:value-type="float" office:value="99.9984283788933" calcext:value-type="float">
            <text:p>100,00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.343675" calcext:value-type="float">
            <text:p>1,343675</text:p>
          </table:table-cell>
          <table:table-cell table:style-name="ce41" office:value-type="float" office:value="100.05" calcext:value-type="float">
            <text:p>100,05</text:p>
          </table:table-cell>
          <table:table-cell table:style-name="ce42" table:formula="of:=AVERAGE([.E7];[.L7];[.S7];[.Z7])" office:value-type="float" office:value="11.012375" calcext:value-type="float">
            <text:p>11,012375</text:p>
          </table:table-cell>
          <table:table-cell table:style-name="ce41" table:formula="of:=AVERAGE([.H7];[.O7];[.V7];[.AC7])" office:value-type="float" office:value="100.102871816997" calcext:value-type="float">
            <text:p>100,10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.18094375" calcext:value-type="float">
            <text:p>2,18094375</text:p>
          </table:table-cell>
          <table:table-cell table:style-name="ce41" office:value-type="float" office:value="101.78" calcext:value-type="float">
            <text:p>101,78</text:p>
          </table:table-cell>
          <table:table-cell table:style-name="ce42" table:formula="of:=AVERAGE([.E11];[.L11];[.S11];[.Z11])" office:value-type="float" office:value="17.969475" calcext:value-type="float">
            <text:p>17,969475</text:p>
          </table:table-cell>
          <table:table-cell table:style-name="ce41" table:formula="of:=AVERAGE([.H11];[.O11];[.V11];[.AC11])" office:value-type="float" office:value="101.824211114044" calcext:value-type="float">
            <text:p>101,82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.17826875" calcext:value-type="float">
            <text:p>3,17826875</text:p>
          </table:table-cell>
          <table:table-cell table:style-name="ce41" office:value-type="float" office:value="100.89" calcext:value-type="float">
            <text:p>100,89</text:p>
          </table:table-cell>
          <table:table-cell table:style-name="ce42" table:formula="of:=AVERAGE([.E15];[.L15];[.S15];[.Z15])" office:value-type="float" office:value="25.99375" calcext:value-type="float">
            <text:p>25,993750</text:p>
          </table:table-cell>
          <table:table-cell table:style-name="ce41" table:formula="of:=AVERAGE([.H15];[.O15];[.V15];[.AC15])" office:value-type="float" office:value="100.827518470046" calcext:value-type="float">
            <text:p>100,83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.20775" calcext:value-type="float">
            <text:p>4,20775</text:p>
          </table:table-cell>
          <table:table-cell table:style-name="ce41" office:value-type="float" office:value="101.06" calcext:value-type="float">
            <text:p>101,06</text:p>
          </table:table-cell>
          <table:table-cell table:style-name="ce42" table:formula="of:=AVERAGE([.E19];[.L19];[.S19];[.Z19])" office:value-type="float" office:value="34.4506875" calcext:value-type="float">
            <text:p>34,450688</text:p>
          </table:table-cell>
          <table:table-cell table:style-name="ce41" table:formula="of:=AVERAGE([.H19];[.O19];[.V19];[.AC19])" office:value-type="float" office:value="101.327126962453" calcext:value-type="float">
            <text:p>101,33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5.44746875" calcext:value-type="float">
            <text:p>5,44746875</text:p>
          </table:table-cell>
          <table:table-cell table:style-name="ce41" office:value-type="float" office:value="102.97" calcext:value-type="float">
            <text:p>102,97</text:p>
          </table:table-cell>
          <table:table-cell table:style-name="ce42" table:formula="of:=AVERAGE([.E23];[.L23];[.S23];[.Z23])" office:value-type="float" office:value="43.853125" calcext:value-type="float">
            <text:p>43,853125</text:p>
          </table:table-cell>
          <table:table-cell table:style-name="ce41" table:formula="of:=AVERAGE([.H23];[.O23];[.V23];[.AC23])" office:value-type="float" office:value="103.268294564798" calcext:value-type="float">
            <text:p>103,27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.76326875" calcext:value-type="float">
            <text:p>6,76326875</text:p>
          </table:table-cell>
          <table:table-cell table:style-name="ce41" office:value-type="float" office:value="107.62" calcext:value-type="float">
            <text:p>107,62</text:p>
          </table:table-cell>
          <table:table-cell table:style-name="ce42" table:formula="of:=AVERAGE([.E27];[.L27];[.S27];[.Z27])" office:value-type="float" office:value="54.2606375" calcext:value-type="float">
            <text:p>54,260638</text:p>
          </table:table-cell>
          <table:table-cell table:style-name="ce41" table:formula="of:=AVERAGE([.H27];[.O27];[.V27];[.AC27])" office:value-type="float" office:value="107.731251070893" calcext:value-type="float">
            <text:p>107,73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8.2913125" calcext:value-type="float">
            <text:p>8,2913125</text:p>
          </table:table-cell>
          <table:table-cell table:style-name="ce41" office:value-type="float" office:value="102.17" calcext:value-type="float">
            <text:p>102,17</text:p>
          </table:table-cell>
          <table:table-cell table:style-name="ce42" table:formula="of:=AVERAGE([.E31];[.L31];[.S31];[.Z31])" office:value-type="float" office:value="65.9500875" calcext:value-type="float">
            <text:p>65,950088</text:p>
          </table:table-cell>
          <table:table-cell table:style-name="ce41" table:formula="of:=AVERAGE([.H31];[.O31];[.V31];[.AC31])" office:value-type="float" office:value="101.847181614448" calcext:value-type="float">
            <text:p>101,85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9.8671625" calcext:value-type="float">
            <text:p>9,8671625</text:p>
          </table:table-cell>
          <table:table-cell table:style-name="ce41" office:value-type="float" office:value="102.13" calcext:value-type="float">
            <text:p>102,13</text:p>
          </table:table-cell>
          <table:table-cell table:style-name="ce42" table:formula="of:=AVERAGE([.E35];[.L35];[.S35];[.Z35])" office:value-type="float" office:value="77.579325" calcext:value-type="float">
            <text:p>77,579325</text:p>
          </table:table-cell>
          <table:table-cell table:style-name="ce41" table:formula="of:=AVERAGE([.H35];[.O35];[.V35];[.AC35])" office:value-type="float" office:value="101.544781136662" calcext:value-type="float">
            <text:p>101,54</text:p>
          </table:table-cell>
          <table:table-cell table:style-name="Default" table:number-columns-repeated="24"/>
          <table:table-cell table:number-columns-repeated="6"/>
        </table:table-row>
        <table:table-row table:style-name="ro1"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1.490575" calcext:value-type="float">
            <text:p>11,490575</text:p>
          </table:table-cell>
          <table:table-cell table:style-name="ce41" office:value-type="float" office:value="102.48" calcext:value-type="float">
            <text:p>102,48</text:p>
          </table:table-cell>
          <table:table-cell table:style-name="ce42" table:formula="of:=AVERAGE([.E39];[.L39];[.S39];[.Z39])" office:value-type="float" office:value="90.59065" calcext:value-type="float">
            <text:p>90,590650</text:p>
          </table:table-cell>
          <table:table-cell table:style-name="ce41" table:formula="of:=AVERAGE([.H39];[.O39];[.V39];[.AC39])" office:value-type="float" office:value="102.290233839354" calcext:value-type="float">
            <text:p>102,29</text:p>
          </table:table-cell>
          <table:table-cell table:style-name="Default" table:number-columns-repeated="2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5:49:40.94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11T16:00:32.894000000</dc:date>
    <meta:editing-duration>PT6H50M12S</meta:editing-duration>
    <meta:editing-cycles>9</meta:editing-cycles>
    <meta:generator>LibreOffice/5.0.2.2$Windows_x86 LibreOffice_project/37b43f919e4de5eeaca9b9755ed688758a8251fe</meta:generator>
    <meta:document-statistic meta:table-count="3" meta:cell-count="262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5cm" chart:style-name="ch2">
          <text:p>Tempi medi di esecuzione (per dataset)</text:p>
        </chart:title>
        <chart:legend chart:legend-position="end" svg:x="15.048cm" svg:y="4.03cm" style:legend-expansion="high" chart:style-name="ch3"/>
        <chart:plot-area chart:style-name="ch4" table:cell-range-address="ExecTime.A5:ExecTime.B14 ExecTime.B4:ExecTime.B4 ExecTime.D4:ExecTime.D14 ExecTime.F4:ExecTime.F14 ExecTime.H4:ExecTime.H14 ExecTime.K4:ExecTime.K14 ExecTime.M4:ExecTime.M14 ExecTime.O4:ExecTime.O14 ExecTime.Q4:ExecTime.Q14" chart:data-source-has-labels="both" svg:x="0.279cm" svg:y="0.936cm" svg:width="14.862cm" svg:height="10.53cm">
          <chartooo:coordinate-region svg:x="1.292cm" svg:y="1.138cm" svg:width="13.572cm" svg:height="9.675cm"/>
          <chart:axis chart:dimension="x" chart:name="primary-x" chart:style-name="ch5" chartooo:axis-type="auto">
            <chart:title svg:x="6.765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18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68cm" svg:height="10.375cm" xlink:href=".." xlink:type="simple" chart:class="chart:scatter" chart:style-name="ch1">
        <chart:title svg:x="2.128cm" svg:y="0.343cm" chart:style-name="ch2">
          <text:p>Guadagno Local Search su soluzione Sim Annealing (globale)</text:p>
        </chart:title>
        <chart:plot-area chart:style-name="ch3" table:cell-range-address="Foglio2.I92:Foglio2.J101" svg:x="0.497cm" svg:y="1.354cm" svg:width="15.825cm" svg:height="8.173cm">
          <chartooo:coordinate-region svg:x="1.616cm" svg:y="1.556cm" svg:width="14.429cm" svg:height="7.318cm"/>
          <chart:axis chart:dimension="x" chart:name="primary-x" chart:style-name="ch4">
            <chart:title svg:x="7.666cm" svg:y="9.655cm" chart:style-name="ch5">
              <text:p>N° nodi</text:p>
            </chart:title>
          </chart:axis>
          <chart:axis chart:dimension="y" chart:name="primary-y" chart:style-name="ch6">
            <chart:title svg:x="0cm" svg:y="7.04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J92:Foglio2.J101" chart:class="chart:scatter">
            <chart:domain table:cell-range-address="Foglio2.I92:Foglio2.I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I92:Foglio2.I101</svg:desc>
                </draw:g>
              </table:table-cell>
              <table:table-cell office:value-type="float" office:value="3.93691565935457">
                <text:p>3.93691565935457</text:p>
                <draw:g>
                  <svg:desc>Foglio2.J92:Foglio2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9">
                <text:p>7.99657107838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5cm" svg:y="0.377cm" chart:style-name="ch2">
          <text:p>Tempi medi di esecuzione (globali)</text:p>
        </chart:title>
        <chart:legend chart:legend-position="end" svg:x="15.333cm" svg:y="5.477cm" style:legend-expansion="high" chart:style-name="ch3"/>
        <chart:plot-area chart:style-name="ch4" table:cell-range-address="ExecTime.A47:ExecTime.C56 ExecTime.B46:ExecTime.C46" chart:data-source-has-labels="row" svg:x="0.521cm" svg:y="1.422cm" svg:width="14.646cm" svg:height="10.149cm">
          <chartooo:coordinate-region svg:x="1.534cm" svg:y="1.624cm" svg:width="13.345cm" svg:height="9.294cm"/>
          <chart:axis chart:dimension="x" chart:name="primary-x" chart:style-name="ch5">
            <chart:title svg:x="7.069cm" svg:y="11.343cm" chart:style-name="ch6">
              <text:p>N° Nodi</text:p>
            </chart:title>
          </chart:axis>
          <chart:axis chart:dimension="y" chart:name="primary-y" chart:style-name="ch7">
            <chart:title svg:x="0cm" svg:y="7.313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48cm" svg:height="10.418cm" xlink:href=".." xlink:type="simple" chart:class="chart:scatter" chart:style-name="ch1">
        <chart:title svg:x="1.905cm" svg:y="0.344cm" chart:style-name="ch2">
          <text:p>Guadagno Local Search su soluzione Sim Annealing (per dataset)</text:p>
        </chart:title>
        <chart:legend chart:legend-position="end" svg:x="14.465cm" svg:y="4.151cm" style:legend-expansion="high" chart:style-name="ch3"/>
        <chart:plot-area chart:style-name="ch4" table:cell-range-address="Foglio2.A46:Foglio2.B85 Foglio2.H107:Foglio2.H110 Foglio2.G46:Foglio2.G85 Foglio2.L46:Foglio2.L85 Foglio2.Q46:Foglio2.Q85" chart:data-source-has-labels="row" svg:x="0.858cm" svg:y="1.533cm" svg:width="13.581cm" svg:height="8.233cm">
          <chartooo:coordinate-region svg:x="1.977cm" svg:y="1.735cm" svg:width="12.186cm" svg:height="7.378cm"/>
          <chart:axis chart:dimension="x" chart:name="primary-x" chart:style-name="ch5">
            <chart:title svg:x="6.905cm" svg:y="9.698cm" chart:style-name="ch6">
              <text:p>N° nodi</text:p>
            </chart:title>
          </chart:axis>
          <chart:axis chart:dimension="y" chart:name="primary-y" chart:style-name="ch7">
            <chart:title svg:x="0cm" svg:y="7.249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B46:Foglio2.B85" chart:label-cell-address="Foglio2.H107:Foglio2.H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G46:Foglio2.G85" chart:label-cell-address="Foglio2.H108:Foglio2.H108" chart:class="chart:scatter">
            <chart:data-point chart:repeated="40"/>
          </chart:series>
          <chart:series chart:style-name="ch12" chart:values-cell-range-address="Foglio2.L46:Foglio2.L85" chart:label-cell-address="Foglio2.H109:Foglio2.H109" chart:class="chart:scatter">
            <chart:data-point chart:repeated="40"/>
          </chart:series>
          <chart:series chart:style-name="ch13" chart:values-cell-range-address="Foglio2.Q46:Foglio2.Q85" chart:label-cell-address="Foglio2.H110:Foglio2.H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H107:Foglio2.H107</svg:desc>
                </draw:g>
              </table:table-cell>
              <table:table-cell office:value-type="string">
                <text:p>Cluster</text:p>
                <draw:g>
                  <svg:desc>Foglio2.H108:Foglio2.H108</svg:desc>
                </draw:g>
              </table:table-cell>
              <table:table-cell office:value-type="string">
                <text:p>Line</text:p>
                <draw:g>
                  <svg:desc>Foglio2.H109:Foglio2.H109</svg:desc>
                </draw:g>
              </table:table-cell>
              <table:table-cell office:value-type="string">
                <text:p>Circle</text:p>
                <draw:g>
                  <svg:desc>Foglio2.H110:Foglio2.H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B46:Foglio2.B85</svg:desc>
                </draw:g>
              </table:table-cell>
              <table:table-cell office:value-type="float" office:value="2.20293071486155">
                <text:p>2.20293071486155</text:p>
                <draw:g>
                  <svg:desc>Foglio2.G46:Foglio2.G85</svg:desc>
                </draw:g>
              </table:table-cell>
              <table:table-cell office:value-type="float" office:value="4.26624451661419">
                <text:p>4.26624451661419</text:p>
                <draw:g>
                  <svg:desc>Foglio2.L46:Foglio2.L85</svg:desc>
                </draw:g>
              </table:table-cell>
              <table:table-cell office:value-type="float" office:value="3.72187644131874">
                <text:p>3.72187644131874</text:p>
                <draw:g>
                  <svg:desc>Foglio2.Q46:Foglio2.Q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02cm" svg:height="10.597cm" xlink:href=".." xlink:type="simple" chart:class="chart:scatter" chart:style-name="ch1">
        <chart:title svg:x="0.612cm" svg:y="0.347cm" chart:style-name="ch2">
          <text:p>Peggioramento soluzione Simulated Annealing rispetto a CPLEX (per dataset)</text:p>
        </chart:title>
        <chart:legend chart:legend-position="end" svg:x="14.419cm" svg:y="4.24cm" style:legend-expansion="high" chart:style-name="ch3"/>
        <chart:plot-area chart:style-name="ch4" table:cell-range-address="Foglio2.A46:Foglio2.A85 Foglio2.H107:Foglio2.H110 Foglio2.E46:Foglio2.E85 Foglio2.J46:Foglio2.J85 Foglio2.O46:Foglio2.O85 Foglio2.T46:Foglio2.T85" chart:data-source-has-labels="row" svg:x="0.989cm" svg:y="1.564cm" svg:width="13.469cm" svg:height="8.394cm">
          <chartooo:coordinate-region svg:x="2.298cm" svg:y="1.766cm" svg:width="11.884cm" svg:height="7.539cm"/>
          <chart:axis chart:dimension="x" chart:name="primary-x" chart:style-name="ch5">
            <chart:title svg:x="6.98cm" svg:y="9.877cm" chart:style-name="ch6">
              <text:p>N° nodi</text:p>
            </chart:title>
          </chart:axis>
          <chart:axis chart:dimension="y" chart:name="primary-y" chart:style-name="ch7">
            <chart:title svg:x="0cm" svg:y="7.361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E46:Foglio2.E85" chart:label-cell-address="Foglio2.H107:Foglio2.H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J46:Foglio2.J85" chart:label-cell-address="Foglio2.H108:Foglio2.H108" chart:class="chart:scatter">
            <chart:data-point chart:repeated="40"/>
          </chart:series>
          <chart:series chart:style-name="ch12" chart:values-cell-range-address="Foglio2.O46:Foglio2.O85" chart:label-cell-address="Foglio2.H109:Foglio2.H109" chart:class="chart:scatter">
            <chart:data-point chart:repeated="40"/>
          </chart:series>
          <chart:series chart:style-name="ch13" chart:values-cell-range-address="Foglio2.T46:Foglio2.T85" chart:label-cell-address="Foglio2.H110:Foglio2.H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H107:Foglio2.H107</svg:desc>
                </draw:g>
              </table:table-cell>
              <table:table-cell office:value-type="string">
                <text:p>Cluster</text:p>
                <draw:g>
                  <svg:desc>Foglio2.H108:Foglio2.H108</svg:desc>
                </draw:g>
              </table:table-cell>
              <table:table-cell office:value-type="string">
                <text:p>Line</text:p>
                <draw:g>
                  <svg:desc>Foglio2.H109:Foglio2.H109</svg:desc>
                </draw:g>
              </table:table-cell>
              <table:table-cell office:value-type="string">
                <text:p>Circle</text:p>
                <draw:g>
                  <svg:desc>Foglio2.H110:Foglio2.H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E46:Foglio2.E85</svg:desc>
                </draw:g>
              </table:table-cell>
              <table:table-cell office:value-type="float" office:value="100.002123963978">
                <text:p>100.002123963978</text:p>
                <draw:g>
                  <svg:desc>Foglio2.J46:Foglio2.J85</svg:desc>
                </draw:g>
              </table:table-cell>
              <table:table-cell office:value-type="float" office:value="100">
                <text:p>100</text:p>
                <draw:g>
                  <svg:desc>Foglio2.O46:Foglio2.O85</svg:desc>
                </draw:g>
              </table:table-cell>
              <table:table-cell office:value-type="float" office:value="99.9916652163096">
                <text:p>99.9916652163096</text:p>
                <draw:g>
                  <svg:desc>Foglio2.T46:Foglio2.T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8cm" svg:height="10.425cm" xlink:href=".." xlink:type="simple" chart:class="chart:scatter" chart:style-name="ch1">
        <chart:title svg:x="0.903cm" svg:y="0.344cm" chart:style-name="ch2">
          <text:p>Peggioramento soluzione Simulated Annealing rispetto a CPLEX (globale)</text:p>
        </chart:title>
        <chart:plot-area chart:style-name="ch3" table:cell-range-address="Foglio2.I92:Foglio2.I101 Foglio2.K92:Foglio2.K101" svg:x="0.848cm" svg:y="1.535cm" svg:width="15.738cm" svg:height="8.222cm">
          <chartooo:coordinate-region svg:x="2.157cm" svg:y="1.738cm" svg:width="14.152cm" svg:height="7.367cm"/>
          <chart:axis chart:dimension="x" chart:name="primary-x" chart:style-name="ch4">
            <chart:title svg:x="7.974cm" svg:y="9.705cm" chart:style-name="ch5">
              <text:p>N° nodi</text:p>
            </chart:title>
          </chart:axis>
          <chart:axis chart:dimension="y" chart:name="primary-y" chart:style-name="ch6">
            <chart:title svg:x="0cm" svg:y="7.246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K92:Foglio2.K101" chart:class="chart:scatter">
            <chart:domain table:cell-range-address="Foglio2.I92:Foglio2.I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I92:Foglio2.I101</svg:desc>
                </draw:g>
              </table:table-cell>
              <table:table-cell office:value-type="float" office:value="99.9984283788932">
                <text:p>99.9984283788932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97cm" svg:height="10.012cm" xlink:href=".." xlink:type="simple" chart:class="chart:scatter" chart:style-name="ch1">
        <chart:title svg:x="3.176cm" svg:y="0.336cm" chart:style-name="ch2">
          <text:p>Tempi di esecuzione Sim Ann per diversi n° di passi</text:p>
        </chart:title>
        <chart:legend chart:legend-position="end" svg:x="13.282cm" svg:y="4.452cm" style:legend-expansion="high" chart:style-name="ch3"/>
        <chart:plot-area chart:style-name="ch4" table:cell-range-address="Foglio3.A46:Foglio3.B55 Foglio3.B45:Foglio3.B45 Foglio3.D45:Foglio3.D55" chart:data-source-has-labels="row" svg:x="0.748cm" svg:y="1.332cm" svg:width="12.73cm" svg:height="8.023cm">
          <chartooo:coordinate-region svg:x="1.571cm" svg:y="1.534cm" svg:width="11.63cm" svg:height="7.168cm"/>
          <chart:axis chart:dimension="x" chart:name="primary-x" chart:style-name="ch5">
            <chart:title svg:x="6.338cm" svg:y="9.292cm" chart:style-name="ch6">
              <text:p>N° Nodi</text:p>
            </chart:title>
          </chart:axis>
          <chart:axis chart:dimension="y" chart:name="primary-y" chart:style-name="ch7">
            <chart:title svg:x="0cm" svg:y="6.16cm" chart:style-name="ch8">
              <text:p>Secondi</text:p>
            </chart:title>
            <chart:grid chart:style-name="ch9" chart:class="major"/>
          </chart:axis>
          <chart:series chart:style-name="ch10" chart:values-cell-range-address="Foglio3.B46:Foglio3.B55" chart:label-cell-address="Foglio3.B45:Foglio3.B45" chart:class="chart:scatter">
            <chart:domain table:cell-range-address="Foglio3.A46:Foglio3.A55"/>
            <chart:data-point chart:repeated="10"/>
          </chart:series>
          <chart:series chart:style-name="ch11" chart:values-cell-range-address="Foglio3.D46:Foglio3.D55" chart:label-cell-address="Foglio3.D45:Foglio3.D4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100000 *n/5</text:p>
                <draw:g>
                  <svg:desc>Foglio3.B45:Foglio3.B45</svg:desc>
                </draw:g>
              </table:table-cell>
              <table:table-cell office:value-type="string">
                <text:p>T 2000000 *n/5</text:p>
                <draw:g>
                  <svg:desc>Foglio3.D45:Foglio3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3.A46:Foglio3.A55</svg:desc>
                </draw:g>
              </table:table-cell>
              <table:table-cell office:value-type="float" office:value="0.61469375">
                <text:p>0.61469375</text:p>
                <draw:g>
                  <svg:desc>Foglio3.B46:Foglio3.B55</svg:desc>
                </draw:g>
              </table:table-cell>
              <table:table-cell office:value-type="float" office:value="5.1396875">
                <text:p>5.1396875</text:p>
                <draw:g>
                  <svg:desc>Foglio3.D46:Foglio3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343675">
                <text:p>1.343675</text:p>
              </table:table-cell>
              <table:table-cell office:value-type="float" office:value="11.012375">
                <text:p>11.01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8094375">
                <text:p>2.18094375</text:p>
              </table:table-cell>
              <table:table-cell office:value-type="float" office:value="17.969475">
                <text:p>17.96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17826875">
                <text:p>3.17826875</text:p>
              </table:table-cell>
              <table:table-cell office:value-type="float" office:value="25.99375">
                <text:p>25.9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20775">
                <text:p>4.20775</text:p>
              </table:table-cell>
              <table:table-cell office:value-type="float" office:value="34.4506875">
                <text:p>34.450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44746875">
                <text:p>5.44746875</text:p>
              </table:table-cell>
              <table:table-cell office:value-type="float" office:value="43.853125">
                <text:p>43.8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.76326875">
                <text:p>6.76326875</text:p>
              </table:table-cell>
              <table:table-cell office:value-type="float" office:value="54.2606375">
                <text:p>54.2606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.2913125">
                <text:p>8.2913125</text:p>
              </table:table-cell>
              <table:table-cell office:value-type="float" office:value="65.9500875">
                <text:p>65.950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8671625">
                <text:p>9.8671625</text:p>
              </table:table-cell>
              <table:table-cell office:value-type="float" office:value="77.579325">
                <text:p>77.579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490575">
                <text:p>11.490575</text:p>
              </table:table-cell>
              <table:table-cell office:value-type="float" office:value="90.59065">
                <text:p>90.59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86cm" svg:height="10.193cm" xlink:href=".." xlink:type="simple" chart:class="chart:scatter" chart:style-name="ch1">
        <chart:title svg:x="2.993cm" svg:y="0.339cm" chart:style-name="ch2">
          <text:p>Confronto soluzioni Sim Annealing per diverso n° passi</text:p>
        </chart:title>
        <chart:legend chart:legend-position="end" svg:x="13.084cm" svg:y="4.542cm" style:legend-expansion="high" chart:style-name="ch3"/>
        <chart:plot-area chart:style-name="ch4" table:cell-range-address="Foglio3.A46:Foglio3.A55 Foglio3.C45:Foglio3.C55 Foglio3.E45:Foglio3.E55" chart:data-source-has-labels="row" svg:x="0.748cm" svg:y="1.237cm" svg:width="13.234cm" svg:height="8.432cm">
          <chartooo:coordinate-region svg:x="2.057cm" svg:y="1.439cm" svg:width="11.648cm" svg:height="7.577cm"/>
          <chart:axis chart:dimension="x" chart:name="primary-x" chart:style-name="ch5">
            <chart:title svg:x="6.622cm" svg:y="9.473cm" chart:style-name="ch6">
              <text:p>N° nodi</text:p>
            </chart:title>
          </chart:axis>
          <chart:axis chart:dimension="y" chart:name="primary-y" chart:style-name="ch7">
            <chart:title svg:x="0cm" svg:y="7.053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3.C46:Foglio3.C55" chart:label-cell-address="Foglio3.C45:Foglio3.C45" chart:class="chart:scatter">
            <chart:domain table:cell-range-address="Foglio3.A46:Foglio3.A55"/>
            <chart:data-point chart:repeated="10"/>
          </chart:series>
          <chart:series chart:style-name="ch11" chart:values-cell-range-address="Foglio3.E46:Foglio3.E55" chart:label-cell-address="Foglio3.E45:Foglio3.E4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OPT 100000 *n/5</text:p>
                <draw:g>
                  <svg:desc>Foglio3.C45:Foglio3.C45</svg:desc>
                </draw:g>
              </table:table-cell>
              <table:table-cell office:value-type="string">
                <text:p>OPT 2000000 *n/5</text:p>
                <draw:g>
                  <svg:desc>Foglio3.E45:Foglio3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3.A46:Foglio3.A55</svg:desc>
                </draw:g>
              </table:table-cell>
              <table:table-cell office:value-type="float" office:value="100">
                <text:p>100</text:p>
                <draw:g>
                  <svg:desc>Foglio3.C46:Foglio3.C55</svg:desc>
                </draw:g>
              </table:table-cell>
              <table:table-cell office:value-type="float" office:value="99.9984283788933">
                <text:p>99.9984283788933</text:p>
                <draw:g>
                  <svg:desc>Foglio3.E46:Foglio3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5">
                <text:p>100.05</text:p>
              </table:table-cell>
              <table:table-cell office:value-type="float" office:value="100.102871816997">
                <text:p>100.102871816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">
                <text:p>101.78</text:p>
              </table:table-cell>
              <table:table-cell office:value-type="float" office:value="101.824211114044">
                <text:p>101.824211114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">
                <text:p>100.89</text:p>
              </table:table-cell>
              <table:table-cell office:value-type="float" office:value="100.827518470046">
                <text:p>100.82751847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6">
                <text:p>101.06</text:p>
              </table:table-cell>
              <table:table-cell office:value-type="float" office:value="101.327126962453">
                <text:p>101.327126962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">
                <text:p>102.97</text:p>
              </table:table-cell>
              <table:table-cell office:value-type="float" office:value="103.268294564798">
                <text:p>103.26829456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">
                <text:p>107.62</text:p>
              </table:table-cell>
              <table:table-cell office:value-type="float" office:value="107.731251070893">
                <text:p>107.731251070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">
                <text:p>102.17</text:p>
              </table:table-cell>
              <table:table-cell office:value-type="float" office:value="101.847181614448">
                <text:p>101.84718161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">
                <text:p>102.13</text:p>
              </table:table-cell>
              <table:table-cell office:value-type="float" office:value="101.544781136662">
                <text:p>101.544781136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">
                <text:p>102.48</text:p>
              </table:table-cell>
              <table:table-cell office:value-type="float" office:value="102.290233839354">
                <text:p>102.2902338393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